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2" svg:font-family="JuniusX" style:font-pitch="variable"/>
    <style:font-face style:name="JuniusX3" svg:font-family="JuniusX" style:font-adornments="Bold" style:font-pitch="variable"/>
    <style:font-face style:name="JuniusX1" svg:font-family="JuniusX" style:font-adornments="Condensed" style:font-pitch="variable"/>
    <style:font-face style:name="JuniusX"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 svg:font-family="JuniusX:cv05"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 svg:font-family="JuniusX:cv24"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34" svg:font-family="JuniusX:cv34" style:font-pitch="variable"/>
    <style:font-face style:name="JuniusX:cv35" svg:font-family="JuniusX:cv35"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9b8a" officeooo:paragraph-rsid="00069b8a"/>
    </style:style>
    <style:style style:name="P2" style:family="paragraph" style:parent-style-name="Standard">
      <style:text-properties style:font-name="JuniusX2" officeooo:rsid="00069b8a" officeooo:paragraph-rsid="00069b8a"/>
    </style:style>
    <style:style style:name="P3" style:family="paragraph" style:parent-style-name="Standard">
      <style:text-properties style:font-name="JuniusX2" officeooo:rsid="000b5cc7" officeooo:paragraph-rsid="000b5cc7"/>
    </style:style>
    <style:style style:name="P4" style:family="paragraph" style:parent-style-name="Standard">
      <style:text-properties style:font-name="JuniusX2" officeooo:rsid="000c028c" officeooo:paragraph-rsid="000c028c"/>
    </style:style>
    <style:style style:name="P5" style:family="paragraph" style:parent-style-name="Standard">
      <style:text-properties style:font-name="JuniusX2" officeooo:rsid="0016a143" officeooo:paragraph-rsid="0016a143"/>
    </style:style>
    <style:style style:name="P6" style:family="paragraph" style:parent-style-name="Standard">
      <style:text-properties style:font-name="JuniusX2" officeooo:rsid="0012aefd" officeooo:paragraph-rsid="0012aefd"/>
    </style:style>
    <style:style style:name="P7" style:family="paragraph" style:parent-style-name="Standard">
      <style:text-properties style:font-name="JuniusX2" officeooo:rsid="001abfc7" officeooo:paragraph-rsid="001abfc7"/>
    </style:style>
    <style:style style:name="P8" style:family="paragraph" style:parent-style-name="Standard">
      <style:text-properties style:font-name="JuniusX2" officeooo:rsid="001abfc7" officeooo:paragraph-rsid="00550f15"/>
    </style:style>
    <style:style style:name="P9" style:family="paragraph" style:parent-style-name="Standard">
      <style:text-properties style:font-name="JuniusX2" fo:font-size="14pt" officeooo:rsid="0058f43f" officeooo:paragraph-rsid="0058f43f"/>
    </style:style>
    <style:style style:name="P10" style:family="paragraph" style:parent-style-name="Standard">
      <style:text-properties officeooo:paragraph-rsid="000d2b7c"/>
    </style:style>
    <style:style style:name="P11" style:family="paragraph" style:parent-style-name="Standard">
      <style:text-properties officeooo:rsid="000f34a1" officeooo:paragraph-rsid="000f34a1"/>
    </style:style>
    <style:style style:name="P12" style:family="paragraph" style:parent-style-name="Standard">
      <style:text-properties officeooo:rsid="00101d9d" officeooo:paragraph-rsid="00101d9d"/>
    </style:style>
    <style:style style:name="P13" style:family="paragraph" style:parent-style-name="Standard">
      <style:text-properties officeooo:rsid="00101d9d" officeooo:paragraph-rsid="00aca23e"/>
    </style:style>
    <style:style style:name="P14" style:family="paragraph" style:parent-style-name="Standard">
      <style:text-properties officeooo:rsid="0010ee1e" officeooo:paragraph-rsid="0010ee1e"/>
    </style:style>
    <style:style style:name="P15" style:family="paragraph" style:parent-style-name="Standard">
      <style:text-properties officeooo:paragraph-rsid="0010ee1e"/>
    </style:style>
    <style:style style:name="P16" style:family="paragraph" style:parent-style-name="Standard">
      <style:text-properties officeooo:rsid="0012aefd" officeooo:paragraph-rsid="0012aefd"/>
    </style:style>
    <style:style style:name="P17" style:family="paragraph" style:parent-style-name="Standard">
      <style:text-properties officeooo:rsid="0012aefd" officeooo:paragraph-rsid="0095e9fa"/>
    </style:style>
    <style:style style:name="P18" style:family="paragraph" style:parent-style-name="Standard">
      <style:text-properties officeooo:rsid="001521aa" officeooo:paragraph-rsid="001521aa"/>
    </style:style>
    <style:style style:name="P19" style:family="paragraph" style:parent-style-name="Standard">
      <style:text-properties officeooo:rsid="001d3c37" officeooo:paragraph-rsid="001d3c37"/>
    </style:style>
    <style:style style:name="P20" style:family="paragraph" style:parent-style-name="Standard">
      <style:text-properties officeooo:paragraph-rsid="001f7b7d"/>
    </style:style>
    <style:style style:name="P21" style:family="paragraph" style:parent-style-name="Standard">
      <style:text-properties officeooo:rsid="0022fd71" officeooo:paragraph-rsid="0022fd71"/>
    </style:style>
    <style:style style:name="P22" style:family="paragraph" style:parent-style-name="Standard">
      <style:text-properties officeooo:paragraph-rsid="0022fd71"/>
    </style:style>
    <style:style style:name="P23" style:family="paragraph" style:parent-style-name="Standard">
      <style:text-properties officeooo:rsid="00235256" officeooo:paragraph-rsid="00235256"/>
    </style:style>
    <style:style style:name="P24" style:family="paragraph" style:parent-style-name="Standard">
      <style:text-properties officeooo:rsid="00240db3" officeooo:paragraph-rsid="00240db3"/>
    </style:style>
    <style:style style:name="P25" style:family="paragraph" style:parent-style-name="Standard">
      <style:text-properties officeooo:rsid="002497c6" officeooo:paragraph-rsid="002497c6"/>
    </style:style>
    <style:style style:name="P26" style:family="paragraph" style:parent-style-name="Standard">
      <style:text-properties officeooo:paragraph-rsid="0025cf0d"/>
    </style:style>
    <style:style style:name="P27" style:family="paragraph" style:parent-style-name="Standard">
      <style:text-properties officeooo:rsid="0026f3b3" officeooo:paragraph-rsid="0026f3b3"/>
    </style:style>
    <style:style style:name="P28" style:family="paragraph" style:parent-style-name="Standard">
      <style:text-properties officeooo:rsid="0029fb72" officeooo:paragraph-rsid="0029fb72"/>
    </style:style>
    <style:style style:name="P29" style:family="paragraph" style:parent-style-name="Standard">
      <style:text-properties officeooo:rsid="002ba271" officeooo:paragraph-rsid="002ba271"/>
    </style:style>
    <style:style style:name="P30" style:family="paragraph" style:parent-style-name="Standard">
      <style:text-properties officeooo:rsid="002de908" officeooo:paragraph-rsid="002de908"/>
    </style:style>
    <style:style style:name="P31" style:family="paragraph" style:parent-style-name="Standard">
      <style:text-properties officeooo:rsid="003018e3" officeooo:paragraph-rsid="003018e3"/>
    </style:style>
    <style:style style:name="P32" style:family="paragraph" style:parent-style-name="Standard">
      <style:text-properties officeooo:rsid="00316ff8" officeooo:paragraph-rsid="00316ff8"/>
    </style:style>
    <style:style style:name="P33" style:family="paragraph" style:parent-style-name="Standard">
      <style:text-properties officeooo:rsid="0032725c" officeooo:paragraph-rsid="0032725c"/>
    </style:style>
    <style:style style:name="P34" style:family="paragraph" style:parent-style-name="Standard">
      <style:text-properties officeooo:rsid="00342c7a" officeooo:paragraph-rsid="00342c7a"/>
    </style:style>
    <style:style style:name="P35" style:family="paragraph" style:parent-style-name="Standard">
      <style:text-properties officeooo:rsid="00360fd2" officeooo:paragraph-rsid="00360fd2"/>
    </style:style>
    <style:style style:name="P36" style:family="paragraph" style:parent-style-name="Standard">
      <style:text-properties officeooo:paragraph-rsid="001c72fa"/>
    </style:style>
    <style:style style:name="P37" style:family="paragraph" style:parent-style-name="Standard">
      <style:text-properties officeooo:rsid="004c8ed2" officeooo:paragraph-rsid="004c8ed2"/>
    </style:style>
    <style:style style:name="P38" style:family="paragraph" style:parent-style-name="Standard">
      <style:text-properties officeooo:rsid="00299cd9" officeooo:paragraph-rsid="00299cd9"/>
    </style:style>
    <style:style style:name="P39" style:family="paragraph" style:parent-style-name="Standard">
      <style:text-properties officeooo:paragraph-rsid="005959af"/>
    </style:style>
    <style:style style:name="P40" style:family="paragraph" style:parent-style-name="Standard">
      <style:text-properties officeooo:paragraph-rsid="001521aa"/>
    </style:style>
    <style:style style:name="P41" style:family="paragraph" style:parent-style-name="Standard">
      <style:text-properties officeooo:paragraph-rsid="008fa740"/>
    </style:style>
    <style:style style:name="P42" style:family="paragraph" style:parent-style-name="Standard">
      <style:text-properties officeooo:paragraph-rsid="00953ddf"/>
    </style:style>
    <style:style style:name="P43" style:family="paragraph" style:parent-style-name="Standard">
      <style:text-properties officeooo:paragraph-rsid="003b9e9e"/>
    </style:style>
    <style:style style:name="P44" style:family="paragraph" style:parent-style-name="Standard">
      <style:text-properties officeooo:paragraph-rsid="000ebddd"/>
    </style:style>
    <style:style style:name="P45" style:family="paragraph" style:parent-style-name="Standard">
      <style:text-properties officeooo:paragraph-rsid="00a6be6c"/>
    </style:style>
    <style:style style:name="P46" style:family="paragraph" style:parent-style-name="Standard">
      <style:text-properties officeooo:rsid="002d2f2c" officeooo:paragraph-rsid="002d2f2c"/>
    </style:style>
    <style:style style:name="P47" style:family="paragraph" style:parent-style-name="Standard">
      <style:text-properties officeooo:paragraph-rsid="00cbb540"/>
    </style:style>
    <style:style style:name="P48" style:family="paragraph" style:parent-style-name="Standard">
      <style:text-properties officeooo:paragraph-rsid="0051e39c"/>
    </style:style>
    <style:style style:name="P49" style:family="paragraph" style:parent-style-name="Standard">
      <style:text-properties style:font-name="JuniusX1" fo:font-size="14pt" officeooo:rsid="0103ebd9" officeooo:paragraph-rsid="0103ebd9"/>
    </style:style>
    <style:style style:name="P50" style:family="paragraph" style:parent-style-name="Standard">
      <style:text-properties officeooo:paragraph-rsid="0023cc65"/>
    </style:style>
    <style:style style:name="P51" style:family="paragraph" style:parent-style-name="Standard">
      <style:text-properties officeooo:paragraph-rsid="0016a143"/>
    </style:style>
    <style:style style:name="P52" style:family="paragraph" style:parent-style-name="Standard">
      <style:text-properties officeooo:paragraph-rsid="012832eb"/>
    </style:style>
    <style:style style:name="P53" style:family="paragraph" style:parent-style-name="Standard">
      <style:text-properties officeooo:paragraph-rsid="00b89355"/>
    </style:style>
    <style:style style:name="P54" style:family="paragraph" style:parent-style-name="Standard">
      <style:text-properties officeooo:rsid="01314287" officeooo:paragraph-rsid="01314287"/>
    </style:style>
    <style:style style:name="P55" style:family="paragraph" style:parent-style-name="Standard">
      <style:text-properties officeooo:paragraph-rsid="002d5612"/>
    </style:style>
    <style:style style:name="P56" style:family="paragraph" style:parent-style-name="Standard">
      <style:text-properties officeooo:paragraph-rsid="015aa282"/>
    </style:style>
    <style:style style:name="P57" style:family="paragraph" style:parent-style-name="Standard">
      <style:text-properties officeooo:paragraph-rsid="016143a2"/>
    </style:style>
    <style:style style:name="P58" style:family="paragraph" style:parent-style-name="Standard">
      <style:text-properties officeooo:paragraph-rsid="016927bf"/>
    </style:style>
    <style:style style:name="P59" style:family="paragraph" style:parent-style-name="Standard">
      <style:text-properties officeooo:rsid="015c580e" officeooo:paragraph-rsid="015c580e"/>
    </style:style>
    <style:style style:name="P60" style:family="paragraph" style:parent-style-name="Standard">
      <style:text-properties officeooo:rsid="016bd940" officeooo:paragraph-rsid="01708f98"/>
    </style:style>
    <style:style style:name="P61" style:family="paragraph" style:parent-style-name="Standard">
      <style:text-properties officeooo:paragraph-rsid="016cd4a2"/>
    </style:style>
    <style:style style:name="P62" style:family="paragraph" style:parent-style-name="Standard">
      <style:text-properties officeooo:rsid="0170a5df" officeooo:paragraph-rsid="0170a5df"/>
    </style:style>
    <style:style style:name="P63" style:family="paragraph" style:parent-style-name="Standard">
      <style:text-properties officeooo:rsid="0178aa03" officeooo:paragraph-rsid="0178aa03"/>
    </style:style>
    <style:style style:name="P64" style:family="paragraph" style:parent-style-name="Standard">
      <style:paragraph-properties fo:margin-left="0.4925in" fo:margin-right="0in" fo:text-indent="0in" style:auto-text-indent="false"/>
      <style:text-properties officeooo:rsid="00069b8a" officeooo:paragraph-rsid="00069b8a"/>
    </style:style>
    <style:style style:name="P65" style:family="paragraph" style:parent-style-name="Standard">
      <style:paragraph-properties fo:margin-left="0.4925in" fo:margin-right="0in" fo:text-indent="0in" style:auto-text-indent="false"/>
      <style:text-properties style:font-name="JuniusX2" officeooo:rsid="000c028c" officeooo:paragraph-rsid="000c028c"/>
    </style:style>
    <style:style style:name="P66" style:family="paragraph" style:parent-style-name="Standard">
      <style:paragraph-properties fo:margin-left="0.4925in" fo:margin-right="0in" fo:text-indent="0in" style:auto-text-indent="false"/>
      <style:text-properties officeooo:paragraph-rsid="00069b8a"/>
    </style:style>
    <style:style style:name="P67" style:family="paragraph" style:parent-style-name="Index_20_Entry">
      <style:text-properties officeooo:rsid="00a9b80a" officeooo:paragraph-rsid="00a9b80a"/>
    </style:style>
    <style:style style:name="P68" style:family="paragraph" style:parent-style-name="Index_20_Entry">
      <style:text-properties officeooo:rsid="00bcf06e" officeooo:paragraph-rsid="00bcf06e"/>
    </style:style>
    <style:style style:name="P69" style:family="paragraph" style:parent-style-name="Index_20_Entry">
      <style:text-properties officeooo:rsid="01054b2c" officeooo:paragraph-rsid="01054b2c"/>
    </style:style>
    <style:style style:name="P70" style:family="paragraph" style:parent-style-name="Index_20_Entry">
      <style:text-properties officeooo:rsid="01065f14" officeooo:paragraph-rsid="01065f14"/>
    </style:style>
    <style:style style:name="P71" style:family="paragraph" style:parent-style-name="Index_20_Entry">
      <style:text-properties officeooo:rsid="012b465d" officeooo:paragraph-rsid="012b465d"/>
    </style:style>
    <style:style style:name="P72" style:family="paragraph" style:parent-style-name="Index_20_Entry">
      <style:text-properties officeooo:rsid="00bc2d40" officeooo:paragraph-rsid="00bc2d40"/>
    </style:style>
    <style:style style:name="P73" style:family="paragraph" style:parent-style-name="Index_20_Entry">
      <style:text-properties officeooo:rsid="0137e124" officeooo:paragraph-rsid="0137e124"/>
    </style:style>
    <style:style style:name="P74" style:family="paragraph" style:parent-style-name="Index_20_Entry">
      <style:text-properties officeooo:paragraph-rsid="015891d1"/>
    </style:style>
    <style:style style:name="P75" style:family="paragraph" style:parent-style-name="Index_20_Entry">
      <style:text-properties officeooo:paragraph-rsid="016927bf"/>
    </style:style>
    <style:style style:name="P76" style:family="paragraph" style:parent-style-name="Index_20_Entry">
      <style:text-properties officeooo:rsid="016927bf" officeooo:paragraph-rsid="01708f98"/>
    </style:style>
    <style:style style:name="P77" style:family="paragraph" style:parent-style-name="Index_20_Entry">
      <style:text-properties officeooo:rsid="01708f98" officeooo:paragraph-rsid="01708f98"/>
    </style:style>
    <style:style style:name="P78" style:family="paragraph" style:parent-style-name="Index_20_Entry">
      <style:text-properties officeooo:rsid="017828dc" officeooo:paragraph-rsid="017828dc"/>
    </style:style>
    <style:style style:name="P79" style:family="paragraph" style:parent-style-name="Index_20_Entry">
      <style:text-properties officeooo:rsid="00a6767e" officeooo:paragraph-rsid="00a6767e"/>
    </style:style>
    <style:style style:name="P80" style:family="paragraph" style:parent-style-name="Standard">
      <style:paragraph-properties fo:margin-left="0in" fo:margin-right="0in" fo:text-indent="0in" style:auto-text-indent="false"/>
      <style:text-properties style:font-name="JuniusX2" officeooo:rsid="00a6be6c" officeooo:paragraph-rsid="00a6be6c"/>
    </style:style>
    <style:style style:name="P81" style:family="paragraph" style:parent-style-name="CharCodes">
      <style:text-properties officeooo:paragraph-rsid="00e67000"/>
    </style:style>
    <style:style style:name="P82" style:family="paragraph" style:parent-style-name="CharCodes">
      <style:text-properties officeooo:paragraph-rsid="00ea6c76"/>
    </style:style>
    <style:style style:name="P83" style:family="paragraph" style:parent-style-name="CharCodes">
      <style:text-properties officeooo:paragraph-rsid="00e4e3f3" fo:background-color="#ffa6a6"/>
    </style:style>
    <style:style style:name="P84" style:family="paragraph" style:parent-style-name="CharCodes">
      <style:text-properties officeooo:paragraph-rsid="00f8fb6c" fo:background-color="#ffa6a6"/>
    </style:style>
    <style:style style:name="P85" style:family="paragraph" style:parent-style-name="CharCodes">
      <style:text-properties officeooo:paragraph-rsid="00f9d5e3" fo:background-color="#ffa6a6"/>
    </style:style>
    <style:style style:name="P86" style:family="paragraph" style:parent-style-name="CharCodes">
      <style:text-properties officeooo:paragraph-rsid="00fb2eb4" fo:background-color="#ffa6a6"/>
    </style:style>
    <style:style style:name="P87" style:family="paragraph" style:parent-style-name="CharCodes">
      <style:text-properties officeooo:paragraph-rsid="00f8fb6c"/>
    </style:style>
    <style:style style:name="P88" style:family="paragraph" style:parent-style-name="CharCodes">
      <style:text-properties officeooo:paragraph-rsid="00f9d5e3"/>
    </style:style>
    <style:style style:name="P89" style:family="paragraph" style:parent-style-name="CharCodes">
      <style:text-properties officeooo:paragraph-rsid="00f9d5e3" fo:background-color="transparent"/>
    </style:style>
    <style:style style:name="P90" style:family="paragraph" style:parent-style-name="CharCodes">
      <style:text-properties officeooo:paragraph-rsid="00fb2eb4"/>
    </style:style>
    <style:style style:name="P91" style:family="paragraph" style:parent-style-name="Standard">
      <style:paragraph-properties fo:margin-top="0in" fo:margin-bottom="0.0799in" style:contextual-spacing="false"/>
      <style:text-properties officeooo:paragraph-rsid="010213d8"/>
    </style:style>
    <style:style style:name="P92" style:family="paragraph" style:parent-style-name="Standard">
      <style:paragraph-properties fo:margin-top="0in" fo:margin-bottom="0.0799in" style:contextual-spacing="false"/>
      <style:text-properties officeooo:paragraph-rsid="010b1057"/>
    </style:style>
    <style:style style:name="P93" style:family="paragraph" style:parent-style-name="Standard">
      <style:paragraph-properties fo:margin-top="0in" fo:margin-bottom="0.0799in" style:contextual-spacing="false"/>
      <style:text-properties officeooo:paragraph-rsid="01519d77"/>
    </style:style>
    <style:style style:name="P94" style:family="paragraph" style:parent-style-name="Heading_20_2">
      <style:text-properties officeooo:paragraph-rsid="012d6754"/>
    </style:style>
    <style:style style:name="P95" style:family="paragraph" style:parent-style-name="Heading_20_2">
      <style:text-properties officeooo:paragraph-rsid="004c8ed2"/>
    </style:style>
    <style:style style:name="P96" style:family="paragraph" style:parent-style-name="Heading_20_2">
      <style:text-properties officeooo:paragraph-rsid="01314287"/>
    </style:style>
    <style:style style:name="P97" style:family="paragraph" style:parent-style-name="Heading_20_2">
      <style:text-properties officeooo:paragraph-rsid="0131c52a"/>
    </style:style>
    <style:style style:name="P98" style:family="paragraph" style:parent-style-name="Heading_20_2">
      <style:text-properties officeooo:paragraph-rsid="016927bf"/>
    </style:style>
    <style:style style:name="P99" style:family="paragraph" style:parent-style-name="Heading_20_2">
      <style:text-properties officeooo:paragraph-rsid="015c580e"/>
    </style:style>
    <style:style style:name="P100" style:family="paragraph" style:parent-style-name="Heading_20_2">
      <style:text-properties officeooo:paragraph-rsid="016bd940"/>
    </style:style>
    <style:style style:name="P101" style:family="paragraph" style:parent-style-name="Heading_20_2">
      <style:text-properties officeooo:paragraph-rsid="01708f98"/>
    </style:style>
    <style:style style:name="P102" style:family="paragraph" style:parent-style-name="Heading_20_2">
      <style:text-properties officeooo:rsid="012832eb" officeooo:paragraph-rsid="012d6754"/>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officeooo:rsid="000a07c2"/>
    </style:style>
    <style:style style:name="T28" style:family="text">
      <style:text-properties style:font-name="JuniusX:smcp"/>
    </style:style>
    <style:style style:name="T29" style:family="text">
      <style:text-properties style:font-name="JuniusX:smcp" officeooo:rsid="000a07c2"/>
    </style:style>
    <style:style style:name="T30" style:family="text">
      <style:text-properties style:font-name="JuniusX:smcp" fo:font-size="14pt" officeooo:rsid="00a6be6c"/>
    </style:style>
    <style:style style:name="T31" style:family="text">
      <style:text-properties style:font-name="JuniusX:smcp" officeooo:rsid="00aca23e"/>
    </style:style>
    <style:style style:name="T32" style:family="text">
      <style:text-properties style:font-name="JuniusX:smcp" fo:font-weight="bold" style:font-weight-asian="bold" style:font-weight-complex="bold"/>
    </style:style>
    <style:style style:name="T33" style:family="text">
      <style:text-properties style:font-name="JuniusX:smcp" fo:font-weight="bold" officeooo:rsid="01563385" style:font-weight-asian="bold" style:font-weight-complex="bold"/>
    </style:style>
    <style:style style:name="T34" style:family="text">
      <style:text-properties style:font-name="JuniusX:smcp" officeooo:rsid="00b89355"/>
    </style:style>
    <style:style style:name="T35" style:family="text">
      <style:text-properties style:font-name="JuniusX:smcp" officeooo:rsid="01045ed8"/>
    </style:style>
    <style:style style:name="T36" style:family="text">
      <style:text-properties style:font-name="JuniusX:smcp" officeooo:rsid="0124d6e9"/>
    </style:style>
    <style:style style:name="T37" style:family="text">
      <style:text-properties style:font-name="JuniusX2"/>
    </style:style>
    <style:style style:name="T38" style:family="text">
      <style:text-properties style:font-name="JuniusX2" officeooo:rsid="000a07c2"/>
    </style:style>
    <style:style style:name="T39" style:family="text">
      <style:text-properties style:font-name="JuniusX2" officeooo:rsid="000d2b7c"/>
    </style:style>
    <style:style style:name="T40" style:family="text">
      <style:text-properties style:font-name="JuniusX2" officeooo:rsid="0010ee1e"/>
    </style:style>
    <style:style style:name="T41" style:family="text">
      <style:text-properties style:font-name="JuniusX2" officeooo:rsid="001957de"/>
    </style:style>
    <style:style style:name="T42" style:family="text">
      <style:text-properties style:font-name="JuniusX2" officeooo:rsid="00360fd2"/>
    </style:style>
    <style:style style:name="T43" style:family="text">
      <style:text-properties style:font-name="JuniusX2" officeooo:rsid="00484885"/>
    </style:style>
    <style:style style:name="T44" style:family="text">
      <style:text-properties style:font-name="JuniusX2" officeooo:rsid="004c8ed2"/>
    </style:style>
    <style:style style:name="T45" style:family="text">
      <style:text-properties style:font-name="JuniusX2" fo:font-size="14pt"/>
    </style:style>
    <style:style style:name="T46" style:family="text">
      <style:text-properties style:font-name="JuniusX2" fo:font-size="14pt" officeooo:rsid="004c8ed2"/>
    </style:style>
    <style:style style:name="T47" style:family="text">
      <style:text-properties style:font-name="JuniusX2" fo:font-size="14pt" officeooo:rsid="0051e39c"/>
    </style:style>
    <style:style style:name="T48" style:family="text">
      <style:text-properties style:font-name="JuniusX2" fo:font-size="14pt" style:font-size-asian="14pt" style:font-size-complex="14pt"/>
    </style:style>
    <style:style style:name="T49" style:family="text">
      <style:text-properties style:font-name="JuniusX2" fo:font-size="14pt" officeooo:rsid="006d52eb" style:font-size-asian="14pt" style:font-size-complex="14pt"/>
    </style:style>
    <style:style style:name="T50" style:family="text">
      <style:text-properties style:font-name="JuniusX2" fo:font-size="14pt" officeooo:rsid="005e3da2"/>
    </style:style>
    <style:style style:name="T51" style:family="text">
      <style:text-properties style:font-name="JuniusX2" fo:font-size="14pt" officeooo:rsid="00738961"/>
    </style:style>
    <style:style style:name="T52" style:family="text">
      <style:text-properties style:font-name="JuniusX2" fo:font-size="14pt" officeooo:rsid="0074ed22"/>
    </style:style>
    <style:style style:name="T53" style:family="text">
      <style:text-properties style:font-name="JuniusX2" fo:font-size="14pt" officeooo:rsid="0037cf74"/>
    </style:style>
    <style:style style:name="T54" style:family="text">
      <style:text-properties style:font-name="JuniusX2" fo:font-size="14pt" officeooo:rsid="007d5e84"/>
    </style:style>
    <style:style style:name="T55" style:family="text">
      <style:text-properties style:font-name="JuniusX2" fo:font-size="14pt" officeooo:rsid="00953ddf"/>
    </style:style>
    <style:style style:name="T56" style:family="text">
      <style:text-properties style:font-name="JuniusX2" fo:font-size="14pt" officeooo:rsid="00a6767e"/>
    </style:style>
    <style:style style:name="T57" style:family="text">
      <style:text-properties style:font-name="JuniusX2" fo:font-size="14pt" officeooo:rsid="00a6be6c"/>
    </style:style>
    <style:style style:name="T58" style:family="text">
      <style:text-properties style:font-name="JuniusX2" fo:font-size="14pt" officeooo:rsid="00a9b80a"/>
    </style:style>
    <style:style style:name="T59" style:family="text">
      <style:text-properties style:font-name="JuniusX2" fo:font-size="14pt" officeooo:rsid="00b2bda2"/>
    </style:style>
    <style:style style:name="T60" style:family="text">
      <style:text-properties style:font-name="JuniusX2" fo:font-size="14pt" officeooo:rsid="00cf3b38"/>
    </style:style>
    <style:style style:name="T61" style:family="text">
      <style:text-properties style:font-name="JuniusX2" fo:font-size="14pt" officeooo:rsid="012832eb"/>
    </style:style>
    <style:style style:name="T62" style:family="text">
      <style:text-properties style:font-name="JuniusX2" fo:font-size="14pt" officeooo:rsid="0147dfe4"/>
    </style:style>
    <style:style style:name="T63" style:family="text">
      <style:text-properties style:font-name="JuniusX2" officeooo:rsid="004eb100"/>
    </style:style>
    <style:style style:name="T64" style:family="text">
      <style:text-properties style:font-name="JuniusX2" officeooo:rsid="0051e39c"/>
    </style:style>
    <style:style style:name="T65" style:family="text">
      <style:text-properties style:font-name="JuniusX2" officeooo:rsid="005f947d"/>
    </style:style>
    <style:style style:name="T66" style:family="text">
      <style:text-properties style:font-name="JuniusX2" officeooo:rsid="002e2638"/>
    </style:style>
    <style:style style:name="T67" style:family="text">
      <style:text-properties style:font-name="JuniusX2" officeooo:rsid="005c509d"/>
    </style:style>
    <style:style style:name="T68" style:family="text">
      <style:text-properties style:font-name="JuniusX2" officeooo:rsid="001521aa"/>
    </style:style>
    <style:style style:name="T69" style:family="text">
      <style:text-properties style:font-name="JuniusX2" officeooo:rsid="0081de80"/>
    </style:style>
    <style:style style:name="T70" style:family="text">
      <style:text-properties style:font-name="JuniusX2" officeooo:rsid="008fa740"/>
    </style:style>
    <style:style style:name="T71" style:family="text">
      <style:text-properties style:font-name="JuniusX2" officeooo:rsid="00953ddf"/>
    </style:style>
    <style:style style:name="T72" style:family="text">
      <style:text-properties style:font-name="JuniusX2" officeooo:rsid="00101d9d"/>
    </style:style>
    <style:style style:name="T73" style:family="text">
      <style:text-properties style:font-name="JuniusX2" officeooo:rsid="00a6767e"/>
    </style:style>
    <style:style style:name="T74" style:family="text">
      <style:text-properties style:font-name="JuniusX2" officeooo:rsid="00a6be6c"/>
    </style:style>
    <style:style style:name="T75" style:family="text">
      <style:text-properties style:font-name="JuniusX2" officeooo:rsid="000ebddd"/>
    </style:style>
    <style:style style:name="T76" style:family="text">
      <style:text-properties style:font-name="JuniusX2" fo:language="zxx" fo:country="none" style:language-asian="zxx" style:country-asian="none" style:language-complex="zxx" style:country-complex="none"/>
    </style:style>
    <style:style style:name="T77" style:family="text">
      <style:text-properties style:font-name="JuniusX2" officeooo:rsid="00aca23e"/>
    </style:style>
    <style:style style:name="T78" style:family="text">
      <style:text-properties style:font-name="JuniusX2" officeooo:rsid="00ad314c"/>
    </style:style>
    <style:style style:name="T79" style:family="text">
      <style:text-properties style:font-name="JuniusX2" officeooo:rsid="00ae905b"/>
    </style:style>
    <style:style style:name="T80" style:family="text">
      <style:text-properties style:font-name="JuniusX2" officeooo:rsid="00b2cb56"/>
    </style:style>
    <style:style style:name="T81" style:family="text">
      <style:text-properties style:font-name="JuniusX2" officeooo:rsid="00bcf06e"/>
    </style:style>
    <style:style style:name="T82" style:family="text">
      <style:text-properties style:font-name="JuniusX2" officeooo:rsid="0016a143"/>
    </style:style>
    <style:style style:name="T83" style:family="text">
      <style:text-properties style:font-name="JuniusX2" officeooo:rsid="0124d6e9"/>
    </style:style>
    <style:style style:name="T84" style:family="text">
      <style:text-properties style:font-name="JuniusX2" officeooo:rsid="01256cf0"/>
    </style:style>
    <style:style style:name="T85" style:family="text">
      <style:text-properties style:font-name="JuniusX2" officeooo:rsid="0147dfe4"/>
    </style:style>
    <style:style style:name="T86" style:family="text">
      <style:text-properties style:font-name="JuniusX2" officeooo:rsid="014de630"/>
    </style:style>
    <style:style style:name="T87" style:family="text">
      <style:text-properties style:font-name="JuniusX2" officeooo:rsid="01666cdf"/>
    </style:style>
    <style:style style:name="T88" style:family="text">
      <style:text-properties style:font-name="JuniusX:pcap" officeooo:rsid="000a07c2"/>
    </style:style>
    <style:style style:name="T89" style:family="text">
      <style:text-properties style:font-name="JuniusX:case" officeooo:rsid="000a07c2"/>
    </style:style>
    <style:style style:name="T90" style:family="text">
      <style:text-properties style:font-name="JuniusX:case" officeooo:rsid="005c509d"/>
    </style:style>
    <style:style style:name="T91" style:family="text">
      <style:text-properties style:font-name="JuniusX:zero" officeooo:rsid="000a07c2"/>
    </style:style>
    <style:style style:name="T92" style:family="text">
      <style:text-properties style:font-name="JuniusX:zero&amp;pnum" officeooo:rsid="000a07c2"/>
    </style:style>
    <style:style style:name="T93" style:family="text">
      <style:text-properties style:font-name="JuniusX:zero&amp;onum" officeooo:rsid="000a07c2"/>
    </style:style>
    <style:style style:name="T94" style:family="text">
      <style:text-properties style:font-name="JuniusX:zero&amp;onum&amp;pnum" officeooo:rsid="000a07c2"/>
    </style:style>
    <style:style style:name="T95" style:family="text">
      <style:text-properties style:font-name="JuniusX:zero&amp;sups" officeooo:rsid="000a07c2"/>
    </style:style>
    <style:style style:name="T96" style:family="text">
      <style:text-properties style:font-name="JuniusX:zero&amp;subs" officeooo:rsid="000a07c2"/>
    </style:style>
    <style:style style:name="T97" style:family="text">
      <style:text-properties style:font-name="JuniusX:zero&amp;onum&amp;pnum&amp;subs" officeooo:rsid="000a07c2"/>
    </style:style>
    <style:style style:name="T98" style:family="text">
      <style:text-properties style:font-name="JuniusX:zero&amp;onum&amp;pnum&amp;sups" officeooo:rsid="000a07c2"/>
    </style:style>
    <style:style style:name="T99" style:family="text">
      <style:text-properties style:font-name="JuniusX:sups"/>
    </style:style>
    <style:style style:name="T100" style:family="text">
      <style:text-properties style:font-name="JuniusX:pnum&amp;onum&amp;sups"/>
    </style:style>
    <style:style style:name="T101" style:family="text">
      <style:text-properties style:font-name="JuniusX:subs"/>
    </style:style>
    <style:style style:name="T102" style:family="text">
      <style:text-properties style:font-name="JuniusX:pnum&amp;onum&amp;subs"/>
    </style:style>
    <style:style style:name="T103" style:family="text">
      <style:text-properties style:font-name="JuniusX:ornm=1"/>
    </style:style>
    <style:style style:name="T104" style:family="text">
      <style:text-properties style:font-name="JuniusX:ornm=2"/>
    </style:style>
    <style:style style:name="T105" style:family="text">
      <style:text-properties style:font-name="JuniusX:ornm=3"/>
    </style:style>
    <style:style style:name="T106" style:family="text">
      <style:text-properties style:font-name="JuniusX:ornm=4"/>
    </style:style>
    <style:style style:name="T107" style:family="text">
      <style:text-properties style:font-name="JuniusX:ornm"/>
    </style:style>
    <style:style style:name="T108" style:family="text">
      <style:text-properties style:font-name="JuniusX:ss01" officeooo:rsid="000d2b7c"/>
    </style:style>
    <style:style style:name="T109" style:family="text">
      <style:text-properties style:font-name="JuniusX:ss01" officeooo:rsid="01291548"/>
    </style:style>
    <style:style style:name="T110" style:family="text">
      <style:text-properties style:font-name="JuniusX:ss01" fo:font-weight="bold" officeooo:rsid="01291548" style:font-weight-asian="bold" style:font-weight-complex="bold"/>
    </style:style>
    <style:style style:name="T111" style:family="text">
      <style:text-properties style:font-name="JuniusX:ss01" fo:font-weight="bold" officeooo:rsid="01543a56" style:font-weight-asian="bold" style:font-weight-complex="bold"/>
    </style:style>
    <style:style style:name="T112" style:family="text">
      <style:text-properties style:font-name="JuniusX:ss01" officeooo:rsid="01543a56"/>
    </style:style>
    <style:style style:name="T113" style:family="text">
      <style:text-properties style:font-name="JuniusX:ss02" officeooo:rsid="000ebddd"/>
    </style:style>
    <style:style style:name="T114" style:family="text">
      <style:text-properties style:font-name="JuniusX:hist"/>
    </style:style>
    <style:style style:name="T115" style:family="text">
      <style:text-properties style:font-name="JuniusX:hist" officeooo:rsid="00101d9d"/>
    </style:style>
    <style:style style:name="T116" style:family="text">
      <style:text-properties style:font-name="JuniusX:ss03"/>
    </style:style>
    <style:style style:name="T117" style:family="text">
      <style:text-properties style:font-name="JuniusX:ss04"/>
    </style:style>
    <style:style style:name="T118" style:family="text">
      <style:text-properties style:font-name="JuniusX:ss05"/>
    </style:style>
    <style:style style:name="T119" style:family="text">
      <style:text-properties style:font-name="JuniusX:ss06"/>
    </style:style>
    <style:style style:name="T120" style:family="text">
      <style:text-properties style:font-name="JuniusX:ss07"/>
    </style:style>
    <style:style style:name="T121" style:family="text">
      <style:text-properties style:font-name="JuniusX:ss08" officeooo:rsid="00101d9d"/>
    </style:style>
    <style:style style:name="T122" style:family="text">
      <style:text-properties style:font-name="JuniusX:ss11"/>
    </style:style>
    <style:style style:name="T123" style:family="text">
      <style:text-properties style:font-name="JuniusX:ss12"/>
    </style:style>
    <style:style style:name="T124" style:family="text">
      <style:text-properties style:font-name="JuniusX:ss12" fo:font-size="14pt" officeooo:rsid="00a6be6c"/>
    </style:style>
    <style:style style:name="T125" style:family="text">
      <style:text-properties style:font-name="JuniusX:ss13"/>
    </style:style>
    <style:style style:name="T126" style:family="text">
      <style:text-properties style:font-name="JuniusX:ss14"/>
    </style:style>
    <style:style style:name="T127" style:family="text">
      <style:text-properties style:font-name="JuniusX:ss14" officeooo:rsid="0010ee1e"/>
    </style:style>
    <style:style style:name="T128" style:family="text">
      <style:text-properties style:font-name="JuniusX:ss14" officeooo:rsid="000a07c2"/>
    </style:style>
    <style:style style:name="T129" style:family="text">
      <style:text-properties style:font-name="JuniusX:ss14&amp;ss15"/>
    </style:style>
    <style:style style:name="T130" style:family="text">
      <style:text-properties style:font-name="JuniusX:ss16"/>
    </style:style>
    <style:style style:name="T131" style:family="text">
      <style:text-properties style:font-name="JuniusX:ss16" officeooo:rsid="00b2cb56"/>
    </style:style>
    <style:style style:name="T132" style:family="text">
      <style:text-properties style:font-name="JuniusX:ss19"/>
    </style:style>
    <style:style style:name="T133" style:family="text">
      <style:text-properties style:font-name="JuniusX:cv01=4"/>
    </style:style>
    <style:style style:name="T134" style:family="text">
      <style:text-properties style:font-name="JuniusX:cv01=5"/>
    </style:style>
    <style:style style:name="T135" style:family="text">
      <style:text-properties style:font-name="JuniusX:cv01=3"/>
    </style:style>
    <style:style style:name="T136" style:family="text">
      <style:text-properties style:font-name="JuniusX:cv01=2"/>
    </style:style>
    <style:style style:name="T137" style:family="text">
      <style:text-properties style:font-name="JuniusX:cv01=1"/>
    </style:style>
    <style:style style:name="T138" style:family="text">
      <style:text-properties style:font-name="JuniusX:cv02=1" officeooo:rsid="001521aa"/>
    </style:style>
    <style:style style:name="T139" style:family="text">
      <style:text-properties style:font-name="JuniusX:cv02=2" officeooo:rsid="001521aa"/>
    </style:style>
    <style:style style:name="T140" style:family="text">
      <style:text-properties style:font-name="JuniusX:cv02=3" officeooo:rsid="001521aa"/>
    </style:style>
    <style:style style:name="T141" style:family="text">
      <style:text-properties style:font-name="JuniusX:cv02=1&amp;smcp" officeooo:rsid="001521aa"/>
    </style:style>
    <style:style style:name="T142" style:family="text">
      <style:text-properties style:font-name="JuniusX:cv04=1"/>
    </style:style>
    <style:style style:name="T143" style:family="text">
      <style:text-properties style:font-name="JuniusX:cv05=2"/>
    </style:style>
    <style:style style:name="T144" style:family="text">
      <style:text-properties style:font-name="JuniusX:cv07=1"/>
    </style:style>
    <style:style style:name="T145" style:family="text">
      <style:text-properties style:font-name="JuniusX:cv07=2"/>
    </style:style>
    <style:style style:name="T146" style:family="text">
      <style:text-properties style:font-name="JuniusX:cv07=3"/>
    </style:style>
    <style:style style:name="T147" style:family="text">
      <style:text-properties style:font-name="JuniusX:cv08=1"/>
    </style:style>
    <style:style style:name="T148" style:family="text">
      <style:text-properties style:font-name="JuniusX:cv08=2"/>
    </style:style>
    <style:style style:name="T149" style:family="text">
      <style:text-properties officeooo:rsid="001c72fa"/>
    </style:style>
    <style:style style:name="T150" style:family="text">
      <style:text-properties style:font-name="JuniusX:cv09=1" officeooo:rsid="001c72fa"/>
    </style:style>
    <style:style style:name="T151" style:family="text">
      <style:text-properties style:font-name="JuniusX:cv09=5" officeooo:rsid="001c72fa"/>
    </style:style>
    <style:style style:name="T152" style:family="text">
      <style:text-properties style:font-name="JuniusX:cv09=4" officeooo:rsid="001c72fa"/>
    </style:style>
    <style:style style:name="T153" style:family="text">
      <style:text-properties style:font-name="JuniusX:cv09=3" officeooo:rsid="001c72fa"/>
    </style:style>
    <style:style style:name="T154" style:family="text">
      <style:text-properties style:font-name="JuniusX:cv09=2" officeooo:rsid="001c72fa"/>
    </style:style>
    <style:style style:name="T155" style:family="text">
      <style:text-properties style:font-name="JuniusX:cv10=1"/>
    </style:style>
    <style:style style:name="T156" style:family="text">
      <style:text-properties style:font-name="JuniusX:cv10=1&amp;smcp"/>
    </style:style>
    <style:style style:name="T157" style:family="text">
      <style:text-properties officeooo:rsid="001ebf2c"/>
    </style:style>
    <style:style style:name="T158" style:family="text">
      <style:text-properties style:font-name="JuniusX:cv10=5" officeooo:rsid="001ebf2c"/>
    </style:style>
    <style:style style:name="T159" style:family="text">
      <style:text-properties style:font-name="JuniusX:cv10=4" officeooo:rsid="001ebf2c"/>
    </style:style>
    <style:style style:name="T160" style:family="text">
      <style:text-properties style:font-name="JuniusX:cv10=3" officeooo:rsid="001ebf2c"/>
    </style:style>
    <style:style style:name="T161" style:family="text">
      <style:text-properties style:font-name="JuniusX:cv10=2" officeooo:rsid="001ebf2c"/>
    </style:style>
    <style:style style:name="T162" style:family="text">
      <style:text-properties style:font-name="JuniusX:cv11=1"/>
    </style:style>
    <style:style style:name="T163" style:family="text">
      <style:text-properties style:font-name="JuniusX:cv11=1&amp;ss07"/>
    </style:style>
    <style:style style:name="T164" style:family="text">
      <style:text-properties style:font-name="JuniusX:cv11=1&amp;ss07&amp;smcp"/>
    </style:style>
    <style:style style:name="T165" style:family="text">
      <style:text-properties style:font-name="JuniusX:cv11=1&amp;smcp"/>
    </style:style>
    <style:style style:name="T166" style:family="text">
      <style:text-properties officeooo:rsid="0022fd71"/>
    </style:style>
    <style:style style:name="T167" style:family="text">
      <style:text-properties style:font-name="JuniusX:cv12"/>
    </style:style>
    <style:style style:name="T168" style:family="text">
      <style:text-properties style:font-name="JuniusX:cv13=2"/>
    </style:style>
    <style:style style:name="T169" style:family="text">
      <style:text-properties style:font-name="JuniusX:cv15=3" officeooo:rsid="0022fd71"/>
    </style:style>
    <style:style style:name="T170" style:family="text">
      <style:text-properties style:font-name="JuniusX:cv15=2" fo:font-size="14pt" officeooo:rsid="0022fd71"/>
    </style:style>
    <style:style style:name="T171" style:family="text">
      <style:text-properties style:font-name="JuniusX:cv15=1" officeooo:rsid="0022fd71"/>
    </style:style>
    <style:style style:name="T172" style:family="text">
      <style:text-properties style:font-name="JuniusX:cv16=1"/>
    </style:style>
    <style:style style:name="T173" style:family="text">
      <style:text-properties style:font-name="JuniusX:cv17"/>
    </style:style>
    <style:style style:name="T174" style:family="text">
      <style:text-properties style:font-name="JuniusX:cv18=3" officeooo:rsid="0023cc65"/>
    </style:style>
    <style:style style:name="T175" style:family="text">
      <style:text-properties style:font-name="JuniusX:cv18=2" officeooo:rsid="0023cc65"/>
    </style:style>
    <style:style style:name="T176" style:family="text">
      <style:text-properties style:font-name="JuniusX:cv18=2&amp;smcp" officeooo:rsid="0023cc65"/>
    </style:style>
    <style:style style:name="T177" style:family="text">
      <style:text-properties style:font-name="JuniusX:cv19=2"/>
    </style:style>
    <style:style style:name="T178" style:family="text">
      <style:text-properties style:font-name="JuniusX:cv19=2&amp;smcp"/>
    </style:style>
    <style:style style:name="T179" style:family="text">
      <style:text-properties style:font-name="JuniusX:cv19=1"/>
    </style:style>
    <style:style style:name="T180" style:family="text">
      <style:text-properties style:font-name="JuniusX:cv19=1&amp;smcp"/>
    </style:style>
    <style:style style:name="T181" style:family="text">
      <style:text-properties style:font-name="JuniusX:cv21=4"/>
    </style:style>
    <style:style style:name="T182" style:family="text">
      <style:text-properties style:font-name="JuniusX:cv21=3"/>
    </style:style>
    <style:style style:name="T183" style:family="text">
      <style:text-properties style:font-name="JuniusX:cv21=2"/>
    </style:style>
    <style:style style:name="T184" style:family="text">
      <style:text-properties style:font-name="JuniusX:cv21=1"/>
    </style:style>
    <style:style style:name="T185" style:family="text">
      <style:text-properties style:font-name="JuniusX:cv22"/>
    </style:style>
    <style:style style:name="T186" style:family="text">
      <style:text-properties officeooo:rsid="0025cf0d"/>
    </style:style>
    <style:style style:name="T187" style:family="text">
      <style:text-properties style:font-name="JuniusX:cv23" fo:font-size="14pt" officeooo:rsid="0025cf0d"/>
    </style:style>
    <style:style style:name="T188" style:family="text">
      <style:text-properties style:font-name="JuniusX:cv24=2" officeooo:rsid="0025cf0d"/>
    </style:style>
    <style:style style:name="T189" style:family="text">
      <style:text-properties style:font-name="JuniusX:cv24=2&amp;smcp" officeooo:rsid="0025cf0d"/>
    </style:style>
    <style:style style:name="T190" style:family="text">
      <style:text-properties style:font-name="JuniusX:cv25=3"/>
    </style:style>
    <style:style style:name="T191" style:family="text">
      <style:text-properties style:font-name="JuniusX:cv25=2"/>
    </style:style>
    <style:style style:name="T192" style:family="text">
      <style:text-properties style:font-name="JuniusX:cv25=4"/>
    </style:style>
    <style:style style:name="T193" style:family="text">
      <style:text-properties style:font-name="JuniusX:cv25=1"/>
    </style:style>
    <style:style style:name="T194" style:family="text">
      <style:text-properties style:font-name="JuniusX:cv25=1&amp;smcp"/>
    </style:style>
    <style:style style:name="T195" style:family="text">
      <style:text-properties style:font-name="JuniusX:cv26"/>
    </style:style>
    <style:style style:name="T196" style:family="text">
      <style:text-properties style:font-name="JuniusX:cv26" officeooo:rsid="010213d8"/>
    </style:style>
    <style:style style:name="T197" style:family="text">
      <style:text-properties officeooo:rsid="00299cd9"/>
    </style:style>
    <style:style style:name="T198" style:family="text">
      <style:text-properties style:font-name="JuniusX:cv28=2"/>
    </style:style>
    <style:style style:name="T199" style:family="text">
      <style:text-properties style:font-name="JuniusX:cv28=1"/>
    </style:style>
    <style:style style:name="T200" style:family="text">
      <style:text-properties style:font-name="JuniusX1" fo:font-size="14pt" officeooo:rsid="003fa184"/>
    </style:style>
    <style:style style:name="T201" style:family="text">
      <style:text-properties style:font-name="JuniusX1" fo:font-size="14pt" officeooo:rsid="00661a20"/>
    </style:style>
    <style:style style:name="T202" style:family="text">
      <style:text-properties style:font-name="JuniusX1" fo:font-size="14pt" officeooo:rsid="00666dbf"/>
    </style:style>
    <style:style style:name="T203" style:family="text">
      <style:text-properties style:font-name="JuniusX1" fo:font-size="14pt" officeooo:rsid="00ce6c8c"/>
    </style:style>
    <style:style style:name="T204" style:family="text">
      <style:text-properties style:font-name="JuniusX1" fo:font-size="14pt" officeooo:rsid="00f62930"/>
    </style:style>
    <style:style style:name="T205" style:family="text">
      <style:text-properties style:font-name="JuniusX1" fo:font-size="14pt" officeooo:rsid="00f81cf1"/>
    </style:style>
    <style:style style:name="T206" style:family="text">
      <style:text-properties style:font-name="JuniusX1" fo:font-size="14pt" officeooo:rsid="00f8fa52"/>
    </style:style>
    <style:style style:name="T207" style:family="text">
      <style:text-properties style:font-name="JuniusX1" fo:font-size="14pt" officeooo:rsid="00fd402b"/>
    </style:style>
    <style:style style:name="T208" style:family="text">
      <style:text-properties style:font-name="JuniusX1" fo:font-size="14pt" officeooo:rsid="00ff1388"/>
    </style:style>
    <style:style style:name="T209" style:family="text">
      <style:text-properties style:font-name="JuniusX1" fo:font-size="14pt" officeooo:rsid="01020c32"/>
    </style:style>
    <style:style style:name="T210" style:family="text">
      <style:text-properties style:font-name="JuniusX1" fo:font-size="14pt" officeooo:rsid="0103a01b"/>
    </style:style>
    <style:style style:name="T211" style:family="text">
      <style:text-properties style:font-name="JuniusX1" fo:font-size="14pt" officeooo:rsid="01091e01"/>
    </style:style>
    <style:style style:name="T212" style:family="text">
      <style:text-properties style:font-name="JuniusX1" fo:font-size="14pt" officeooo:rsid="010b1057"/>
    </style:style>
    <style:style style:name="T213" style:family="text">
      <style:text-properties style:font-name="JuniusX1" fo:font-size="14pt" officeooo:rsid="011abc52"/>
    </style:style>
    <style:style style:name="T214" style:family="text">
      <style:text-properties style:font-name="JuniusX1" fo:font-size="14pt" officeooo:rsid="011b0399"/>
    </style:style>
    <style:style style:name="T215" style:family="text">
      <style:text-properties style:font-name="JuniusX1" fo:font-size="14pt" officeooo:rsid="012b465d"/>
    </style:style>
    <style:style style:name="T216" style:family="text">
      <style:text-properties style:font-name="JuniusX1" fo:font-size="14pt" officeooo:rsid="01543a56"/>
    </style:style>
    <style:style style:name="T217" style:family="text">
      <style:text-properties style:font-name="JuniusX1" fo:font-size="14pt" officeooo:rsid="015a00ca"/>
    </style:style>
    <style:style style:name="T218" style:family="text">
      <style:text-properties style:font-name="JuniusX1" fo:font-size="14pt" officeooo:rsid="0081de80"/>
    </style:style>
    <style:style style:name="T219" style:family="text">
      <style:text-properties style:font-name="JuniusX1" fo:font-size="14pt" officeooo:rsid="015a8571"/>
    </style:style>
    <style:style style:name="T220" style:family="text">
      <style:text-properties style:font-name="JuniusX1" fo:font-size="14pt" officeooo:rsid="015aa282"/>
    </style:style>
    <style:style style:name="T221" style:family="text">
      <style:text-properties style:font-name="JuniusX1" fo:font-size="14pt" officeooo:rsid="015bb1a3"/>
    </style:style>
    <style:style style:name="T222" style:family="text">
      <style:text-properties style:font-name="JuniusX1" fo:font-size="14pt" officeooo:rsid="015c580e"/>
    </style:style>
    <style:style style:name="T223" style:family="text">
      <style:text-properties style:font-name="JuniusX1" fo:font-size="14pt" officeooo:rsid="015f4a48"/>
    </style:style>
    <style:style style:name="T224" style:family="text">
      <style:text-properties style:font-name="JuniusX1" fo:font-size="14pt" officeooo:rsid="016dab14"/>
    </style:style>
    <style:style style:name="T225" style:family="text">
      <style:text-properties style:font-name="JuniusX1" fo:font-size="12pt" fo:font-weight="bold" officeooo:rsid="016927bf" style:font-weight-asian="bold" style:font-weight-complex="bold"/>
    </style:style>
    <style:style style:name="T226" style:family="text">
      <style:text-properties style:font-name="JuniusX:cv28=1&amp;smcp"/>
    </style:style>
    <style:style style:name="T227" style:family="text">
      <style:text-properties style:font-name="JuniusX:cv30=2"/>
    </style:style>
    <style:style style:name="T228" style:family="text">
      <style:text-properties style:font-name="JuniusX:cv30=1"/>
    </style:style>
    <style:style style:name="T229" style:family="text">
      <style:text-properties style:font-name="JuniusX:cv31=2"/>
    </style:style>
    <style:style style:name="T230" style:family="text">
      <style:text-properties style:font-name="JuniusX:cv31=1"/>
    </style:style>
    <style:style style:name="T231" style:family="text">
      <style:text-properties style:font-name="JuniusX:cv32"/>
    </style:style>
    <style:style style:name="T232" style:family="text">
      <style:text-properties style:font-name="JuniusX:cv40=2"/>
    </style:style>
    <style:style style:name="T233" style:family="text">
      <style:text-properties style:font-name="JuniusX:cv40"/>
    </style:style>
    <style:style style:name="T234" style:family="text">
      <style:text-properties style:font-name="JuniusX:cv41"/>
    </style:style>
    <style:style style:name="T235" style:family="text">
      <style:text-properties officeooo:rsid="002e2638"/>
    </style:style>
    <style:style style:name="T236" style:family="text">
      <style:text-properties style:font-name="JuniusX:cv42=2" officeooo:rsid="005959af"/>
    </style:style>
    <style:style style:name="T237" style:family="text">
      <style:text-properties style:font-name="JuniusX:cv42=2" officeooo:rsid="002e2638"/>
    </style:style>
    <style:style style:name="T238" style:family="text">
      <style:text-properties style:font-name="JuniusX:cv42=2" fo:font-size="14pt" officeooo:rsid="005a0cff"/>
    </style:style>
    <style:style style:name="T239" style:family="text">
      <style:text-properties style:font-name="JuniusX:cv42=2" officeooo:rsid="005c509d"/>
    </style:style>
    <style:style style:name="T240" style:family="text">
      <style:text-properties style:font-name="JuniusX:cv42=2" officeooo:rsid="005e3da2"/>
    </style:style>
    <style:style style:name="T241" style:family="text">
      <style:text-properties style:font-name="JuniusX:cv42=1" officeooo:rsid="002e2638"/>
    </style:style>
    <style:style style:name="T242" style:family="text">
      <style:text-properties style:font-name="JuniusX:cv42=1" officeooo:rsid="005f947d"/>
    </style:style>
    <style:style style:name="T243" style:family="text">
      <style:text-properties style:font-name="JuniusX:cv43"/>
    </style:style>
    <style:style style:name="T244" style:family="text">
      <style:text-properties style:font-name="JuniusX:cv44"/>
    </style:style>
    <style:style style:name="T245" style:family="text">
      <style:text-properties style:font-name="JuniusX:cv45"/>
    </style:style>
    <style:style style:name="T246" style:family="text">
      <style:text-properties style:font-name="JuniusX:cv46"/>
    </style:style>
    <style:style style:name="T247" style:family="text">
      <style:text-properties style:font-name="JuniusX:cv50"/>
    </style:style>
    <style:style style:name="T248" style:family="text">
      <style:text-properties style:font-name="JuniusX:cv51"/>
    </style:style>
    <style:style style:name="T249" style:family="text">
      <style:text-properties style:font-name="JuniusX:ss12&amp;rtlm"/>
    </style:style>
    <style:style style:name="T250" style:family="text">
      <style:text-properties style:font-name="JuniusX:dlig" officeooo:rsid="00360fd2"/>
    </style:style>
    <style:style style:name="T251" style:family="text">
      <style:text-properties officeooo:rsid="0039ba9f"/>
    </style:style>
    <style:style style:name="T252" style:family="text">
      <style:text-properties officeooo:rsid="003b9e9e"/>
    </style:style>
    <style:style style:name="T253" style:family="text">
      <style:text-properties style:font-name="JuniusX:cv08=2&amp;smcp"/>
    </style:style>
    <style:style style:name="T254" style:family="text">
      <style:text-properties style:font-name="JuniusX:cv09=1&amp;smcp" officeooo:rsid="003b9e9e"/>
    </style:style>
    <style:style style:name="T255" style:family="text">
      <style:text-properties style:font-name="JuniusX:cv09=1&amp;ss07" fo:font-size="14pt" officeooo:rsid="003b9e9e"/>
    </style:style>
    <style:style style:name="T256" style:family="text">
      <style:text-properties officeooo:rsid="003fa184"/>
    </style:style>
    <style:style style:name="T257" style:family="text">
      <style:text-properties officeooo:rsid="00069b8a"/>
    </style:style>
    <style:style style:name="T258" style:family="text">
      <style:text-properties officeooo:rsid="004702d5"/>
    </style:style>
    <style:style style:name="T259" style:family="text">
      <style:text-properties officeooo:rsid="000d2b7c"/>
    </style:style>
    <style:style style:name="T260" style:family="text">
      <style:text-properties officeooo:rsid="00484885"/>
    </style:style>
    <style:style style:name="T261" style:family="text">
      <style:text-properties officeooo:rsid="004c8ed2"/>
    </style:style>
    <style:style style:name="T262" style:family="text">
      <style:text-properties fo:font-weight="normal" officeooo:rsid="0037cf74" style:font-weight-asian="normal" style:font-weight-complex="normal"/>
    </style:style>
    <style:style style:name="T263" style:family="text">
      <style:text-properties officeooo:rsid="0051e39c"/>
    </style:style>
    <style:style style:name="T264" style:family="text">
      <style:text-properties fo:color="#127622" loext:opacity="100%" style:font-name="JuniusX3"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65" style:family="text">
      <style:text-properties fo:color="#127622" loext:opacity="100%" style:font-name="JuniusX3"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266" style:family="text">
      <style:text-properties fo:color="#127622" loext:opacity="100%" style:font-name="JuniusX2"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67" style:family="text">
      <style:text-properties fo:color="#127622" loext:opacity="100%" style:font-name="JuniusX2" fo:font-size="14pt" fo:font-weight="bold" officeooo:rsid="008fa740" style:font-name-asian="PingFang SC" style:font-size-asian="16.1000003814697pt" style:font-weight-asian="bold" style:font-name-complex="Arial Unicode MS" style:font-size-complex="16.1000003814697pt" style:font-weight-complex="bold"/>
    </style:style>
    <style:style style:name="T268" style:family="text">
      <style:text-properties fo:color="#127622" loext:opacity="100%" style:font-name="Liberation Mono" fo:font-size="11pt" fo:font-weight="bold" officeooo:rsid="0131c52a" style:font-name-asian="Liberation Mono" style:font-size-asian="16.1000003814697pt" style:font-weight-asian="bold" style:font-name-complex="Liberation Mono" style:font-size-complex="16.1000003814697pt" style:font-weight-complex="bold"/>
    </style:style>
    <style:style style:name="T269" style:family="text">
      <style:text-properties fo:color="#127622" loext:opacity="100%" fo:font-weight="bold" officeooo:rsid="016aa520" style:font-size-asian="16.1000003814697pt" style:font-weight-asian="bold" style:font-size-complex="16.1000003814697pt" style:font-weight-complex="bold"/>
    </style:style>
    <style:style style:name="T270" style:family="text">
      <style:text-properties fo:color="#8d281e" loext:opacity="100%" style:font-name="JuniusX" fo:font-size="16pt" fo:font-weight="600" officeooo:rsid="0051e39c" style:font-name-asian="PingFang SC" style:font-size-asian="18.2000007629395pt" style:font-weight-asian="bold" style:font-name-complex="Arial Unicode MS" style:font-size-complex="18.2000007629395pt" style:font-weight-complex="bold"/>
    </style:style>
    <style:style style:name="T271" style:family="text">
      <style:text-properties fo:color="#8d281e" loext:opacity="100%" style:font-name="JuniusX2" officeooo:rsid="00cbb540"/>
    </style:style>
    <style:style style:name="T272" style:family="text">
      <style:text-properties fo:color="#8d281e" loext:opacity="100%" style:font-name="JuniusX2" officeooo:rsid="00bdd5f0"/>
    </style:style>
    <style:style style:name="T273" style:family="text">
      <style:text-properties fo:color="#8d281e" loext:opacity="100%" style:font-name="JuniusX2" officeooo:rsid="00beea30"/>
    </style:style>
    <style:style style:name="T274" style:family="text">
      <style:text-properties fo:color="#8d281e" loext:opacity="100%" style:font-name="JuniusX2" officeooo:rsid="00c21f93"/>
    </style:style>
    <style:style style:name="T275" style:family="text">
      <style:text-properties fo:color="#8d281e" loext:opacity="100%" style:font-name="JuniusX2" officeooo:rsid="00c2542b"/>
    </style:style>
    <style:style style:name="T276" style:family="text">
      <style:text-properties fo:color="#8d281e" loext:opacity="100%" style:font-name="JuniusX2" officeooo:rsid="00c3cd26"/>
    </style:style>
    <style:style style:name="T277" style:family="text">
      <style:text-properties fo:color="#8d281e" loext:opacity="100%" style:font-name="JuniusX2" officeooo:rsid="00c0c0a7"/>
    </style:style>
    <style:style style:name="T278" style:family="text">
      <style:text-properties fo:color="#8d281e" loext:opacity="100%" style:font-name="JuniusX2" officeooo:rsid="00c0fecb"/>
    </style:style>
    <style:style style:name="T279" style:family="text">
      <style:text-properties fo:color="#8d281e" loext:opacity="100%" style:font-name="JuniusX2" officeooo:rsid="00c31a90"/>
    </style:style>
    <style:style style:name="T280" style:family="text">
      <style:text-properties fo:color="#8d281e" loext:opacity="100%" style:font-name="JuniusX2" officeooo:rsid="00c75b93"/>
    </style:style>
    <style:style style:name="T281" style:family="text">
      <style:text-properties fo:color="#8d281e" loext:opacity="100%" style:font-name="JuniusX2" officeooo:rsid="00c3f246"/>
    </style:style>
    <style:style style:name="T282" style:family="text">
      <style:text-properties fo:color="#8d281e" loext:opacity="100%" style:font-name="JuniusX2" officeooo:rsid="0143a640"/>
    </style:style>
    <style:style style:name="T283" style:family="text">
      <style:text-properties fo:color="#8d281e" loext:opacity="100%" style:font-name="JuniusX2" officeooo:rsid="014402a4"/>
    </style:style>
    <style:style style:name="T284" style:family="text">
      <style:text-properties fo:color="#8d281e" loext:opacity="100%" style:font-name="JuniusX2" officeooo:rsid="0145ce30"/>
    </style:style>
    <style:style style:name="T285" style:family="text">
      <style:text-properties fo:color="#8d281e" loext:opacity="100%" style:font-name="JuniusX2" officeooo:rsid="0147dfe4"/>
    </style:style>
    <style:style style:name="T286" style:family="text">
      <style:text-properties fo:color="#8d281e" loext:opacity="100%" style:font-name="JuniusX2" officeooo:rsid="014daffc"/>
    </style:style>
    <style:style style:name="T287" style:family="text">
      <style:text-properties fo:color="#8d281e" loext:opacity="100%" style:font-name="JuniusX2" officeooo:rsid="015f14d4"/>
    </style:style>
    <style:style style:name="T288" style:family="text">
      <style:text-properties fo:color="#8d281e" loext:opacity="100%" style:font-name="JuniusX2" officeooo:rsid="016143a2"/>
    </style:style>
    <style:style style:name="T289" style:family="text">
      <style:text-properties fo:color="#8d281e" loext:opacity="100%" style:font-name="JuniusX:hlig" officeooo:rsid="00bdd5f0"/>
    </style:style>
    <style:style style:name="T290" style:family="text">
      <style:text-properties fo:color="#8d281e" loext:opacity="100%" style:font-name="JuniusX:hlig" officeooo:rsid="00beea30"/>
    </style:style>
    <style:style style:name="T291" style:family="text">
      <style:text-properties fo:color="#8d281e" loext:opacity="100%" style:font-name="JuniusX:hlig" officeooo:rsid="00c21f93"/>
    </style:style>
    <style:style style:name="T292" style:family="text">
      <style:text-properties fo:color="#8d281e" loext:opacity="100%" style:font-name="JuniusX:hlig" officeooo:rsid="00c0c0a7"/>
    </style:style>
    <style:style style:name="T293" style:family="text">
      <style:text-properties fo:color="#8d281e" loext:opacity="100%" style:font-name="JuniusX:hlig" officeooo:rsid="00c0fecb"/>
    </style:style>
    <style:style style:name="T294" style:family="text">
      <style:text-properties fo:color="#8d281e" loext:opacity="100%" style:font-name="JuniusX:hlig" officeooo:rsid="00c2542b"/>
    </style:style>
    <style:style style:name="T295" style:family="text">
      <style:text-properties fo:color="#8d281e" loext:opacity="100%" style:font-name="JuniusX:hlig" officeooo:rsid="00c3cd26"/>
    </style:style>
    <style:style style:name="T296" style:family="text">
      <style:text-properties fo:color="#8d281e" loext:opacity="100%" style:font-name="JuniusX:hlig" officeooo:rsid="00c31a90"/>
    </style:style>
    <style:style style:name="T297" style:family="text">
      <style:text-properties fo:color="#8d281e" loext:opacity="100%" style:font-name="JuniusX:hlig" officeooo:rsid="00cbb540"/>
    </style:style>
    <style:style style:name="T298" style:family="text">
      <style:text-properties fo:color="#8d281e" loext:opacity="100%" style:font-name="JuniusX:hlig" officeooo:rsid="0143a640"/>
    </style:style>
    <style:style style:name="T299" style:family="text">
      <style:text-properties fo:color="#8d281e" loext:opacity="100%" style:font-name="JuniusX:hlig" officeooo:rsid="014402a4"/>
    </style:style>
    <style:style style:name="T300" style:family="text">
      <style:text-properties fo:color="#8d281e" loext:opacity="100%" style:font-name="JuniusX:hlig" officeooo:rsid="0145ce30"/>
    </style:style>
    <style:style style:name="T301" style:family="text">
      <style:text-properties fo:color="#8d281e" loext:opacity="100%" style:font-name="JuniusX:hlig" officeooo:rsid="0147dfe4"/>
    </style:style>
    <style:style style:name="T302" style:family="text">
      <style:text-properties fo:color="#8d281e" loext:opacity="100%" style:font-name="JuniusX:hlig" officeooo:rsid="014daffc"/>
    </style:style>
    <style:style style:name="T303" style:family="text">
      <style:text-properties fo:color="#8d281e" loext:opacity="100%" style:font-name="JuniusX:hlig" officeooo:rsid="016143a2"/>
    </style:style>
    <style:style style:name="T304" style:family="text">
      <style:text-properties fo:color="#8d281e" loext:opacity="100%" style:font-name="JuniusX:smcp" officeooo:rsid="00c2542b"/>
    </style:style>
    <style:style style:name="T305" style:family="text">
      <style:text-properties fo:color="#8d281e" loext:opacity="100%" style:font-name="JuniusX:smcp" officeooo:rsid="00c31a90"/>
    </style:style>
    <style:style style:name="T306" style:family="text">
      <style:text-properties fo:color="#8d281e" loext:opacity="100%" style:font-name="JuniusX:smcp&amp;cv33&amp;hlig" officeooo:rsid="00c2542b"/>
    </style:style>
    <style:style style:name="T307" style:family="text">
      <style:text-properties fo:color="#8d281e" loext:opacity="100%" style:font-name="JuniusX:ss01" officeooo:rsid="00beea30"/>
    </style:style>
    <style:style style:name="T308" style:family="text">
      <style:text-properties fo:color="#8d281e" loext:opacity="100%" style:font-name="JuniusX:ss01" officeooo:rsid="00c3cd26"/>
    </style:style>
    <style:style style:name="T309" style:family="text">
      <style:text-properties fo:color="#8d281e" loext:opacity="100%" style:font-name="JuniusX:ss01" officeooo:rsid="014daffc"/>
    </style:style>
    <style:style style:name="T310" style:family="text">
      <style:text-properties fo:color="#8d281e" loext:opacity="100%" style:font-name="JuniusX:hlig&amp;ss01" officeooo:rsid="00beea30"/>
    </style:style>
    <style:style style:name="T311" style:family="text">
      <style:text-properties fo:color="#8d281e" loext:opacity="100%" officeooo:rsid="00c2542b"/>
    </style:style>
    <style:style style:name="T312" style:family="text">
      <style:text-properties fo:color="#8d281e" loext:opacity="100%" style:font-name="JuniusX:ss01&amp;hlig" officeooo:rsid="00beea30"/>
    </style:style>
    <style:style style:name="T313" style:family="text">
      <style:text-properties fo:color="#8d281e" loext:opacity="100%" style:font-name="JuniusX:ss01&amp;hlig" officeooo:rsid="014daffc"/>
    </style:style>
    <style:style style:name="T314" style:family="text">
      <style:text-properties fo:color="#8d281e" loext:opacity="100%" style:font-name="JuniusX:ss01&amp;hlig" officeooo:rsid="016143a2"/>
    </style:style>
    <style:style style:name="T315" style:family="text">
      <style:text-properties fo:color="#8d281e" loext:opacity="100%" style:font-name="JuniusX1" fo:font-size="14pt" officeooo:rsid="00c21f93"/>
    </style:style>
    <style:style style:name="T316" style:family="text">
      <style:text-properties fo:color="#8d281e" loext:opacity="100%" style:font-name="JuniusX:smcp&amp;hlig" officeooo:rsid="00c31a90"/>
    </style:style>
    <style:style style:name="T317" style:family="text">
      <style:text-properties fo:color="#8d281e" loext:opacity="100%" style:font-name="JuniusX:hist" officeooo:rsid="00c31a90"/>
    </style:style>
    <style:style style:name="T318" style:family="text">
      <style:text-properties fo:color="#8d281e" loext:opacity="100%" style:font-name="JuniusX:hist" officeooo:rsid="014664e1"/>
    </style:style>
    <style:style style:name="T319" style:family="text">
      <style:text-properties fo:color="#8d281e" loext:opacity="100%" style:font-name="JuniusX:hist" officeooo:rsid="015f14d4"/>
    </style:style>
    <style:style style:name="T320" style:family="text">
      <style:text-properties fo:color="#8d281e" loext:opacity="100%" style:font-name="JuniusX:ss11" officeooo:rsid="00bdd5f0"/>
    </style:style>
    <style:style style:name="T321" style:family="text">
      <style:text-properties fo:color="#8d281e" loext:opacity="100%" style:font-name="JuniusX:ss11" officeooo:rsid="014daffc"/>
    </style:style>
    <style:style style:name="T322" style:family="text">
      <style:text-properties fo:color="#8d281e" loext:opacity="100%" style:font-name="JuniusX:ss11" officeooo:rsid="00c31a90"/>
    </style:style>
    <style:style style:name="T323" style:family="text">
      <style:text-properties fo:color="#8d281e" loext:opacity="100%" style:font-name="JuniusX:ss11&amp;hlig" officeooo:rsid="00bdd5f0"/>
    </style:style>
    <style:style style:name="T324" style:family="text">
      <style:text-properties fo:color="#8d281e" loext:opacity="100%" style:font-name="JuniusX:ss11&amp;hlig" officeooo:rsid="014daffc"/>
    </style:style>
    <style:style style:name="T325" style:family="text">
      <style:text-properties fo:color="#8d281e" loext:opacity="100%" style:font-name="JuniusX:hist&amp;hlig" officeooo:rsid="00c31a90"/>
    </style:style>
    <style:style style:name="T326" style:family="text">
      <style:text-properties fo:color="#8d281e" loext:opacity="100%" style:font-name="JuniusX:hist&amp;hlig" officeooo:rsid="015f14d4"/>
    </style:style>
    <style:style style:name="T327" style:family="text">
      <style:text-properties fo:color="#8d281e" loext:opacity="100%" style:font-name="JuniusX:hist&amp;ss11&amp;cv12" officeooo:rsid="00bdd5f0"/>
    </style:style>
    <style:style style:name="T328" style:family="text">
      <style:text-properties fo:color="#8d281e" loext:opacity="100%" style:font-name="JuniusX:hist&amp;ss11&amp;cv12&amp;hlig" officeooo:rsid="00bdd5f0"/>
    </style:style>
    <style:style style:name="T329" style:family="text">
      <style:text-properties fo:color="#8d281e" loext:opacity="100%" style:font-name="JuniusX:hist&amp;ss11&amp;cv12&amp;dlig" officeooo:rsid="00bdd5f0"/>
    </style:style>
    <style:style style:name="T330" style:family="text">
      <style:text-properties fo:color="#8d281e" loext:opacity="100%" style:font-name="JuniusX:dlig" officeooo:rsid="00c3f246"/>
    </style:style>
    <style:style style:name="T331" style:family="text">
      <style:text-properties fo:color="#8d281e" loext:opacity="100%" style:font-name="JuniusX:dlig&amp;hist" officeooo:rsid="00c3f246"/>
    </style:style>
    <style:style style:name="T332" style:family="text">
      <style:text-properties fo:color="#8d281e" loext:opacity="100%" style:font-name="JuniusX:ss17" officeooo:rsid="012962f1"/>
    </style:style>
    <style:style style:name="T333" style:family="text">
      <style:text-properties fo:color="#8d281e" loext:opacity="100%" style:font-name="JuniusX:ss01&amp;hist" officeooo:rsid="014daffc"/>
    </style:style>
    <style:style style:name="T334" style:family="text">
      <style:text-properties fo:color="#8d281e" loext:opacity="100%" style:font-name="JuniusX:ss01&amp;hist" officeooo:rsid="016143a2"/>
    </style:style>
    <style:style style:name="T335" style:family="text">
      <style:text-properties fo:color="#8d281e" loext:opacity="100%" style:font-name="JuniusX:ss01&amp;hist" officeooo:rsid="00c3cd26"/>
    </style:style>
    <style:style style:name="T336" style:family="text">
      <style:text-properties fo:color="#8d281e" loext:opacity="100%" style:font-name="JuniusX:ss01&amp;hist&amp;hlig" officeooo:rsid="016143a2"/>
    </style:style>
    <style:style style:name="T337" style:family="text">
      <style:text-properties officeooo:rsid="0053057c"/>
    </style:style>
    <style:style style:name="T338" style:family="text">
      <style:text-properties style:font-name="JuniusX:cv08=1&amp;smcp"/>
    </style:style>
    <style:style style:name="T339" style:family="text">
      <style:text-properties style:font-name="JuniusX:cv06"/>
    </style:style>
    <style:style style:name="T340" style:family="text">
      <style:text-properties style:font-name="JuniusX:cv42=3" officeooo:rsid="002e2638"/>
    </style:style>
    <style:style style:name="T341" style:family="text">
      <style:text-properties style:font-name="JuniusX:cv42=3" officeooo:rsid="005c509d"/>
    </style:style>
    <style:style style:name="T342" style:family="text">
      <style:text-properties style:font-name="JuniusX:cv42=3" officeooo:rsid="005f947d"/>
    </style:style>
    <style:style style:name="T343" style:family="text">
      <style:text-properties style:font-name="JuniusX:cv42=3" officeooo:rsid="0124d6e9"/>
    </style:style>
    <style:style style:name="T344" style:family="text">
      <style:text-properties style:font-name="JuniusX:case&amp;cv42" officeooo:rsid="005c509d"/>
    </style:style>
    <style:style style:name="T345" style:family="text">
      <style:text-properties style:font-name="JuniusX:case&amp;cv42=2" officeooo:rsid="005c509d"/>
    </style:style>
    <style:style style:name="T346" style:family="text">
      <style:text-properties style:font-name="JuniusX:case&amp;cv42=3" officeooo:rsid="005c509d"/>
    </style:style>
    <style:style style:name="T347" style:family="text">
      <style:text-properties officeooo:rsid="005c509d"/>
    </style:style>
    <style:style style:name="T348" style:family="text">
      <style:text-properties officeooo:rsid="00661a20"/>
    </style:style>
    <style:style style:name="T349" style:family="text">
      <style:text-properties style:font-name="JuniusX:cv52"/>
    </style:style>
    <style:style style:name="T350" style:family="text">
      <style:text-properties officeooo:rsid="00666dbf"/>
    </style:style>
    <style:style style:name="T351" style:family="text">
      <style:text-properties style:font-name="JuniusX:cv52&amp;ss01"/>
    </style:style>
    <style:style style:name="T352" style:family="text">
      <style:text-properties officeooo:rsid="006d52eb"/>
    </style:style>
    <style:style style:name="T353" style:family="text">
      <style:text-properties officeooo:rsid="006da0f8"/>
    </style:style>
    <style:style style:name="T354" style:family="text">
      <style:text-properties officeooo:rsid="00738961"/>
    </style:style>
    <style:style style:name="T355" style:family="text">
      <style:text-properties officeooo:rsid="0074ed22"/>
    </style:style>
    <style:style style:name="T356" style:family="text">
      <style:text-properties officeooo:rsid="0081de80"/>
    </style:style>
    <style:style style:name="T357" style:family="text">
      <style:text-properties officeooo:rsid="00829c94"/>
    </style:style>
    <style:style style:name="T358" style:family="text">
      <style:text-properties fo:font-weight="bold" style:font-weight-asian="bold" style:font-weight-complex="bold"/>
    </style:style>
    <style:style style:name="T359" style:family="text">
      <style:text-properties fo:font-weight="bold" officeooo:rsid="012a66f1" style:font-weight-asian="bold" style:font-weight-complex="bold"/>
    </style:style>
    <style:style style:name="T360" style:family="text">
      <style:text-properties fo:font-weight="bold" officeooo:rsid="012832eb" style:font-weight-asian="bold" style:font-weight-complex="bold"/>
    </style:style>
    <style:style style:name="T361" style:family="text">
      <style:text-properties fo:font-weight="bold" officeooo:rsid="013881e5" style:font-weight-asian="bold" style:font-weight-complex="bold"/>
    </style:style>
    <style:style style:name="T362" style:family="text">
      <style:text-properties fo:font-weight="bold" officeooo:rsid="01563385" style:font-weight-asian="bold" style:font-weight-complex="bold"/>
    </style:style>
    <style:style style:name="T363" style:family="text">
      <style:text-properties officeooo:rsid="008d35d0"/>
    </style:style>
    <style:style style:name="T364" style:family="text">
      <style:text-properties officeooo:rsid="008fa740"/>
    </style:style>
    <style:style style:name="T365" style:family="text">
      <style:text-properties officeooo:rsid="00953ddf"/>
    </style:style>
    <style:style style:name="T366" style:family="text">
      <style:text-properties officeooo:rsid="00a587dd"/>
    </style:style>
    <style:style style:name="T367" style:family="text">
      <style:text-properties officeooo:rsid="00a6767e"/>
    </style:style>
    <style:style style:name="T368" style:family="text">
      <style:text-properties officeooo:rsid="00a9b80a"/>
    </style:style>
    <style:style style:name="T369" style:family="text">
      <style:text-properties style:font-name="JuniusX:cv07=1&amp;smcp" officeooo:rsid="00ab3576"/>
    </style:style>
    <style:style style:name="T370" style:family="text">
      <style:text-properties style:font-name="JuniusX:smcp&amp;ss07" officeooo:rsid="00aca23e"/>
    </style:style>
    <style:style style:name="T371" style:family="text">
      <style:text-properties style:font-name="JuniusX:smcp&amp;cv33&amp;hlig" officeooo:rsid="00b89355"/>
    </style:style>
    <style:style style:name="T372" style:family="text">
      <style:text-properties officeooo:rsid="00bcf06e"/>
    </style:style>
    <style:style style:name="T373" style:family="text">
      <style:text-properties officeooo:rsid="00ce6c8c"/>
    </style:style>
    <style:style style:name="T374" style:family="text">
      <style:text-properties officeooo:rsid="00b89355"/>
    </style:style>
    <style:style style:name="T375" style:family="text">
      <style:text-properties officeooo:rsid="00e36d18"/>
    </style:style>
    <style:style style:name="T376" style:family="text">
      <style:text-properties officeooo:rsid="00e4e3f3"/>
    </style:style>
    <style:style style:name="T377" style:family="text">
      <style:text-properties officeooo:rsid="00e67000"/>
    </style:style>
    <style:style style:name="T378" style:family="text">
      <style:text-properties officeooo:rsid="00ec22dc"/>
    </style:style>
    <style:style style:name="T379" style:family="text">
      <style:text-properties officeooo:rsid="00ec6be7"/>
    </style:style>
    <style:style style:name="T380" style:family="text">
      <style:text-properties officeooo:rsid="00ed4e00"/>
    </style:style>
    <style:style style:name="T381" style:family="text">
      <style:text-properties officeooo:rsid="00ee9a39"/>
    </style:style>
    <style:style style:name="T382" style:family="text">
      <style:text-properties officeooo:rsid="00f0d797"/>
    </style:style>
    <style:style style:name="T383" style:family="text">
      <style:text-properties officeooo:rsid="00f3f4ba"/>
    </style:style>
    <style:style style:name="T384" style:family="text">
      <style:text-properties officeooo:rsid="00f5c235"/>
    </style:style>
    <style:style style:name="T385" style:family="text">
      <style:text-properties officeooo:rsid="00f62930"/>
    </style:style>
    <style:style style:name="T386" style:family="text">
      <style:text-properties officeooo:rsid="00f81cf1"/>
    </style:style>
    <style:style style:name="T387" style:family="text">
      <style:text-properties officeooo:rsid="00f8fa52"/>
    </style:style>
    <style:style style:name="T388" style:family="text">
      <style:text-properties officeooo:rsid="00f8fb6c"/>
    </style:style>
    <style:style style:name="T389" style:family="text">
      <style:text-properties officeooo:rsid="00fd402b"/>
    </style:style>
    <style:style style:name="T390" style:family="text">
      <style:text-properties officeooo:rsid="00ff1388"/>
    </style:style>
    <style:style style:name="T391" style:family="text">
      <style:text-properties officeooo:rsid="01006a10"/>
    </style:style>
    <style:style style:name="T392" style:family="text">
      <style:text-properties style:font-name="JuniusX:cv13"/>
    </style:style>
    <style:style style:name="T393" style:family="text">
      <style:text-properties style:font-name="JuniusX:cv13" officeooo:rsid="00ff1388"/>
    </style:style>
    <style:style style:name="T394" style:family="text">
      <style:text-properties officeooo:rsid="010213d8"/>
    </style:style>
    <style:style style:name="T395" style:family="text">
      <style:text-properties officeooo:rsid="0103a01b"/>
    </style:style>
    <style:style style:name="T396" style:family="text">
      <style:text-properties style:font-name="JuniusX:cv14"/>
    </style:style>
    <style:style style:name="T397" style:family="text">
      <style:text-properties officeooo:rsid="01045ed8"/>
    </style:style>
    <style:style style:name="T398" style:family="text">
      <style:text-properties officeooo:rsid="01091e01"/>
    </style:style>
    <style:style style:name="T399" style:family="text">
      <style:text-properties officeooo:rsid="011abc52"/>
    </style:style>
    <style:style style:name="T400" style:family="text">
      <style:text-properties officeooo:rsid="0124d6e9"/>
    </style:style>
    <style:style style:name="T401" style:family="text">
      <style:text-properties officeooo:rsid="0023cc65"/>
    </style:style>
    <style:style style:name="T402" style:family="text">
      <style:text-properties style:font-name="JuniusX:cv18"/>
    </style:style>
    <style:style style:name="T403" style:family="text">
      <style:text-properties style:font-name="JuniusX:cv18&amp;smcp"/>
    </style:style>
    <style:style style:name="T404" style:family="text">
      <style:text-properties style:font-name="JuniusX:cv24"/>
    </style:style>
    <style:style style:name="T405" style:family="text">
      <style:text-properties style:font-name="JuniusX:cv05"/>
    </style:style>
    <style:style style:name="T406" style:family="text">
      <style:text-properties style:font-name="JuniusX:smcp&amp;cv42=2" officeooo:rsid="0124d6e9"/>
    </style:style>
    <style:style style:name="T407" style:family="text">
      <style:text-properties style:font-name="JuniusX:smcp&amp;cv42=3" officeooo:rsid="0124d6e9"/>
    </style:style>
    <style:style style:name="T408" style:family="text">
      <style:text-properties style:font-name="JuniusX:smcp&amp;cv42" officeooo:rsid="0124d6e9"/>
    </style:style>
    <style:style style:name="T409" style:family="text">
      <style:text-properties fo:font-style="italic" style:font-style-asian="italic" style:font-style-complex="italic"/>
    </style:style>
    <style:style style:name="T410" style:family="text">
      <style:text-properties fo:font-style="italic" officeooo:rsid="01543a56" style:font-style-asian="italic" style:font-style-complex="italic"/>
    </style:style>
    <style:style style:name="T411" style:family="text">
      <style:text-properties fo:font-style="italic" officeooo:rsid="01519d77" style:font-style-asian="italic" style:font-style-complex="italic"/>
    </style:style>
    <style:style style:name="T412" style:family="text">
      <style:text-properties officeooo:rsid="012832eb"/>
    </style:style>
    <style:style style:name="T413" style:family="text">
      <style:text-properties officeooo:rsid="01291548"/>
    </style:style>
    <style:style style:name="T414" style:family="text">
      <style:text-properties style:font-name="JuniusX:ss01&amp;ss17" fo:font-weight="bold" officeooo:rsid="01291548" style:font-weight-asian="bold" style:font-weight-complex="bold"/>
    </style:style>
    <style:style style:name="T415" style:family="text">
      <style:text-properties style:font-name="JuniusX:ss01&amp;ss17" fo:font-weight="bold" officeooo:rsid="01543a56" style:font-weight-asian="bold" style:font-weight-complex="bold"/>
    </style:style>
    <style:style style:name="T416" style:family="text">
      <style:text-properties style:font-name="JuniusX:ss17" fo:font-weight="bold" officeooo:rsid="012962f1" style:font-weight-asian="bold" style:font-weight-complex="bold"/>
    </style:style>
    <style:style style:name="T417" style:family="text">
      <style:text-properties style:font-name="JuniusX:ss17" fo:font-weight="bold" officeooo:rsid="012b465d" style:font-weight-asian="bold" style:font-weight-complex="bold"/>
    </style:style>
    <style:style style:name="T418" style:family="text">
      <style:text-properties officeooo:rsid="012962f1"/>
    </style:style>
    <style:style style:name="T419" style:family="text">
      <style:text-properties officeooo:rsid="012a66f1"/>
    </style:style>
    <style:style style:name="T420" style:family="text">
      <style:text-properties officeooo:rsid="012b465d"/>
    </style:style>
    <style:style style:name="T421" style:family="text">
      <style:text-properties officeooo:rsid="01314287"/>
    </style:style>
    <style:style style:name="T422" style:family="text">
      <style:text-properties style:font-name="JuniusX:cv34"/>
    </style:style>
    <style:style style:name="T423" style:family="text">
      <style:text-properties officeooo:rsid="01319851"/>
    </style:style>
    <style:style style:name="T424" style:family="text">
      <style:text-properties style:font-name="JuniusX:cv35" officeooo:rsid="01319851"/>
    </style:style>
    <style:style style:name="T425" style:family="text">
      <style:text-properties style:font-name="JuniusX:cv35=2" officeooo:rsid="01319851"/>
    </style:style>
    <style:style style:name="T426" style:family="text">
      <style:text-properties style:font-name="JuniusX:cv36"/>
    </style:style>
    <style:style style:name="T427" style:family="text">
      <style:text-properties style:font-name="JuniusX:cv36&amp;smcp"/>
    </style:style>
    <style:style style:name="T428" style:family="text">
      <style:text-properties style:font-name="JuniusX:cv37"/>
    </style:style>
    <style:style style:name="T429" style:family="text">
      <style:text-properties officeooo:rsid="0137e124"/>
    </style:style>
    <style:style style:name="T430" style:family="text">
      <style:text-properties officeooo:rsid="01519d77"/>
    </style:style>
    <style:style style:name="T431" style:family="text">
      <style:text-properties officeooo:rsid="01543a56"/>
    </style:style>
    <style:style style:name="T432" style:family="text">
      <style:text-properties officeooo:rsid="0155d4fe"/>
    </style:style>
    <style:style style:name="T433" style:family="text">
      <style:text-properties officeooo:rsid="01563385"/>
    </style:style>
    <style:style style:name="T434" style:family="text">
      <style:text-properties officeooo:rsid="002d5612"/>
    </style:style>
    <style:style style:name="T435" style:family="text">
      <style:text-properties officeooo:rsid="015891d1"/>
    </style:style>
    <style:style style:name="T436" style:family="text">
      <style:text-properties officeooo:rsid="015a00ca"/>
    </style:style>
    <style:style style:name="T437" style:family="text">
      <style:text-properties officeooo:rsid="015aa282"/>
    </style:style>
    <style:style style:name="T438" style:family="text">
      <style:text-properties style:font-name="JuniusX:cv53" officeooo:rsid="015aa282"/>
    </style:style>
    <style:style style:name="T439" style:family="text">
      <style:text-properties style:font-name="JuniusX:cv53=2" officeooo:rsid="015aa282"/>
    </style:style>
    <style:style style:name="T440" style:family="text">
      <style:text-properties officeooo:rsid="015bb1a3"/>
    </style:style>
    <style:style style:name="T441" style:family="text">
      <style:text-properties style:font-name="JuniusX:cv54"/>
    </style:style>
    <style:style style:name="T442" style:family="text">
      <style:text-properties officeooo:rsid="016927bf"/>
    </style:style>
    <style:style style:name="T443" style:family="text">
      <style:text-properties style:font-name="JuniusX:cv47"/>
    </style:style>
    <style:style style:name="T444" style:family="text">
      <style:text-properties style:font-name="JuniusX:cv47=2" officeooo:rsid="00661a20"/>
    </style:style>
    <style:style style:name="T445" style:family="text">
      <style:text-properties style:font-name="JuniusX:cv47=3" officeooo:rsid="00661a20"/>
    </style:style>
    <style:style style:name="T446" style:family="text">
      <style:text-properties officeooo:rsid="015c580e"/>
    </style:style>
    <style:style style:name="T447" style:family="text">
      <style:text-properties officeooo:rsid="016ba6c1"/>
    </style:style>
    <style:style style:name="T448" style:family="text">
      <style:text-properties officeooo:rsid="016bd940"/>
    </style:style>
    <style:style style:name="T449" style:family="text">
      <style:text-properties style:font-name="JuniusX:cv55" officeooo:rsid="016bd940"/>
    </style:style>
    <style:style style:name="T450" style:family="text">
      <style:text-properties officeooo:rsid="016cd4a2"/>
    </style:style>
    <style:style style:name="T451" style:family="text">
      <style:text-properties officeooo:rsid="016dab14"/>
    </style:style>
    <style:style style:name="T452" style:family="text">
      <style:text-properties style:font-name="JuniusX:cv56"/>
    </style:style>
    <style:style style:name="T453" style:family="text">
      <style:text-properties officeooo:rsid="016f38e1"/>
    </style:style>
    <style:style style:name="T454" style:family="text">
      <style:text-properties officeooo:rsid="01708f98"/>
    </style:style>
    <style:style style:name="T455" style:family="text">
      <style:text-properties officeooo:rsid="0170a5df"/>
    </style:style>
    <style:style style:name="T456" style:family="text">
      <style:text-properties style:font-name="JuniusX:cv55=2" officeooo:rsid="016bd940"/>
    </style:style>
    <style:style style:name="T457" style:family="text">
      <style:text-properties style:font-name="JuniusX:cv55=3" officeooo:rsid="016bd940"/>
    </style:style>
    <style:style style:name="T458" style:family="text">
      <style:text-properties style:font-name="JuniusX:cv55=4" officeooo:rsid="016bd940"/>
    </style:style>
    <style:style style:name="T459" style:family="text">
      <style:text-properties style:font-name="JuniusX:cv55=5" officeooo:rsid="016bd940"/>
    </style:style>
    <style:style style:name="T460" style:family="text">
      <style:text-properties style:font-name="JuniusX:cv55=6" officeooo:rsid="016bd940"/>
    </style:style>
    <style:style style:name="T461" style:family="text">
      <style:text-properties style:font-name="JuniusX:cv55=7" officeooo:rsid="016bd940"/>
    </style:style>
    <style:style style:name="T462" style:family="text">
      <style:text-properties style:font-name="JuniusX:cv55=8" officeooo:rsid="016bd940"/>
    </style:style>
    <style:style style:name="T463" style:family="text">
      <style:text-properties style:font-name="JuniusX:cv55=9" officeooo:rsid="016bd940"/>
    </style:style>
    <style:style style:name="T464" style:family="text">
      <style:text-properties style:font-name="JuniusX:cv55=10" officeooo:rsid="016bd940"/>
    </style:style>
    <style:style style:name="T465" style:family="text">
      <style:text-properties style:font-name="JuniusX:cv55=11" officeooo:rsid="016bd940"/>
    </style:style>
    <style:style style:name="T466" style:family="text">
      <style:text-properties style:font-name="JuniusX:cv55=12" officeooo:rsid="016bd940"/>
    </style:style>
    <style:style style:name="T467" style:family="text">
      <style:text-properties style:font-name="JuniusX:cv55=13" officeooo:rsid="016bd940"/>
    </style:style>
    <style:style style:name="T468" style:family="text">
      <style:text-properties style:font-name="JuniusX:cv55=14" officeooo:rsid="016bd940"/>
    </style:style>
    <style:style style:name="T469" style:family="text">
      <style:text-properties style:font-name="JuniusX:cv55=15" officeooo:rsid="016bd940"/>
    </style:style>
    <style:style style:name="T470" style:family="text">
      <style:text-properties style:font-name="JuniusX:cv55=16" officeooo:rsid="016bd940"/>
    </style:style>
    <style:style style:name="T471" style:family="text">
      <style:text-properties style:font-name="JuniusX:cv55=17" officeooo:rsid="016bd940"/>
    </style:style>
    <style:style style:name="T472" style:family="text">
      <style:text-properties style:font-name="JuniusX:cv55=18" officeooo:rsid="016bd940"/>
    </style:style>
    <style:style style:name="T473" style:family="text">
      <style:text-properties style:font-name="JuniusX:cv55=19" officeooo:rsid="016bd940"/>
    </style:style>
    <style:style style:name="T474" style:family="text">
      <style:text-properties style:font-name="JuniusX:cv55=20" officeooo:rsid="016bd940"/>
    </style:style>
    <style:style style:name="T475" style:family="text">
      <style:text-properties style:font-name="JuniusX:cv55=21" officeooo:rsid="016bd940"/>
    </style:style>
    <style:style style:name="T476" style:family="text">
      <style:text-properties style:font-name="JuniusX:cv55=22" officeooo:rsid="016bd940"/>
    </style:style>
    <style:style style:name="T477" style:family="text">
      <style:text-properties style:font-name="JuniusX:cv55=23" officeooo:rsid="016bd940"/>
    </style:style>
    <style:style style:name="T478" style:family="text">
      <style:text-properties style:font-name="JuniusX:cv55=24" officeooo:rsid="016bd940"/>
    </style:style>
    <style:style style:name="T479" style:family="text">
      <style:text-properties style:font-name="JuniusX:cv55=25" officeooo:rsid="016bd940"/>
    </style:style>
    <style:style style:name="T480" style:family="text">
      <style:text-properties style:font-name="JuniusX:cv55=26" officeooo:rsid="016bd940"/>
    </style:style>
    <style:style style:name="T481" style:family="text">
      <style:text-properties style:font-name="JuniusX:cv55=27" officeooo:rsid="016bd940"/>
    </style:style>
    <style:style style:name="T482" style:family="text">
      <style:text-properties officeooo:rsid="017494f9"/>
    </style:style>
    <style:style style:name="T483" style:family="text">
      <style:text-properties style:font-name="JuniusX:cv57"/>
    </style:style>
    <style:style style:name="T484" style:family="text">
      <style:text-properties style:font-name="JuniusX:cv57=2" officeooo:rsid="017494f9"/>
    </style:style>
    <style:style style:name="T485" style:family="text">
      <style:text-properties style:font-name="JuniusX:cv57=3" officeooo:rsid="017494f9"/>
    </style:style>
    <style:style style:name="T486" style:family="text">
      <style:text-properties style:font-name="JuniusX:cv57=4" officeooo:rsid="017494f9"/>
    </style:style>
    <style:style style:name="T487" style:family="text">
      <style:text-properties style:font-name="JuniusX:cv57=5" officeooo:rsid="017494f9"/>
    </style:style>
    <style:style style:name="T488" style:family="text">
      <style:text-properties style:font-name="JuniusX:cv57=6" officeooo:rsid="017494f9"/>
    </style:style>
    <style:style style:name="T489" style:family="text">
      <style:text-properties officeooo:rsid="01750a80"/>
    </style:style>
    <style:style style:name="T490" style:family="text">
      <style:text-properties style:font-name="JuniusX:cv58"/>
    </style:style>
    <style:style style:name="T491" style:family="text">
      <style:text-properties style:font-name="JuniusX:cv59"/>
    </style:style>
    <style:style style:name="T492" style:family="text">
      <style:text-properties officeooo:rsid="01763e3e"/>
    </style:style>
    <style:style style:name="T493" style:family="text">
      <style:text-properties officeooo:rsid="017828dc"/>
    </style:style>
    <style:style style:name="T494" style:family="text">
      <style:text-properties style:font-name="JuniusX:cv60"/>
    </style:style>
    <style:style style:name="T495" style:family="text">
      <style:text-properties officeooo:rsid="017949f7"/>
    </style:style>
    <style:style style:name="T496" style:family="text"/>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h text:style-name="Heading_20_1" text:outline-level="1">OpenType <text:span text:style-name="T270">F</text:span>eatures in JuniusX / <text:span text:style-name="T337">JuniusVF</text:span></text:h>
      <text:p text:style-name="Standard"/>
      <text:p text:style-name="Standard"><text:span text:style-name="T409">Features are applied in the following order (see also </text:span><text:a xlink:type="simple" xlink:href="#index" text:style-name="Internet_20_link" text:visited-style-name="Visited_20_Internet_20_Link"><text:span text:style-name="T409">index</text:span></text:a><text:span text:style-name="T409">)</text:span>:</text:p>
      <text:h text:style-name="Heading_20_2" text:outline-level="2"><text:sequence text:ref-name="refFeature0" text:name="Feature" text:formula="ooow:Feature+1" style:num-format="1">1</text:sequence>. <text:bookmark-start text:name="c2sc"/><text:span text:style-name="Source_20_Text">c2sc</text:span><text:bookmark-end text:name="c2sc"/> – Small Capitals from Capitals</text:h>
      <text:p text:style-name="P1"><text:span text:style-name="T366">Use with </text:span><text:span text:style-name="Source_20_Text"><text:span text:style-name="T366">smcp</text:span></text:span><text:span text:style-name="T366"> for all-small-cap text. </text:span>All lower- and uppercase pairs have a small cap equivalent. <text:span text:style-name="T26">ABCDE → </text:span><text:span text:style-name="T27">ABCDE.</text:span></text:p>
      <text:h text:style-name="P94" text:outline-level="2"><text:span text:style-name="T356"><text:sequence text:ref-name="refFeature1" text:name="Feature" text:formula="ooow:Feature+1" style:num-format="1">2</text:sequence></text:span><text:span text:style-name="T356">. </text:span><text:bookmark-start text:name="smcp"/><text:span text:style-name="Source_20_Text">smcp</text:span><text:bookmark-end text:name="smcp"/> – Small Capitals</text:h>
      <text:p text:style-name="P1">Converts lowercase letters to small caps (when available—<text:span text:style-name="T363">lowercase letters without matching caps may lack </text:span><text:span text:style-name="T366">matching</text:span><text:span text:style-name="T363"> small cap</text:span><text:span text:style-name="T366">s</text:span>); also several symbols and combining marks. <text:span text:style-name="T26">fghij → </text:span><text:span text:style-name="T29">fghij.</text:span></text:p>
      <text:h text:style-name="P94" text:outline-level="2"><text:span text:style-name="T356"><text:sequence text:ref-name="refFeature2" text:name="Feature" text:formula="ooow:Feature+1" style:num-format="1">3</text:sequence></text:span><text:span text:style-name="T356">. </text:span><text:bookmark-start text:name="pcap"/><text:span text:style-name="Source_20_Text">pcap</text:span><text:bookmark-end text:name="pcap"/> – Petite Capitals</text:h>
      <text:p text:style-name="P1">Produces small caps in a <text:span text:style-name="T363">smaller</text:span> size tha<text:span text:style-name="T363">n smcp. Use these when small caps have to be mixed with lowercase letters</text:span>. <text:span text:style-name="T258">The whole of the basic Latin alphabet is covered, plus several other letters.</text:span> <text:span text:style-name="T26">klmno → </text:span><text:span text:style-name="T88">klmno</text:span><text:span text:style-name="T26">.</text:span></text:p>
      <text:h text:style-name="P94" text:outline-level="2"><text:span text:style-name="T356"><text:sequence text:ref-name="refFeature3" text:name="Feature" text:formula="ooow:Feature+1" style:num-format="1">4</text:sequence></text:span><text:span text:style-name="T356">. </text:span><text:bookmark-start text:name="case"/><text:span text:style-name="Source_20_Text">case</text:span><text:bookmark-end text:name="case"/> – Case-Sensitive <text:span text:style-name="T264">F</text:span>orms</text:h>
      <text:p text:style-name="P1">Produces combining marks that harmonize with capital letters: <text:span text:style-name="T89">Ř X̉,</text:span><text:span text:style-name="T26"> </text:span><text:span text:style-name="T363">etc.</text:span></text:p>
      <text:h text:style-name="P94" text:outline-level="2"><text:span text:style-name="T356"><text:sequence text:ref-name="refFeature4" text:name="Feature" text:formula="ooow:Feature+1" style:num-format="1">5</text:sequence></text:span><text:span text:style-name="T356">. </text:span><text:bookmark-start text:name="nalt"/><text:span text:style-name="Source_20_Text">nalt</text:span><text:bookmark-end text:name="nalt"/> – Alternate Annotation Forms</text:h>
      <text:p text:style-name="P1">Produces letters and numbers circled, in parenthesis, or followed by periods, as follows:</text:p>
      <text:p text:style-name="P64">With index 1,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66"><text:span text:style-name="T257">With index 2, letter or numbers in parentheses: </text:span><text:span text:style-name="T5">a . . . z;</text:span><text:span text:style-name="T4"> </text:span><text:span text:style-name="T6">0 </text:span><text:span text:style-name="T5">1 . . . 20.</text:span></text:p>
      <text:p text:style-name="P66"><text:span text:style-name="T257">With index 3, double-circled numbers: </text:span><text:span text:style-name="T8">0 </text:span><text:span text:style-name="T9">1</text:span><text:span text:style-name="T7"> . . . 10.</text:span></text:p>
      <text:p text:style-name="P66"><text:span text:style-name="T257">With index 4, white numbers in black circles: </text:span><text:span text:style-name="T12">0 </text:span><text:span text:style-name="T11">1 2 3 . . .</text:span><text:span text:style-name="T10"> 20</text:span></text:p>
      <text:p text:style-name="P64">With index 5, numbers followed by period: <text:span text:style-name="T14">0 1 . . .</text:span><text:span text:style-name="T13"> 20</text:span></text:p>
      <text:p text:style-name="Standard">For enclosed figures <text:span text:style-name="T365">10 and higher</text:span>, <text:span text:style-name="Source_20_Text"><text:span text:style-name="T364">rlig</text:span></text:span><text:span text:style-name="T364"> (Required Ligatures) must also be enabled (as it should be by default: see </text:span><text:a xlink:type="simple" xlink:href="#req" text:style-name="Internet_20_link" text:visited-style-name="Visited_20_Internet_20_Link"><text:span text:style-name="T364">Required Features</text:span></text:a><text:span text:style-name="T364"> below).</text:span></text:p>
      <text:h text:style-name="P94" text:outline-level="2"><text:span text:style-name="T356"><text:sequence text:ref-name="refFeature5" text:name="Feature" text:formula="ooow:Feature+1" style:num-format="1">6</text:sequence></text:span><text:span text:style-name="T356">. </text:span><text:span text:style-name="Source_20_Text">tnum</text:span> – Tabular Figures</text:h>
      <text:p text:style-name="P1">F<text:span text:style-name="T256">ixed-width f</text:span>igures: 0123456789 <text:span text:style-name="T256">(default </text:span><text:span text:style-name="T258">or with </text:span><text:span text:style-name="Source_20_Text"><text:span text:style-name="T258">lnum</text:span></text:span><text:span text:style-name="T256">),</text:span> <text:span text:style-name="T15">0123456789 </text:span><text:span text:style-name="T16">(with </text:span><text:span text:style-name="Source_20_Text"><text:span text:style-name="T256">onum</text:span></text:span><text:span text:style-name="T16">).</text:span></text:p>
      <text:h text:style-name="P94" text:outline-level="2"><text:soft-page-break/><text:span text:style-name="T356"><text:sequence text:ref-name="refFeature6" text:name="Feature" text:formula="ooow:Feature+1" style:num-format="1">7</text:sequence></text:span><text:span text:style-name="T356">. </text:span><text:bookmark-start text:name="onum"/><text:span text:style-name="Source_20_Text">onum</text:span><text:bookmark-end text:name="onum"/> – Oldstyle Figures</text:h>
      <text:p text:style-name="P1">Figures that harmonize with lowercase characters: <text:span text:style-name="T17">0123456789 </text:span><text:span text:style-name="T18">(default or with </text:span><text:span text:style-name="Source_20_Text"><text:span text:style-name="T256">tnum</text:span></text:span><text:span text:style-name="T18">),</text:span> <text:span text:style-name="T19">0123456789 </text:span><text:span text:style-name="T20">(with </text:span><text:span text:style-name="Source_20_Text"><text:span text:style-name="T256">pnum</text:span></text:span><text:span text:style-name="T20">). </text:span><text:span text:style-name="T22">When combined with </text:span><text:span text:style-name="Source_20_Text"><text:span text:style-name="T364">pnum</text:span></text:span><text:span text:style-name="T22">, this feature also affects subscripts and superscripts.</text:span></text:p>
      <text:h text:style-name="P94" text:outline-level="2"><text:span text:style-name="T356"><text:sequence text:ref-name="refFeature7" text:name="Feature" text:formula="ooow:Feature+1" style:num-format="1">8</text:sequence></text:span><text:span text:style-name="T356">. </text:span><text:bookmark-start text:name="pnum"/><text:span text:style-name="Source_20_Text">pnum</text:span><text:bookmark-end text:name="pnum"/> – Proportional Figures</text:h>
      <text:p text:style-name="P41"><text:span text:style-name="T256">Proportionally spaced </text:span><text:span text:style-name="T200">fi</text:span><text:span text:style-name="T257">gures: </text:span><text:span text:style-name="T24">0123456789 </text:span><text:span text:style-name="T25">(default or with </text:span><text:span text:style-name="Source_20_Text"><text:span text:style-name="T256">lnum</text:span></text:span><text:span text:style-name="T25">),</text:span><text:span text:style-name="T257"> </text:span><text:span text:style-name="T21">0123456789 </text:span><text:span text:style-name="T20">(with </text:span><text:span text:style-name="Source_20_Text"><text:span text:style-name="T256">onum</text:span></text:span><text:span text:style-name="T20">). </text:span><text:span text:style-name="T22">When combined with </text:span><text:span text:style-name="Source_20_Text"><text:span text:style-name="T364">onum</text:span></text:span><text:span text:style-name="T22">, this feature also affects subscripts and superscripts.</text:span></text:p>
      <text:h text:style-name="P94" text:outline-level="2"><text:span text:style-name="T356"><text:sequence text:ref-name="refFeature8" text:name="Feature" text:formula="ooow:Feature+1" style:num-format="1">9</text:sequence></text:span><text:span text:style-name="T356">. </text:span><text:bookmark-start text:name="lnum"/><text:span text:style-name="Source_20_Text">lnum</text:span><text:bookmark-end text:name="lnum"/> – Lining Figures</text:h>
      <text:p text:style-name="P2">Figures in a uniform height, harmonizing with uppercase letters: 0123456789 <text:span text:style-name="T256">(default </text:span><text:span text:style-name="T258">or with </text:span><text:span text:style-name="Source_20_Text"><text:span text:style-name="T258">tnum</text:span></text:span><text:span text:style-name="T256">),</text:span> <text:span text:style-name="T23">0123456789 </text:span><text:span text:style-name="T25">(with </text:span><text:span text:style-name="Source_20_Text"><text:span text:style-name="T256">pnum</text:span></text:span><text:span text:style-name="T25">).</text:span></text:p>
      <text:h text:style-name="P94" text:outline-level="2"><text:span text:style-name="T356"><text:sequence text:ref-name="refFeature9" text:name="Feature" text:formula="ooow:Feature+1" style:num-format="1">10</text:sequence></text:span><text:span text:style-name="T356">. </text:span><text:bookmark-start text:name="zero"/><text:span text:style-name="Source_20_Text">zero</text:span><text:bookmark-end text:name="zero"/> – Slashed <text:span text:style-name="T264">Z</text:span>ero</text:h>
      <text:p text:style-name="P43"><text:span text:style-name="T38">Produces slashed zero in all number styles: </text:span><text:span text:style-name="T91">0 </text:span><text:span text:style-name="T92">0</text:span><text:span text:style-name="T91"> </text:span><text:span text:style-name="T93">0 </text:span><text:span text:style-name="T94">0</text:span><text:span text:style-name="T38">. Includ</text:span><text:span text:style-name="T56">es</text:span><text:span text:style-name="T38"> superscripts and subscripts: <text:s/></text:span><text:span text:style-name="T95">0</text:span><text:span text:style-name="T93"> </text:span><text:span text:style-name="T96">0</text:span><text:span text:style-name="T93"> </text:span><text:span text:style-name="T97">0</text:span><text:span text:style-name="T93"> </text:span><text:span text:style-name="T98">0</text:span><text:span text:style-name="T38">.</text:span></text:p>
      <text:h text:style-name="P94" text:outline-level="2"><text:span text:style-name="T356"><text:sequence text:ref-name="refFeature10" text:name="Feature" text:formula="ooow:Feature+1" style:num-format="1">11</text:sequence></text:span><text:span text:style-name="T356">. </text:span><text:bookmark-start text:name="sups"/><text:span text:style-name="Source_20_Text">sups</text:span><text:bookmark-end text:name="sups"/> – Superscripts</text:h>
      <text:p text:style-name="P3">Produces superscript numbers and letters. Only affects lining tabular and oldstyle proportional figures. All lowercase letters of the basic Latin alphabet are covered, and most uppercase letters: <text:span text:style-name="T99">0123</text:span> <text:span text:style-name="T100">4567 </text:span><text:span text:style-name="T99">abcde</text:span> <text:span text:style-name="T99">ABDEG</text:span>.</text:p>
      <text:h text:style-name="P94" text:outline-level="2"><text:span text:style-name="T356"><text:sequence text:ref-name="refFeature11" text:name="Feature" text:formula="ooow:Feature+1" style:num-format="1">12</text:sequence></text:span><text:span text:style-name="T356">. </text:span><text:bookmark-start text:name="subs"/><text:span text:style-name="Source_20_Text">subs</text:span><text:bookmark-end text:name="subs"/> – Subscripts</text:h>
      <text:p text:style-name="P3">Produces subscript numbers. Only affects lining tabular and oldstyle proportional figures: <text:span text:style-name="T101">8901</text:span> <text:span text:style-name="T102">2345</text:span>.</text:p>
      <text:h text:style-name="P94" text:outline-level="2"><text:span text:style-name="T356"><text:sequence text:ref-name="refFeature12" text:name="Feature" text:formula="ooow:Feature+1" style:num-format="1">13</text:sequence></text:span><text:span text:style-name="T356">. </text:span><text:bookmark-start text:name="ornm"/><text:span text:style-name="Source_20_Text">ornm</text:span><text:bookmark-end text:name="ornm"/> – Ornaments</text:h>
      <text:p text:style-name="P4">Produces ornaments (fleurons) in either of two ways: as an indexed variant of the bullet character (U+2022) or as a variant of a-z, A-C (all fleurons are available by either method):</text:p>
      <text:p text:style-name="P65">As a variant of •: 1=<text:span text:style-name="T103">•</text:span>, 2=<text:span text:style-name="T104">•</text:span>, 3=<text:span text:style-name="T105">•</text:span>, 4=<text:span text:style-name="T106">•</text:span>, etc., up to 29.</text:p>
      <text:p text:style-name="P65">As a variant of a-z, A-C: e=<text:span text:style-name="T107">e</text:span>, f=<text:span text:style-name="T107">f</text:span>, g=<text:span text:style-name="T107">g</text:span>, h=<text:span text:style-name="T107">h</text:span>, etc.</text:p>
      <text:p text:style-name="P80">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P94" text:outline-level="2"><text:soft-page-break/><text:span text:style-name="T356"><text:sequence text:ref-name="refFeature13" text:name="Feature" text:formula="ooow:Feature+1" style:num-format="1">14</text:sequence></text:span><text:span text:style-name="T356">. </text:span><text:bookmark-start text:name="ss01"/><text:span text:style-name="Source_20_Text">ss01</text:span><text:bookmark-end text:name="ss01"/> – Alternate thorn and eth</text:h>
      <text:p text:style-name="P10"><text:span text:style-name="T39">Produces Nordic thorn and eth (</text:span><text:span text:style-name="T108">þðÞ</text:span><text:span text:style-name="T39">) when the language is English, and English thorn and eth (þðÞ) with any other language. This also affects small caps, crossed thorn (ꝥ</text:span><text:span text:style-name="T108"> ꝥ</text:span><text:span text:style-name="T39">), combining mark eth (U+1DD9, ◌ᷙ </text:span><text:span text:style-name="T108">◌ᷙ</text:span><text:span text:style-name="T39">), and enlarged thorn and eth (see </text:span><text:span text:style-name="Source_20_Text"><text:span text:style-name="T259">ss06</text:span></text:span><text:span text:style-name="T39">). </text:span><text:span text:style-name="T73">This feature depends on </text:span><text:a xlink:type="simple" xlink:href="#req" text:style-name="Internet_20_link" text:visited-style-name="Visited_20_Internet_20_Link"><text:span text:style-name="Source_20_Text"><text:span text:style-name="T367">loca</text:span></text:span></text:a><text:span text:style-name="T73"> (Localized Forms), which in most applications will always be enabled.</text:span></text:p>
      <text:h text:style-name="P94" text:outline-level="2"><text:span text:style-name="T356"><text:sequence text:ref-name="refFeature14" text:name="Feature" text:formula="ooow:Feature+1" style:num-format="1">15</text:sequence></text:span><text:span text:style-name="T356">. </text:span><text:bookmark-start text:name="ss02"/><text:span text:style-name="Source_20_Text"><text:span text:style-name="T259">s</text:span></text:span><text:span text:style-name="Source_20_Text">s02</text:span><text:bookmark-end text:name="ss02"/><text:span text:style-name="T37"> – Insular </text:span><text:span text:style-name="T266">L</text:span><text:span text:style-name="T37">etter-</text:span><text:span text:style-name="T266">F</text:span><text:span text:style-name="T37">orms</text:span></text:h>
      <text:p text:style-name="P44"><text:span text:style-name="T75">Produces insular letter-forms, e.g. </text:span><text:span text:style-name="T113">dfgrsw</text:span><text:span text:style-name="T75">. Does not affect capitals (except W), as these are not commonly used in early manuscripts. </text:span><text:span text:style-name="T74">For these, use the Character Variant (cv</text:span><text:span text:style-name="T30">nn</text:span><text:span text:style-name="T74">) features.</text:span></text:p>
      <text:h text:style-name="P94" text:outline-level="2"><text:span text:style-name="T356"><text:sequence text:ref-name="refFeature15" text:name="Feature" text:formula="ooow:Feature+1" style:num-format="1">16</text:sequence></text:span><text:span text:style-name="T356">. </text:span><text:bookmark-start text:name="hist"/><text:span text:style-name="Source_20_Text">hist</text:span><text:bookmark-end text:name="hist"/> – Historical Forms</text:h>
      <text:p text:style-name="P11"><text:span text:style-name="T37">Changes s to </text:span><text:span text:style-name="T114">s</text:span><text:span text:style-name="T37"> (longs).</text:span></text:p>
      <text:h text:style-name="P94" text:outline-level="2"><text:span text:style-name="T356"><text:sequence text:ref-name="refFeature16" text:name="Feature" text:formula="ooow:Feature+1" style:num-format="1">17</text:sequence></text:span><text:span text:style-name="T356">. </text:span><text:bookmark-start text:name="ss03"/><text:span text:style-name="Source_20_Text">ss03</text:span><text:bookmark-end text:name="ss03"/> – Long s</text:h>
      <text:p text:style-name="P11"><text:span text:style-name="T37">Changes s to </text:span><text:span text:style-name="T116">s</text:span><text:span text:style-name="T37"> (duplicating hist). </text:span><text:span text:style-name="T43">see also </text:span><text:span text:style-name="Source_20_Text"><text:span text:style-name="T260">ss08</text:span></text:span><text:span text:style-name="T43">.</text:span></text:p>
      <text:h text:style-name="P94" text:outline-level="2"><text:span text:style-name="T356"><text:sequence text:ref-name="refFeature17" text:name="Feature" text:formula="ooow:Feature+1" style:num-format="1">18</text:sequence></text:span><text:span text:style-name="T356">. </text:span><text:bookmark-start text:name="ss04"/><text:span text:style-name="Source_20_Text">ss04</text:span><text:bookmark-end text:name="ss04"/> – High <text:span text:style-name="T264">O</text:span>verline</text:h>
      <text:p text:style-name="P12"><text:span text:style-name="T37">Produces a high overline over letters used as roman numbers, e.g. </text:span><text:span text:style-name="T117">cdij LMVX</text:span><text:span text:style-name="T37">.</text:span></text:p>
      <text:h text:style-name="P94" text:outline-level="2"><text:span text:style-name="T356"><text:sequence text:ref-name="refFeature18" text:name="Feature" text:formula="ooow:Feature+1" style:num-format="1">19</text:sequence></text:span><text:span text:style-name="T356">. </text:span><text:bookmark-start text:name="ss05"/><text:span text:style-name="Source_20_Text">ss05</text:span><text:bookmark-end text:name="ss05"/> – Medium-High Overline</text:h>
      <text:p text:style-name="P12"><text:span text:style-name="T37">Produces a medium-high overline over (or through the ascenders of) letters used as roman numbers, e.g. <text:s/></text:span><text:span text:style-name="T118">cdij</text:span><text:span text:style-name="T37">.</text:span></text:p>
      <text:h text:style-name="P94" text:outline-level="2"><text:span text:style-name="T356"><text:sequence text:ref-name="refFeature19" text:name="Feature" text:formula="ooow:Feature+1" style:num-format="1">20</text:sequence></text:span><text:span text:style-name="T356">. </text:span><text:bookmark-start text:name="ss06"/><text:span text:style-name="Source_20_Text">ss06</text:span><text:bookmark-end text:name="ss06"/> – Enlarged Minuscules</text:h>
      <text:p text:style-name="P12"><text:span text:style-name="T37">Lowercase letters that match the height of normal ones, but with a higher x-height, e.g. </text:span><text:span text:style-name="T119">abcdefg</text:span><text:span text:style-name="T37">. </text:span><text:span text:style-name="T74">Covers the whole of the basic Latin alphabet and several other letters: consult the MUFI recommendation for more details.</text:span></text:p>
      <text:h text:style-name="P94" text:outline-level="2"><text:span text:style-name="T356"><text:sequence text:ref-name="refFeature20" text:name="Feature" text:formula="ooow:Feature+1" style:num-format="1">21</text:sequence></text:span><text:span text:style-name="T356">. </text:span><text:bookmark-start text:name="ss07"/><text:span text:style-name="Source_20_Text">ss07</text:span><text:bookmark-end text:name="ss07"/> – Underdotted <text:span text:style-name="T264">T</text:span>ext</text:h>
      <text:p text:style-name="P13"><text:span text:style-name="T37">Produces underdotted text </text:span><text:span text:style-name="T78">(indicating deletion in many medieval manuscript)</text:span><text:span text:style-name="T37"> for many letters (including the whole of the basic Latin alphabet and a number of other </text:span><text:span text:style-name="T64">letters</text:span><text:span text:style-name="T37">), e.g. </text:span><text:span text:style-name="T120">abcdefg HIJKLM</text:span><text:span text:style-name="T37">. </text:span><text:span text:style-name="T77">This also affects small caps, e.g. </text:span><text:span text:style-name="T31">abcdef</text:span><text:span text:style-name="T77"> </text:span><text:span text:style-name="T38">→ </text:span><text:span text:style-name="T370">abcdef</text:span><text:span text:style-name="T77">.</text:span><text:span text:style-name="T37"> </text:span><text:span text:style-name="T78">For letters </text:span><text:span text:style-name="T80">without corresponding</text:span><text:span text:style-name="T78"> underdotted </text:span><text:span text:style-name="T80">forms</text:span><text:span text:style-name="T78"> </text:span><text:span text:style-name="T79">(e.g. U+A75</text:span><text:span text:style-name="T80">1</text:span><text:span text:style-name="T79">, ꝑ)</text:span><text:span text:style-name="T78">, use U+0323, combining dot below </text:span><text:span text:style-name="T79">( ꝑ̣)</text:span><text:span text:style-name="T78">.</text:span></text:p>
      <text:h text:style-name="P94" text:outline-level="2"><text:soft-page-break/><text:span text:style-name="T356"><text:sequence text:ref-name="refFeature21" text:name="Feature" text:formula="ooow:Feature+1" style:num-format="1">22</text:sequence></text:span><text:span text:style-name="T356">. </text:span><text:bookmark-start text:name="ss08"/><text:span text:style-name="Source_20_Text">ss08</text:span><text:bookmark-end text:name="ss08"/> – Contextual <text:span text:style-name="T264">L</text:span>ong s</text:h>
      <text:p text:style-name="P42"><text:span text:style-name="T72">In English and French text only, varies s and </text:span><text:span text:style-name="T115">s</text:span><text:span text:style-name="T72"> according to rules followed by many early printers: </text:span><text:span text:style-name="T121">sports, essence, stormy, disheveled, transfusions, slyness, cliffside</text:span><text:span text:style-name="T72">. For </text:span><text:span text:style-name="T55">this feature to work properly</text:span><text:span text:style-name="T72">, </text:span><text:span text:style-name="Source_20_Text"><text:span text:style-name="T365">calt</text:span></text:span><text:span text:style-name="T70"> (</text:span><text:span text:style-name="T71">Contextual Alternates</text:span><text:span text:style-name="T70">) must also be enabled (as it should be by default: see </text:span><text:a xlink:type="simple" xlink:href="#req" text:style-name="Internet_20_link" text:visited-style-name="Visited_20_Internet_20_Link"><text:span text:style-name="T70">Required Features</text:span></text:a><text:span text:style-name="T70"> below).</text:span></text:p>
      <text:h text:style-name="P94" text:outline-level="2"><text:span text:style-name="T356"><text:sequence text:ref-name="refFeature22" text:name="Feature" text:formula="ooow:Feature+1" style:num-format="1">23</text:sequence></text:span><text:span text:style-name="T356">. </text:span><text:bookmark-start text:name="ss11"/><text:span text:style-name="Source_20_Text">ss11</text:span><text:bookmark-end text:name="ss11"/> – r <text:span text:style-name="T264">R</text:span>otunda</text:h>
      <text:p text:style-name="P14"><text:span text:style-name="T37">In lowercase and small caps, substitutes r rotunda (</text:span><text:span text:style-name="T122">r</text:span><text:span text:style-name="T37">) for r. See also </text:span><text:span text:style-name="Source_20_Text">ss16</text:span></text:p>
      <text:h text:style-name="P94" text:outline-level="2"><text:span text:style-name="T356"><text:sequence text:ref-name="refFeature23" text:name="Feature" text:formula="ooow:Feature+1" style:num-format="1">24</text:sequence></text:span><text:span text:style-name="T356">. </text:span><text:bookmark-start text:name="ss12"/><text:span text:style-name="Source_20_Text">ss12</text:span><text:bookmark-end text:name="ss12"/> – Early English Futhorc</text:h>
      <text:p text:style-name="P45"><text:span text:style-name="T40">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57">fisc flodu ahof</text:span><text:span text:style-name="T40"> </text:span><text:span text:style-name="T38">→ <text:s/></text:span><text:span text:style-name="T124">fisc flodu ahof</text:span><text:span text:style-name="T40">.</text:span></text:p>
      <text:h text:style-name="P94" text:outline-level="2"><text:span text:style-name="T356"><text:sequence text:ref-name="refFeature24" text:name="Feature" text:formula="ooow:Feature+1" style:num-format="1">25</text:sequence></text:span><text:span text:style-name="T356">. </text:span><text:bookmark-start text:name="ss13"/><text:span text:style-name="Source_20_Text">ss13</text:span><text:bookmark-end text:name="ss13"/> – Elder Futhark</text:h>
      <text:p text:style-name="P14"><text:span text:style-name="T37">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38">→ </text:span><text:span text:style-name="T125">ABCDEFG</text:span><text:span text:style-name="T37">.</text:span></text:p>
      <text:h text:style-name="P94" text:outline-level="2"><text:span text:style-name="T356"><text:sequence text:ref-name="refFeature25" text:name="Feature" text:formula="ooow:Feature+1" style:num-format="1">26</text:sequence></text:span><text:span text:style-name="T356">. </text:span><text:bookmark-start text:name="ss14"/><text:span text:style-name="Source_20_Text">ss14</text:span><text:bookmark-end text:name="ss14"/> – Younger Futhark</text:h>
      <text:p text:style-name="P15"><text:span text:style-name="T40">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38">→ </text:span><text:span text:style-name="T127">ABCDEFG</text:span><text:span text:style-name="T40">.</text:span></text:p>
      <text:h text:style-name="P94" text:outline-level="2"><text:span text:style-name="T356"><text:sequence text:ref-name="refFeature26" text:name="Feature" text:formula="ooow:Feature+1" style:num-format="1">27</text:sequence></text:span><text:span text:style-name="T356">. </text:span><text:bookmark-start text:name="ss15"/><text:span text:style-name="Source_20_Text">ss15</text:span><text:bookmark-end text:name="ss15"/> – Long Branch to Short Twig</text:h>
      <text:p text:style-name="P14"><text:span text:style-name="T37">In combination with </text:span><text:span text:style-name="Source_20_Text">ss14</text:span><text:span text:style-name="T37">, converts long branch to short twig runes: <text:s/></text:span><text:span text:style-name="T126">ABCDEFG </text:span><text:span text:style-name="T38">→</text:span><text:span text:style-name="T128"> </text:span><text:span text:style-name="T129">ABCDEFG</text:span><text:span text:style-name="T37">.</text:span></text:p>
      <text:h text:style-name="P94" text:outline-level="2"><text:span text:style-name="T356"><text:sequence text:ref-name="refFeature27" text:name="Feature" text:formula="ooow:Feature+1" style:num-format="1">28</text:sequence></text:span><text:span text:style-name="T356">. </text:span><text:bookmark-start text:name="ss16"/><text:span text:style-name="Source_20_Text">ss16</text:span><text:bookmark-end text:name="ss16"/> – Contextual r <text:span text:style-name="T264">R</text:span>otunda</text:h>
      <text:p text:style-name="P17"><text:span text:style-name="T37">Converts r to </text:span><text:span text:style-name="T122">r</text:span><text:span text:style-name="T37"> following the most common rules of medieval manuscripts: </text:span><text:span text:style-name="T130">priest, firm</text:span><text:span text:style-name="T131">er</text:span><text:span text:style-name="T130">, </text:span><text:span text:style-name="T131">frost,</text:span><text:span text:style-name="T130"> ornament</text:span><text:span text:style-name="T37">. </text:span><text:span text:style-name="T72">For </text:span><text:span text:style-name="T55">this feature to work properly</text:span><text:span text:style-name="T72">, </text:span><text:span text:style-name="Source_20_Text"><text:span text:style-name="T365">calt</text:span></text:span><text:span text:style-name="T70"> (</text:span><text:span text:style-name="T71">Contextual Alternates</text:span><text:span text:style-name="T70">) must also be enabled (as it should be by default: see </text:span><text:a xlink:type="simple" xlink:href="#req" text:style-name="Internet_20_link" text:visited-style-name="Visited_20_Internet_20_Link"><text:span text:style-name="T70">Required Features</text:span></text:a><text:span text:style-name="T70"> below).</text:span></text:p>
      <text:h text:style-name="P94" text:outline-level="2"><text:soft-page-break/><text:span text:style-name="T356"><text:sequence text:ref-name="refFeature28" text:name="Feature" text:formula="ooow:Feature+1" style:num-format="1">29</text:sequence></text:span><text:span text:style-name="T356">. </text:span><text:bookmark-start text:name="ss18"/><text:span text:style-name="Source_20_Text">ss18</text:span><text:bookmark-end text:name="ss18"/> – Old-<text:span text:style-name="T264">S</text:span>tyle <text:span text:style-name="T264">P</text:span>unctuation <text:span text:style-name="T264">S</text:span>pacing</text:h>
      <text:p text:style-name="P6">Colons, semicolons, parentheses, quotation marks and several other glyphs are spaced as in early printed books.</text:p>
      <text:h text:style-name="P94" text:outline-level="2"><text:span text:style-name="T356"><text:sequence text:ref-name="refFeature29" text:name="Feature" text:formula="ooow:Feature+1" style:num-format="1">30</text:sequence></text:span><text:span text:style-name="T356">. </text:span><text:bookmark-start text:name="ss19"/><text:span text:style-name="Source_20_Text">ss19</text:span><text:bookmark-end text:name="ss19"/> – Latin to Gothic <text:span text:style-name="T264">T</text:span>ransliteration</text:h>
      <text:p text:style-name="P16"><text:span text:style-name="T37">Produces Gothic letters from Latin: </text:span><text:span text:style-name="T76">Warþ þan in dagans jainans</text:span><text:span text:style-name="T37"> </text:span><text:span text:style-name="T38">→</text:span><text:span text:style-name="T37"> </text:span><text:span text:style-name="T132">Warþ þan in dagans jainans</text:span><text:span text:style-name="T37">.</text:span></text:p>
      <text:h text:style-name="P94" text:outline-level="2"><text:span text:style-name="T356"><text:sequence text:ref-name="refFeature30" text:name="Feature" text:formula="ooow:Feature+1" style:num-format="1">31</text:sequence></text:span><text:span text:style-name="T356">. </text:span><text:bookmark-start text:name="cv01"/><text:span text:style-name="Source_20_Text">cv01</text:span><text:bookmark-end text:name="cv01"/> – Variants of aA</text:h>
      <text:p text:style-name="P18"><text:span text:style-name="T37">1=</text:span><text:span text:style-name="T137">aA</text:span><text:span text:style-name="T37">, 2=</text:span><text:span text:style-name="T136">aA</text:span><text:span text:style-name="T37">, 3=</text:span><text:span text:style-name="T135">a</text:span><text:span text:style-name="T37">, 4=</text:span><text:span text:style-name="T133">a</text:span><text:span text:style-name="T37">, 5=</text:span><text:span text:style-name="T134">a</text:span><text:span text:style-name="T37">.</text:span></text:p>
      <text:h text:style-name="P94" text:outline-level="2"><text:span text:style-name="T356"><text:sequence text:ref-name="refFeature31" text:name="Feature" text:formula="ooow:Feature+1" style:num-format="1">32</text:sequence></text:span><text:span text:style-name="T356">. </text:span><text:bookmark-start text:name="cv02"/><text:span text:style-name="Source_20_Text">cv02</text:span><text:bookmark-end text:name="cv02"/> – Variants of ąĄ</text:h>
      <text:p text:style-name="P40"><text:span text:style-name="T68">1=</text:span><text:span text:style-name="T138">ąĄ</text:span><text:span text:style-name="T141">ą</text:span><text:span text:style-name="T68">, 2=</text:span><text:span text:style-name="T139">ąĄ</text:span><text:span text:style-name="T68">, 3=</text:span><text:span text:style-name="T140">Ą</text:span></text:p>
      <text:h text:style-name="P95" text:outline-level="2"><text:bookmark-start text:name="cv05unused"/><text:span text:style-name="Source_20_Text"><text:span text:style-name="T261">cv0</text:span></text:span><text:span text:style-name="Source_20_Text"><text:span text:style-name="T353">3</text:span></text:span><text:bookmark-end text:name="cv05unused"/></text:h>
      <text:p text:style-name="Standard">There are no variants of bB.</text:p>
      <text:h text:style-name="P94" text:outline-level="2"><text:span text:style-name="T356"><text:sequence text:ref-name="refFeature32" text:name="Feature" text:formula="ooow:Feature+1" style:num-format="1">33</text:sequence></text:span><text:span text:style-name="T356">. </text:span><text:bookmark-start text:name="cv04"/><text:span text:style-name="Source_20_Text">cv04</text:span><text:bookmark-end text:name="cv04"/> – Variant of C</text:h>
      <text:p text:style-name="P5">1=<text:span text:style-name="T142">C</text:span></text:p>
      <text:h text:style-name="P94" text:outline-level="2"><text:span text:style-name="T356"><text:sequence text:ref-name="refFeature33" text:name="Feature" text:formula="ooow:Feature+1" style:num-format="1">34</text:sequence></text:span><text:span text:style-name="T356">. </text:span><text:bookmark-start text:name="cv05"/><text:span text:style-name="Source_20_Text">cv05</text:span><text:bookmark-end text:name="cv05"/> – Variants of dD</text:h>
      <text:p text:style-name="P51"><text:span text:style-name="T82">1=</text:span><text:span text:style-name="T405">dDd◌{^d}</text:span><text:span text:style-name="T82">, 2=</text:span><text:span text:style-name="T143">d◌{^d}</text:span><text:span text:style-name="T82">.</text:span></text:p>
      <text:h text:style-name="P94" text:outline-level="2"><text:span text:style-name="T356"><text:sequence text:ref-name="refFeature34" text:name="Feature" text:formula="ooow:Feature+1" style:num-format="1">35</text:sequence></text:span><text:span text:style-name="T356">. </text:span><text:bookmark-start text:name="cv06"/><text:span text:style-name="Source_20_Text">cv06</text:span><text:bookmark-end text:name="cv06"/><text:span text:style-name="Source_20_Text"><text:span text:style-name="T48"> – Variant of đ </text:span></text:span><text:span text:style-name="Source_20_Text"><text:span text:style-name="T49">(U+0111, d with stroke)</text:span></text:span></text:h>
      <text:p text:style-name="P9">1=<text:span text:style-name="T339">đ</text:span></text:p>
      <text:h text:style-name="P94" text:outline-level="2"><text:span text:style-name="T356"><text:sequence text:ref-name="refFeature35" text:name="Feature" text:formula="ooow:Feature+1" style:num-format="1">36</text:sequence></text:span><text:span text:style-name="T356">. </text:span><text:bookmark-start text:name="cv07"/><text:span text:style-name="Source_20_Text"><text:span text:style-name="T26">c</text:span></text:span><text:span text:style-name="Source_20_Text">v07</text:span><text:bookmark-end text:name="cv07"/><text:span text:style-name="T37"> – </text:span><text:span text:style-name="T41">Variants of eE</text:span></text:h>
      <text:p text:style-name="P7">1=<text:span text:style-name="T144">eE</text:span><text:span text:style-name="T369">e</text:span>, 2=<text:span text:style-name="T145">eE</text:span>, 3=<text:span text:style-name="T146">e</text:span><text:span text:style-name="T37">.</text:span></text:p>
      <text:h text:style-name="P94" text:outline-level="2"><text:span text:style-name="T356"><text:sequence text:ref-name="refFeature36" text:name="Feature" text:formula="ooow:Feature+1" style:num-format="1">37</text:sequence></text:span><text:span text:style-name="T356">. </text:span><text:bookmark-start text:name="cv08"/><text:span text:style-name="Source_20_Text">cv08</text:span><text:bookmark-end text:name="cv08"/> – Variants of ęĘ</text:h>
      <text:p text:style-name="P8"><text:span text:style-name="T37">1=</text:span><text:span text:style-name="T147">ęĘ</text:span><text:span text:style-name="T338">ę</text:span><text:span text:style-name="T147">◌{^ę}</text:span><text:span text:style-name="T338"></text:span><text:span text:style-name="T147"></text:span><text:span text:style-name="T338"></text:span><text:span text:style-name="T37"> </text:span><text:span text:style-name="T252">(</text:span><text:span text:style-name="T37">etc.</text:span><text:span text:style-name="T252">)</text:span><text:span text:style-name="T37">, 2=</text:span><text:span text:style-name="T148">ęĘ</text:span><text:span text:style-name="T253">ę</text:span><text:span text:style-name="T37">.</text:span></text:p>
      <text:h text:style-name="P94" text:outline-level="2"><text:span text:style-name="T356"><text:sequence text:ref-name="refFeature37" text:name="Feature" text:formula="ooow:Feature+1" style:num-format="1">38</text:sequence></text:span><text:span text:style-name="T356">. </text:span><text:bookmark-start text:name="cv09"/><text:span text:style-name="Source_20_Text">cv09</text:span><text:bookmark-end text:name="cv09"/> – Variants of f <text:span text:style-name="T149">F</text:span></text:h>
      <text:p text:style-name="P36"><text:span text:style-name="T149">1=</text:span><text:span text:style-name="T150">fF</text:span><text:span text:style-name="T254">f</text:span><text:span text:style-name="T255">f</text:span><text:span text:style-name="T149">, 2=</text:span><text:span text:style-name="T154">f</text:span><text:span text:style-name="T149">, 3=</text:span><text:span text:style-name="T153">f</text:span><text:span text:style-name="T149">, 4=</text:span><text:span text:style-name="T152">f</text:span><text:span text:style-name="T149">, 5=</text:span><text:span text:style-name="T151">f</text:span><text:span text:style-name="T149">.</text:span></text:p>
      <text:h text:style-name="P94" text:outline-level="2"><text:span text:style-name="T356"><text:sequence text:ref-name="refFeature38" text:name="Feature" text:formula="ooow:Feature+1" style:num-format="1">39</text:sequence></text:span><text:span text:style-name="T356">. </text:span><text:bookmark-start text:name="cv10"/><text:span text:style-name="Source_20_Text">cv10</text:span><text:bookmark-end text:name="cv10"/> – Variants of Gg</text:h>
      <text:p text:style-name="P19">1=<text:span text:style-name="T155">gG</text:span><text:span text:style-name="T156">g</text:span>, <text:span text:style-name="T157">2=</text:span><text:span text:style-name="T161">gG</text:span><text:span text:style-name="T157">, 3=</text:span><text:span text:style-name="T160">g</text:span><text:span text:style-name="T157">, 4=</text:span><text:span text:style-name="T159">g</text:span><text:span text:style-name="T157">, 5=</text:span><text:span text:style-name="T158">g</text:span><text:span text:style-name="T157">.</text:span></text:p>
      <text:h text:style-name="P94" text:outline-level="2"><text:soft-page-break/><text:span text:style-name="T356"><text:sequence text:ref-name="refFeature39" text:name="Feature" text:formula="ooow:Feature+1" style:num-format="1">40</text:sequence></text:span><text:span text:style-name="T356">. </text:span><text:bookmark-start text:name="cv11"/><text:span text:style-name="Source_20_Text">cv11</text:span><text:bookmark-end text:name="cv11"/> – Variants of ȝȜ (Yogh)</text:h>
      <text:p text:style-name="P20">1=<text:span text:style-name="T162">ȝȜ</text:span><text:span text:style-name="T165">ȝ</text:span><text:span text:style-name="T163">ȝȜ</text:span><text:span text:style-name="T164">ȝ</text:span>.</text:p>
      <text:h text:style-name="P94" text:outline-level="2"><text:span text:style-name="T356"><text:sequence text:ref-name="refFeature40" text:name="Feature" text:formula="ooow:Feature+1" style:num-format="1">41</text:sequence></text:span><text:span text:style-name="T356">. </text:span><text:bookmark-start text:name="cv12"/><text:span text:style-name="Source_20_Text">cv12</text:span><text:bookmark-end text:name="cv12"/> – Variants of hH</text:h>
      <text:p text:style-name="P21">1=<text:span text:style-name="T167">hH</text:span>.</text:p>
      <text:h text:style-name="P94" text:outline-level="2"><text:span text:style-name="T356"><text:sequence text:ref-name="refFeature41" text:name="Feature" text:formula="ooow:Feature+1" style:num-format="1">42</text:sequence></text:span><text:span text:style-name="T356">. </text:span><text:bookmark-start text:name="cv13"/><text:span text:style-name="Source_20_Text">cv13</text:span><text:bookmark-end text:name="cv13"/> – Variants of iI</text:h>
      <text:p text:style-name="Standard">1=<text:span text:style-name="T392">iI</text:span>, 2=<text:span text:style-name="T168">i◌{^i}</text:span>.</text:p>
      <text:h text:style-name="P94" text:outline-level="2"><text:span text:style-name="T395"><text:sequence text:ref-name="refFeature42" text:name="Feature" text:formula="ooow:Feature+1" style:num-format="1">43</text:sequence></text:span><text:span text:style-name="T395">. </text:span><text:bookmark-start text:name="cv14"/><text:span text:style-name="Source_20_Text">cv14</text:span><text:bookmark-end text:name="cv14"/> – <text:span text:style-name="T395">Variants of j</text:span></text:h>
      <text:p text:style-name="P49">1=<text:span text:style-name="T396">j◌{^j}</text:span></text:p>
      <text:h text:style-name="P94" text:outline-level="2"><text:span text:style-name="T356"><text:sequence text:ref-name="refFeature43" text:name="Feature" text:formula="ooow:Feature+1" style:num-format="1">44</text:sequence></text:span><text:span text:style-name="T356">. </text:span><text:bookmark-start text:name="cv15"/><text:span text:style-name="Source_20_Text">cv15</text:span><text:bookmark-end text:name="cv15"/> – Variants of k</text:h>
      <text:p text:style-name="P22"><text:span text:style-name="T166">1=</text:span><text:span text:style-name="T171">k</text:span><text:span text:style-name="T166">, 2=</text:span><text:span text:style-name="T170">k</text:span><text:span text:style-name="T166">, 3=</text:span><text:span text:style-name="T169">k</text:span><text:span text:style-name="T166">.</text:span></text:p>
      <text:h text:style-name="P94" text:outline-level="2"><text:span text:style-name="T356"><text:sequence text:ref-name="refFeature44" text:name="Feature" text:formula="ooow:Feature+1" style:num-format="1">45</text:sequence></text:span><text:span text:style-name="T356">. </text:span><text:bookmark-start text:name="cv16"/><text:span text:style-name="Source_20_Text">cv16</text:span><text:bookmark-end text:name="cv16"/> – Variant of l</text:h>
      <text:p text:style-name="P23">1=<text:span text:style-name="T172">l</text:span>.</text:p>
      <text:h text:style-name="P94" text:outline-level="2"><text:span text:style-name="T356"><text:sequence text:ref-name="refFeature45" text:name="Feature" text:formula="ooow:Feature+1" style:num-format="1">46</text:sequence></text:span><text:span text:style-name="T356">. </text:span><text:bookmark-start text:name="cv17"/><text:span text:style-name="Source_20_Text">cv17</text:span><text:bookmark-end text:name="cv17"/> – Variant of ꝉ (U+A749, <text:span text:style-name="T352">l with high stroke</text:span>)</text:h>
      <text:p text:style-name="P23">1=<text:span text:style-name="T173">ꝉ</text:span>.</text:p>
      <text:h text:style-name="P94" text:outline-level="2"><text:span text:style-name="T356"><text:sequence text:ref-name="refFeature46" text:name="Feature" text:formula="ooow:Feature+1" style:num-format="1">47</text:sequence></text:span><text:span text:style-name="T356">. </text:span><text:bookmark-start text:name="cv18"/><text:span text:style-name="Source_20_Text">cv18</text:span><text:bookmark-end text:name="cv18"/> – Variants of mM</text:h>
      <text:p text:style-name="P50">1=<text:span text:style-name="T402">mM</text:span><text:span text:style-name="T403">m</text:span><text:span text:style-name="T402">◌{^m}</text:span>,<text:span text:style-name="T401"> 2=</text:span><text:span text:style-name="T175">mM</text:span><text:span text:style-name="T176">m</text:span><text:span text:style-name="T401">, 3=</text:span><text:span text:style-name="T174">mM</text:span><text:span text:style-name="T401">.</text:span></text:p>
      <text:h text:style-name="P94" text:outline-level="2"><text:span text:style-name="T356"><text:sequence text:ref-name="refFeature47" text:name="Feature" text:formula="ooow:Feature+1" style:num-format="1">48</text:sequence></text:span><text:span text:style-name="T356">. </text:span><text:bookmark-start text:name="cv19"/><text:span text:style-name="Source_20_Text">cv19</text:span><text:bookmark-end text:name="cv19"/> – Variants of nN</text:h>
      <text:p text:style-name="P24">1=<text:span text:style-name="T179">nN</text:span><text:span text:style-name="T180">n</text:span>, 2=<text:span text:style-name="T177">n</text:span><text:span text:style-name="T178">n</text:span>.</text:p>
      <text:h text:style-name="Heading_20_2" text:outline-level="2"><text:bookmark-start text:name="cv20"/><text:span text:style-name="Source_20_Text">cv20</text:span><text:bookmark-end text:name="cv20"/></text:h>
      <text:p text:style-name="P37">There are no variants of oO.</text:p>
      <text:h text:style-name="P94" text:outline-level="2"><text:span text:style-name="T356"><text:sequence text:ref-name="refFeature48" text:name="Feature" text:formula="ooow:Feature+1" style:num-format="1">49</text:sequence></text:span><text:span text:style-name="T356">. </text:span><text:bookmark-start text:name="cv21"/><text:span text:style-name="Source_20_Text">cv21</text:span><text:bookmark-end text:name="cv21"/> – Variants of ø</text:h>
      <text:p text:style-name="P24">1=<text:span text:style-name="T184">ø</text:span>, 2=<text:span text:style-name="T183">ø</text:span>, 3=<text:span text:style-name="T182">ø</text:span>, 4=<text:span text:style-name="T181">ø</text:span>.</text:p>
      <text:h text:style-name="P94" text:outline-level="2"><text:span text:style-name="T356"><text:sequence text:ref-name="refFeature49" text:name="Feature" text:formula="ooow:Feature+1" style:num-format="1">50</text:sequence></text:span><text:span text:style-name="T356">. </text:span><text:bookmark-start text:name="cv22"/><text:span text:style-name="Source_20_Text">cv22</text:span><text:bookmark-end text:name="cv22"/> – Variant of P</text:h>
      <text:p text:style-name="P25">1=<text:span text:style-name="T185">P</text:span>.</text:p>
      <text:h text:style-name="P94" text:outline-level="2"><text:span text:style-name="T356"><text:sequence text:ref-name="refFeature50" text:name="Feature" text:formula="ooow:Feature+1" style:num-format="1">51</text:sequence></text:span><text:span text:style-name="T356">. </text:span><text:bookmark-start text:name="cv23"/><text:span text:style-name="Source_20_Text">cv23</text:span><text:bookmark-end text:name="cv23"/> – Variant of Q</text:h>
      <text:p text:style-name="P26"><text:span text:style-name="T186">1=</text:span><text:span text:style-name="T187">Q</text:span><text:span text:style-name="T186">.</text:span></text:p>
      <text:h text:style-name="P94" text:outline-level="2"><text:soft-page-break/><text:span text:style-name="T356"><text:sequence text:ref-name="refFeature51" text:name="Feature" text:formula="ooow:Feature+1" style:num-format="1">52</text:sequence></text:span><text:span text:style-name="T356">. </text:span><text:bookmark-start text:name="cv24"/><text:span text:style-name="Source_20_Text">cv24</text:span><text:bookmark-end text:name="cv24"/> – Variants of rR</text:h>
      <text:p text:style-name="P26">1=<text:span text:style-name="T404">rRr◌{^r}</text:span>,<text:span text:style-name="T186"> 2=</text:span><text:span text:style-name="T188">rR</text:span><text:span text:style-name="T189">r</text:span><text:span text:style-name="T186">.</text:span></text:p>
      <text:h text:style-name="P94" text:outline-level="2"><text:span text:style-name="T356"><text:sequence text:ref-name="refFeature52" text:name="Feature" text:formula="ooow:Feature+1" style:num-format="1">53</text:sequence></text:span><text:span text:style-name="T356">. </text:span><text:bookmark-start text:name="cv25"/><text:span text:style-name="Source_20_Text">cv25</text:span><text:bookmark-end text:name="cv25"/> – Variants of sS</text:h>
      <text:p text:style-name="P27">1=<text:span text:style-name="T193">sS</text:span><text:span text:style-name="T194">s</text:span>, 2=<text:span text:style-name="T191">sS</text:span>, 3=<text:span text:style-name="T190">s</text:span>, 4=<text:span text:style-name="T192">s</text:span>.</text:p>
      <text:h text:style-name="P94" text:outline-level="2"><text:span text:style-name="T356"><text:sequence text:ref-name="refFeature53" text:name="Feature" text:formula="ooow:Feature+1" style:num-format="1">54</text:sequence></text:span><text:span text:style-name="T356">. </text:span><text:bookmark-start text:name="cv26"/><text:span text:style-name="Source_20_Text">cv26</text:span><text:bookmark-end text:name="cv26"/> – Variants of tT</text:h>
      <text:p text:style-name="Standard">1=<text:span text:style-name="T195">tTt◌{^t}</text:span>.</text:p>
      <text:h text:style-name="Heading_20_2" text:outline-level="2"><text:span text:style-name="Source_20_Text">cv27</text:span></text:h>
      <text:p text:style-name="P37">There are no variants of uU.</text:p>
      <text:h text:style-name="P94" text:outline-level="2"><text:span text:style-name="T356"><text:sequence text:ref-name="refFeature54" text:name="Feature" text:formula="ooow:Feature+1" style:num-format="1">55</text:sequence></text:span><text:span text:style-name="T356">. </text:span><text:bookmark-start text:name="cv28"/><text:span text:style-name="Source_20_Text"><text:span text:style-name="T197">cv28</text:span></text:span><text:bookmark-end text:name="cv28"/><text:span text:style-name="T197"> – Variants of vV</text:span></text:h>
      <text:p text:style-name="P38">1=<text:span text:style-name="T199">vV</text:span><text:span text:style-name="T226">v</text:span>, 2=<text:span text:style-name="T198">vV</text:span>.</text:p>
      <text:h text:style-name="Heading_20_2" text:outline-level="2"><text:span text:style-name="Source_20_Text">cv29</text:span></text:h>
      <text:p text:style-name="P37">There are no variants of wW.</text:p>
      <text:h text:style-name="P94" text:outline-level="2"><text:span text:style-name="T356"><text:sequence text:ref-name="refFeature55" text:name="Feature" text:formula="ooow:Feature+1" style:num-format="1">56</text:sequence></text:span><text:span text:style-name="T356">. </text:span><text:bookmark-start text:name="cv30"/><text:span text:style-name="Source_20_Text">cv30</text:span><text:bookmark-end text:name="cv30"/> – Variants of x</text:h>
      <text:p text:style-name="P28">1=<text:span text:style-name="T228">x</text:span>, 2=<text:span text:style-name="T227">x</text:span>.</text:p>
      <text:h text:style-name="P94" text:outline-level="2"><text:span text:style-name="T356"><text:sequence text:ref-name="refFeature56" text:name="Feature" text:formula="ooow:Feature+1" style:num-format="1">57</text:sequence></text:span><text:span text:style-name="T356">. </text:span><text:bookmark-start text:name="cv31"/><text:span text:style-name="Source_20_Text">cv31</text:span><text:bookmark-end text:name="cv31"/> – Variants of y</text:h>
      <text:p text:style-name="P29">1=<text:span text:style-name="T230">y</text:span>, 2=<text:span text:style-name="T229">y</text:span>.</text:p>
      <text:h text:style-name="P94" text:outline-level="2"><text:span text:style-name="T356"><text:sequence text:ref-name="refFeature57" text:name="Feature" text:formula="ooow:Feature+1" style:num-format="1">58</text:sequence></text:span><text:span text:style-name="T356">. </text:span><text:bookmark-start text:name="cv32"/><text:span text:style-name="Source_20_Text">cv32</text:span><text:bookmark-end text:name="cv32"/> – Variant of Z</text:h>
      <text:p text:style-name="P46">1=<text:span text:style-name="T231">Z</text:span>.</text:p>
      <text:h text:style-name="P94" text:outline-level="2"><text:sequence text:ref-name="refFeature58" text:name="Feature" text:formula="ooow:Feature+1" style:num-format="1">59</text:sequence>. <text:bookmark-start text:name="cv33"/><text:span text:style-name="Source_20_Text">cv33</text:span><text:bookmark-end text:name="cv33"/> – <text:span text:style-name="T28">a</text:span><text:span text:style-name="T37"> </text:span><text:span text:style-name="T81">to a</text:span></text:h>
      <text:p text:style-name="P53"><text:span text:style-name="T374">l=a. This features </text:span><text:span text:style-name="T203">reverts</text:span><text:span text:style-name="T374"> small cap </text:span><text:span text:style-name="T34">a</text:span><text:span text:style-name="T374"> to a, enabling it to ligature with small cap </text:span><text:span text:style-name="T34">n</text:span><text:span text:style-name="T374"> or </text:span><text:span text:style-name="T34">r</text:span><text:span text:style-name="T374"> via </text:span><text:span text:style-name="Source_20_Text"><text:span text:style-name="T374">hlig</text:span></text:span><text:span text:style-name="T374">: </text:span><text:span text:style-name="T371">an, ar</text:span><text:span text:style-name="T374">. </text:span><text:span text:style-name="T373">Be sure to </text:span><text:span text:style-name="T203">a</text:span><text:span text:style-name="T374">pply </text:span><text:span text:style-name="Source_20_Text"><text:span text:style-name="T374">smcp</text:span></text:span><text:span text:style-name="T374">, </text:span><text:span text:style-name="Source_20_Text"><text:span text:style-name="T374">cv33</text:span></text:span><text:span text:style-name="T374"> and </text:span><text:span text:style-name="Source_20_Text"><text:span text:style-name="T374">hlig</text:span></text:span><text:span text:style-name="T374"> to both components of the ligature.</text:span></text:p>
      <text:h text:style-name="P96" text:outline-level="2"><text:sequence text:ref-name="refFeature59" text:name="Feature" text:formula="ooow:Feature+1" style:num-format="1">60</text:sequence>. <text:bookmark-start text:name="cv34"/><text:span text:style-name="Source_20_Text"><text:span text:style-name="T421">cv34</text:span></text:span><text:bookmark-end text:name="cv34"/><text:span text:style-name="T421"> – Variant of {(aa)}</text:span></text:h>
      <text:p text:style-name="P54">1=<text:span text:style-name="T422">{(aa)}</text:span>.</text:p>
      <text:h text:style-name="Heading_20_2" text:outline-level="2"><text:sequence text:ref-name="refFeature60" text:name="Feature" text:formula="ooow:Feature+1" style:num-format="1">61</text:sequence>. <text:bookmark-start text:name="cv35"/><text:span text:style-name="Source_20_Text"><text:span text:style-name="T423">cv35</text:span></text:span><text:bookmark-end text:name="cv35"/><text:span text:style-name="T423"> – Variants of æÆ</text:span></text:h>
      <text:p text:style-name="Standard"><text:span text:style-name="T423">1=</text:span><text:span text:style-name="T424">æÆ</text:span><text:span text:style-name="T423">, 2=</text:span><text:span text:style-name="T425">æ</text:span>.</text:p>
      <text:h text:style-name="Heading_20_2" text:outline-level="2"><text:soft-page-break/><text:sequence text:ref-name="refFeature61" text:name="Feature" text:formula="ooow:Feature+1" style:num-format="1">62</text:sequence>. <text:bookmark-start text:name="cv36"/><text:span text:style-name="Source_20_Text">cv36</text:span><text:bookmark-end text:name="cv36"/> – Variants of {(ao)}{(AO)}</text:h>
      <text:p text:style-name="Standard">1=<text:span text:style-name="T426">{(ao)}{(AO)}</text:span><text:span text:style-name="T427">{(ao)}</text:span>.</text:p>
      <text:h text:style-name="P97" text:outline-level="2"><text:sequence text:ref-name="refFeature62" text:name="Feature" text:formula="ooow:Feature+1" style:num-format="1">63</text:sequence>. cv37 – Variant of {(av)}</text:h>
      <text:p text:style-name="Standard">1=<text:span text:style-name="T428">{(av)}</text:span>.</text:p>
      <text:h text:style-name="Heading_20_2" text:outline-level="2"><text:span text:style-name="Source_20_Text">cv3</text:span><text:span text:style-name="Source_20_Text"><text:span text:style-name="T268">8</text:span></text:span>–<text:span text:style-name="Source_20_Text">cv39</text:span></text:h>
      <text:p text:style-name="P37">Reserved.</text:p>
      <text:h text:style-name="P94" text:outline-level="2"><text:span text:style-name="T356"><text:sequence text:ref-name="refFeature63" text:name="Feature" text:formula="ooow:Feature+1" style:num-format="1">64</text:sequence></text:span><text:span text:style-name="T356">. </text:span><text:bookmark-start text:name="cv40"/><text:span text:style-name="Source_20_Text">cv40</text:span><text:bookmark-end text:name="cv40"/> – Variants of ⁊⹒ (U+204A<text:span text:style-name="T435"> </text:span>/<text:span text:style-name="T435"> U+2E52</text:span>, Tironian nota)</text:h>
      <text:p text:style-name="P55"><text:span text:style-name="T434">1=</text:span><text:span text:style-name="T233">⁊⹒</text:span><text:span text:style-name="T434">, 2=</text:span><text:span text:style-name="T232">⁊⹒</text:span><text:span text:style-name="T434">.</text:span></text:p>
      <text:h text:style-name="P94" text:outline-level="2"><text:span text:style-name="T356"><text:sequence text:ref-name="refFeature64" text:name="Feature" text:formula="ooow:Feature+1" style:num-format="1">65</text:sequence></text:span><text:span text:style-name="T356">. </text:span><text:bookmark-start text:name="cv41"/><text:span text:style-name="Source_20_Text">cv41</text:span><text:bookmark-end text:name="cv41"/> – Variant of {(ru)} <text:span text:style-name="T235">(U+A75D, </text:span><text:span text:style-name="T263">rum abbreviation</text:span><text:span text:style-name="T235">)</text:span></text:h>
      <text:p text:style-name="P30">1=<text:span text:style-name="T234">{(ru)}</text:span>.</text:p>
      <text:h text:style-name="P94" text:outline-level="2"><text:span text:style-name="T356"><text:sequence text:ref-name="refFeature65" text:name="Feature" text:formula="ooow:Feature+1" style:num-format="1">66</text:sequence></text:span><text:span text:style-name="T356">. </text:span><text:bookmark-start text:name="cv42"/><text:span text:style-name="Source_20_Text">cv42</text:span><text:bookmark-end text:name="cv42"/> – Variants of ◌{^zz} (U+035B, <text:span text:style-name="T263">combining zigzag above</text:span>)</text:h>
      <text:p text:style-name="P39"><text:span text:style-name="T235">1=</text:span><text:span text:style-name="T241">◌{^zz}</text:span><text:span text:style-name="T235">, 2=</text:span><text:span text:style-name="T237">◌{^zz}, </text:span><text:span text:style-name="T238">3</text:span><text:span text:style-name="T236">=</text:span><text:span text:style-name="T340">◌{^zz}. </text:span><text:span text:style-name="T65">Positioning of the zigzag can differ from that of other combining marks, e.g. b͛, </text:span><text:span text:style-name="T342">f͛</text:span><text:span text:style-name="T65">, </text:span><text:span text:style-name="T242">d͛</text:span><text:span text:style-name="T65">.</text:span><text:span text:style-name="T66"> </text:span><text:span text:style-name="T67">If </text:span><text:span text:style-name="Source_20_Text"><text:span text:style-name="T347">calt</text:span></text:span><text:span text:style-name="T67"> “Contextual Alternates” is enabled (as it should be </text:span><text:span text:style-name="T50">in </text:span><text:span text:style-name="T60">most</text:span><text:span text:style-name="T50"> apps</text:span><text:span text:style-name="T67">), variant </text:span><text:span text:style-name="T59">forms</text:span><text:span text:style-name="T67"> of alternate 2 will be used with several letters, e.g.</text:span><text:span text:style-name="T341"> </text:span><text:span text:style-name="T240">d͛,</text:span><text:span text:style-name="T239"> f͛, k͛</text:span><text:span text:style-name="T341">. Enable </text:span><text:span text:style-name="Source_20_Text"><text:span text:style-name="T347">case</text:span></text:span><text:span text:style-name="T341"> for </text:span><text:span text:style-name="T343">forms that harmonize with</text:span><text:span text:style-name="T341"> capitals </text:span><text:span text:style-name="T343">(</text:span><text:span text:style-name="T90">A͛ </text:span><text:span text:style-name="T344">B͛</text:span><text:span text:style-name="T90"> </text:span><text:span text:style-name="T345">C͛</text:span><text:span text:style-name="T90"> </text:span><text:span text:style-name="T346">D͛</text:span><text:span text:style-name="T343">)</text:span><text:span text:style-name="T83">, </text:span><text:span text:style-name="Source_20_Text"><text:span text:style-name="T400">smcp</text:span></text:span><text:span text:style-name="T83"> for forms </text:span><text:span text:style-name="T84">that harmonize</text:span><text:span text:style-name="T83"> with small caps (</text:span><text:span text:style-name="T36">e͛ </text:span><text:span text:style-name="T408">f͛</text:span><text:span text:style-name="T36"> </text:span><text:span text:style-name="T406">g͛</text:span><text:span text:style-name="T36"> </text:span><text:span text:style-name="T407">h͛</text:span><text:span text:style-name="T83">).</text:span></text:p>
      <text:h text:style-name="P94" text:outline-level="2"><text:span text:style-name="T356"><text:sequence text:ref-name="refFeature66" text:name="Feature" text:formula="ooow:Feature+1" style:num-format="1">67</text:sequence></text:span><text:span text:style-name="T356">. </text:span><text:bookmark-start text:name="cv43"/><text:span text:style-name="Source_20_Text">cv43</text:span><text:bookmark-end text:name="cv43"/> – Variant of ◌ᷓ (U+1DD3, <text:span text:style-name="T263">combining open a</text:span>)</text:h>
      <text:p text:style-name="P31">1=<text:span text:style-name="T243">◌ᷓ</text:span>.</text:p>
      <text:h text:style-name="P94" text:outline-level="2"><text:span text:style-name="T356"><text:sequence text:ref-name="refFeature67" text:name="Feature" text:formula="ooow:Feature+1" style:num-format="1">68</text:sequence></text:span><text:span text:style-name="T356">. </text:span><text:bookmark-start text:name="cv44"/><text:span text:style-name="Source_20_Text">cv44</text:span><text:bookmark-end text:name="cv44"/> – Variant of ◌ᷣ (U+1DE3, <text:span text:style-name="T263">combining r rotunda</text:span>)</text:h>
      <text:p text:style-name="P32">1=<text:span text:style-name="T244">◌ᷣ</text:span>.</text:p>
      <text:h text:style-name="P94" text:outline-level="2"><text:span text:style-name="T356"><text:sequence text:ref-name="refFeature68" text:name="Feature" text:formula="ooow:Feature+1" style:num-format="1">69</text:sequence></text:span><text:span text:style-name="T356">. </text:span><text:bookmark-start text:name="cv45"/><text:span text:style-name="Source_20_Text">cv45</text:span><text:bookmark-end text:name="cv45"/> – Variant of ◌̅◌ (U+0305, <text:span text:style-name="T263">two-letter overline</text:span>)</text:h>
      <text:p text:style-name="P33">1=<text:span text:style-name="T245">◌̅◌</text:span>.</text:p>
      <text:h text:style-name="P94" text:outline-level="2"><text:span text:style-name="T356"><text:sequence text:ref-name="refFeature69" text:name="Feature" text:formula="ooow:Feature+1" style:num-format="1">70</text:sequence></text:span><text:span text:style-name="T356">. </text:span><text:bookmark-start text:name="cv46"/><text:span text:style-name="Source_20_Text">cv46</text:span><text:bookmark-end text:name="cv46"/> – Variant of ◌̃ (U+0303, <text:span text:style-name="T263">combining tilde</text:span>)</text:h>
      <text:p text:style-name="P34">1=<text:span text:style-name="T246">◌̃</text:span>.</text:p>
      <text:h text:style-name="P98" text:outline-level="2"><text:span text:style-name="T356"><text:sequence text:ref-name="refFeature70" text:name="Feature" text:formula="ooow:Feature+1" style:num-format="1">71</text:sequence></text:span><text:span text:style-name="T356">.</text:span><text:span text:style-name="T265"> </text:span><text:bookmark-start text:name="cv47"/><text:span text:style-name="Source_20_Text"><text:span text:style-name="T269">cv47</text:span></text:span><text:bookmark-end text:name="cv47"/><text:span text:style-name="T265"> – </text:span>Variants of short horizontal stroke <text:span text:style-name="T348">(U+0335)</text:span></text:h>
      <text:p text:style-name="P58"><text:span text:style-name="T348">1= </text:span><text:span text:style-name="T443">◌̵</text:span>, <text:span text:style-name="T348">2= </text:span><text:span text:style-name="T444">◌̵</text:span><text:span text:style-name="T348">, 3= </text:span><text:span text:style-name="T445">◌̵</text:span></text:p>
      <text:p text:style-name="P58"><text:span text:style-name="T348">This character </text:span><text:span text:style-name="T201">can be used with letters with ascenders or descenders, e.g. d̵ b̵ þ̵ </text:span><text:span text:style-name="T202">p̵</text:span><text:span text:style-name="T201">. </text:span><text:span text:style-name="Source_20_Text"><text:span text:style-name="T348">cv</text:span></text:span><text:span text:style-name="Source_20_Text"><text:span text:style-name="T442">47</text:span></text:span><text:span text:style-name="T201"> with index=1 (the default) widens the stroke, and </text:span><text:span text:style-name="T202">indexes</text:span><text:span text:style-name="T201"> 2 and 3 offset the </text:span><text:soft-page-break/><text:span text:style-name="T201">stroke to the right or left. Via </text:span><text:span text:style-name="Source_20_Text"><text:span text:style-name="T348">calt</text:span></text:span><text:span text:style-name="T201">, this </text:span><text:span text:style-name="T202">offset</text:span><text:span text:style-name="T201"> is </text:span><text:span text:style-name="T202">performed</text:span><text:span text:style-name="T201"> automatically for certain characters </text:span><text:span text:style-name="T202">with ascenders</text:span><text:span text:style-name="T201">, </text:span><text:span text:style-name="T349">e.g. b̵ d̵ þ̵ </text:span><text:span text:style-name="T351">þ̵</text:span><text:span text:style-name="T201">. </text:span><text:span text:style-name="T202">Thus it should rarely be necessary to use an index with </text:span><text:span text:style-name="Source_20_Text"><text:span text:style-name="T350">cv</text:span></text:span><text:span text:style-name="Source_20_Text"><text:span text:style-name="T442">47</text:span></text:span><text:span text:style-name="T202">.</text:span></text:p>
      <text:h text:style-name="P98" text:outline-level="2"><text:span text:style-name="Source_20_Text">cv4</text:span><text:span text:style-name="Source_20_Text"><text:span text:style-name="T442">8</text:span></text:span>–<text:span text:style-name="Source_20_Text">cv49</text:span></text:h>
      <text:p text:style-name="P37">Reserved.</text:p>
      <text:h text:style-name="P94" text:outline-level="2"><text:span text:style-name="T356"><text:sequence text:ref-name="refFeature71" text:name="Feature" text:formula="ooow:Feature+1" style:num-format="1">72</text:sequence></text:span><text:span text:style-name="T356">. </text:span><text:bookmark-start text:name="cv50"/><text:span text:style-name="Source_20_Text">cv50</text:span><text:bookmark-end text:name="cv50"/> – Variant of ʔ (U+0294, <text:span text:style-name="T263">glottal stop</text:span>)</text:h>
      <text:p text:style-name="P34">1=<text:span text:style-name="T247">ʔ</text:span>.</text:p>
      <text:h text:style-name="P94" text:outline-level="2"><text:span text:style-name="T356"><text:sequence text:ref-name="refFeature72" text:name="Feature" text:formula="ooow:Feature+1" style:num-format="1">73</text:sequence></text:span><text:span text:style-name="T356">. </text:span><text:bookmark-start text:name="cv51"/><text:span text:style-name="Source_20_Text">cv51</text:span><text:bookmark-end text:name="cv51"/> – Variant of ? <text:span text:style-name="T251">(question mark)</text:span></text:h>
      <text:p text:style-name="P35">1=<text:span text:style-name="T248">?</text:span>.</text:p>
      <text:h text:style-name="Heading_20_2" text:outline-level="2"><text:span text:style-name="T218"><text:sequence text:ref-name="refFeature73" text:name="Feature" text:formula="ooow:Feature+1" style:num-format="1">74</text:sequence></text:span><text:span text:style-name="T202">. </text:span><text:bookmark-start text:name="cv53"/><text:span text:style-name="Source_20_Text"><text:span text:style-name="T436">cv53</text:span></text:span><text:bookmark-end text:name="cv53"/><text:span text:style-name="T217"> – </text:span><text:span text:style-name="T219">Variants of spacing ꝰ (U+A770)</text:span></text:h>
      <text:p text:style-name="P56"><text:span text:style-name="T437">1=</text:span><text:span text:style-name="T438">ꝰ</text:span><text:span text:style-name="T437">, 2=</text:span><text:span text:style-name="T439">ꝰ</text:span><text:span text:style-name="T437">. <text:s/>Index 1 produces the baseline -us abbreviation (</text:span><text:span text:style-name="T440">same as </text:span><text:span text:style-name="T437">MUFI U+F1A6). </text:span><text:span text:style-name="T221">MUFI also has an uppercase baseline -us abbreviation</text:span><text:span text:style-name="T437"> (U+F1A</text:span><text:span text:style-name="T220">5</text:span><text:span text:style-name="T437">), </text:span><text:span text:style-name="T440">but as there is no uppercase version of U+A770 to pair it with, it is placed here.</text:span></text:p>
      <text:h text:style-name="P99" text:outline-level="2"><text:span text:style-name="T218"><text:sequence text:ref-name="refFeature74" text:name="Feature" text:formula="ooow:Feature+1" style:num-format="1">75</text:sequence></text:span><text:span text:style-name="T218">. </text:span><text:bookmark-start text:name="cv54"/><text:span text:style-name="Source_20_Text"><text:span text:style-name="T446">cv54</text:span></text:span><text:bookmark-end text:name="cv54"/><text:span text:style-name="T222"> – Variant of {(et)} (U+A76B)</text:span></text:h>
      <text:p text:style-name="P59">1=<text:span text:style-name="T441">{(et)}</text:span>. Identical in shape to a semicolon, but as it is semantically the same as U+A76B, it is preferable to use that character with this feature.</text:p>
      <text:h text:style-name="P100" text:outline-level="2"><text:span text:style-name="T218"><text:sequence text:ref-name="refFeature75" text:name="Feature" text:formula="ooow:Feature+1" style:num-format="1">76</text:sequence></text:span>. <text:bookmark-start text:name="cv55"/><text:span text:style-name="Source_20_Text"><text:span text:style-name="T454">cv55</text:span></text:span><text:bookmark-end text:name="cv55"/><text:span text:style-name="T454"> </text:span>– Variants of ¤ (U+0044, generic currency sign)</text:h>
      <text:p text:style-name="P61"><text:span text:style-name="T448">1=</text:span><text:span text:style-name="T449">¤</text:span><text:span text:style-name="T448">, 2=</text:span><text:span text:style-name="T456">¤</text:span><text:span text:style-name="T448">, 3=</text:span><text:span text:style-name="T457">¤</text:span><text:span text:style-name="T448">, 4=</text:span><text:span text:style-name="T458">¤</text:span><text:span text:style-name="T448">, </text:span><text:span text:style-name="T450">5</text:span><text:span text:style-name="T448">=</text:span><text:span text:style-name="T459">¤</text:span><text:span text:style-name="T448">, </text:span><text:span text:style-name="T450">6</text:span><text:span text:style-name="T448">=</text:span><text:span text:style-name="T460">¤</text:span><text:span text:style-name="T448">, </text:span><text:span text:style-name="T450">7</text:span><text:span text:style-name="T448">=</text:span><text:span text:style-name="T461">¤</text:span><text:span text:style-name="T448">, </text:span><text:span text:style-name="T450">8</text:span><text:span text:style-name="T448">=</text:span><text:span text:style-name="T462">¤</text:span><text:span text:style-name="T448">, </text:span><text:span text:style-name="T450">9</text:span><text:span text:style-name="T448">=</text:span><text:span text:style-name="T463">¤</text:span><text:span text:style-name="T448">, </text:span><text:span text:style-name="T450">10</text:span><text:span text:style-name="T448">=</text:span><text:span text:style-name="T464">¤</text:span><text:span text:style-name="T448">, </text:span><text:span text:style-name="T450">11</text:span><text:span text:style-name="T448">=</text:span><text:span text:style-name="T465">¤</text:span><text:span text:style-name="T448">, </text:span><text:span text:style-name="T450">12</text:span><text:span text:style-name="T448">=</text:span><text:span text:style-name="T466">¤</text:span><text:span text:style-name="T448">, </text:span><text:span text:style-name="T450">13</text:span><text:span text:style-name="T448">=</text:span><text:span text:style-name="T467">¤</text:span><text:span text:style-name="T448">, </text:span><text:span text:style-name="T450">1</text:span><text:span text:style-name="T448">4=</text:span><text:span text:style-name="T468">¤</text:span><text:span text:style-name="T448">, </text:span><text:span text:style-name="T450">15</text:span><text:span text:style-name="T448">=</text:span><text:span text:style-name="T469">¤</text:span><text:span text:style-name="T448">, </text:span><text:span text:style-name="T450">16</text:span><text:span text:style-name="T448">=</text:span><text:span text:style-name="T470">¤</text:span><text:span text:style-name="T448">, </text:span><text:span text:style-name="T450">17</text:span><text:span text:style-name="T448">=</text:span><text:span text:style-name="T471">¤</text:span><text:span text:style-name="T448">, </text:span><text:span text:style-name="T450">18</text:span><text:span text:style-name="T448">=</text:span><text:span text:style-name="T472">¤</text:span><text:span text:style-name="T448">, </text:span><text:span text:style-name="T450">19</text:span><text:span text:style-name="T448">=</text:span><text:span text:style-name="T473">¤</text:span><text:span text:style-name="T448">, </text:span><text:span text:style-name="T450">20</text:span><text:span text:style-name="T448">=</text:span><text:span text:style-name="T474">¤</text:span><text:span text:style-name="T448">, </text:span><text:span text:style-name="T450">21</text:span><text:span text:style-name="T448">=</text:span><text:span text:style-name="T475">¤</text:span><text:span text:style-name="T448">, </text:span><text:span text:style-name="T450">22</text:span><text:span text:style-name="T448">=</text:span><text:span text:style-name="T476">¤</text:span><text:span text:style-name="T448">, </text:span><text:span text:style-name="T450">23</text:span><text:span text:style-name="T448">=</text:span><text:span text:style-name="T477">¤</text:span><text:span text:style-name="T448">, </text:span><text:span text:style-name="T450">2</text:span><text:span text:style-name="T448">4=</text:span><text:span text:style-name="T478">¤</text:span><text:span text:style-name="T448">, </text:span><text:span text:style-name="T450">25</text:span><text:span text:style-name="T448">=</text:span><text:span text:style-name="T479">¤</text:span><text:span text:style-name="T448">, </text:span><text:span text:style-name="T450">26</text:span><text:span text:style-name="T448">=</text:span><text:span text:style-name="T480">¤</text:span><text:span text:style-name="T448">, </text:span><text:span text:style-name="T450">27</text:span><text:span text:style-name="T448">=</text:span><text:span text:style-name="T481">¤</text:span><text:span text:style-name="T448">. </text:span><text:span text:style-name="T451">All of MUFI’s currency and weight symbols (those that do not have Unicode </text:span><text:span text:style-name="T224">code points</text:span><text:span text:style-name="T451">) are gathered here, </text:span><text:span text:style-name="T453">but some are also variants of other currency signs </text:span><text:span text:style-name="T493">(see below)</text:span><text:span text:style-name="T451">.</text:span></text:p>
      <text:h text:style-name="P101" text:outline-level="2"><text:span text:style-name="T218"><text:sequence text:ref-name="refFeature76" text:name="Feature" text:formula="ooow:Feature+1" style:num-format="1">77</text:sequence></text:span>. <text:bookmark-start text:name="cv56"/><text:span text:style-name="Source_20_Text"><text:span text:style-name="T454">cv56</text:span></text:span><text:bookmark-end text:name="cv56"/><text:span text:style-name="T454"> </text:span><text:span text:style-name="T447">– Variant of ℔ </text:span><text:span text:style-name="T448">(U+2114)</text:span></text:h>
      <text:p text:style-name="P60">1=<text:span text:style-name="T452">℔</text:span>. Same as MUFI U+F2EB (French Libra sign).</text:p>
      <text:h text:style-name="Heading_20_2" text:outline-level="2"><text:span text:style-name="T218"><text:sequence text:ref-name="refFeature77" text:name="Feature" text:formula="ooow:Feature+1" style:num-format="1">78</text:sequence></text:span>. <text:bookmark-start text:name="cv57"/><text:span text:style-name="Source_20_Text"><text:span text:style-name="T455">cv57</text:span></text:span><text:bookmark-end text:name="cv57"/><text:span text:style-name="T455"> – Variants of £ (U+00A3, British pound sign)</text:span></text:h>
      <text:p text:style-name="P62">1=<text:span text:style-name="T483">£</text:span>, <text:span text:style-name="T482">2=</text:span><text:span text:style-name="T484">£</text:span><text:span text:style-name="T482">, 3=</text:span><text:span text:style-name="T485">£</text:span><text:span text:style-name="T482">, 4=</text:span><text:span text:style-name="T486">£</text:span><text:span text:style-name="T482">, 5=</text:span><text:span text:style-name="T487">£</text:span><text:span text:style-name="T482">, 6=</text:span><text:span text:style-name="T488">£</text:span><text:span text:style-name="T482">. </text:span><text:span text:style-name="T489">Same as MUFI U+F2EA, F2EB, F2EC, F2ED, F2EE, F2EF, pound signs from various locales.</text:span></text:p>
      <text:h text:style-name="Heading_20_2" text:outline-level="2"><text:soft-page-break/><text:span text:style-name="T218"><text:sequence text:ref-name="refFeature78" text:name="Feature" text:formula="ooow:Feature+1" style:num-format="1">79</text:sequence></text:span>. <text:bookmark-start text:name="cv58"/><text:span text:style-name="Source_20_Text"><text:span text:style-name="T489">cv58</text:span></text:span><text:bookmark-end text:name="cv58"/><text:span text:style-name="T489"> – Variant of ₰ (U+20B0, German penny sign)</text:span></text:h>
      <text:p text:style-name="Standard">1=<text:span text:style-name="T490">₰</text:span>. <text:span text:style-name="T489">Same as MUFI U+F</text:span><text:span text:style-name="T492">2F5.</text:span></text:p>
      <text:h text:style-name="Heading_20_2" text:outline-level="2"><text:span text:style-name="T218"><text:sequence text:ref-name="refFeature79" text:name="Feature" text:formula="ooow:Feature+1" style:num-format="1">80</text:sequence></text:span>. <text:bookmark-start text:name="cv59"/><text:span text:style-name="Source_20_Text"><text:span text:style-name="T489">cv59</text:span></text:span><text:bookmark-end text:name="cv59"/><text:span text:style-name="T489"> – Variant of ƒ (U+0192, florin)</text:span></text:h>
      <text:p text:style-name="Standard">1=<text:span text:style-name="T491">ƒ</text:span>. Same as MUFI U+F2E8.</text:p>
      <text:h text:style-name="Heading_20_2" text:outline-level="2"><text:span text:style-name="T218"><text:sequence text:ref-name="refFeature80" text:name="Feature" text:formula="ooow:Feature+1" style:num-format="1">81</text:sequence></text:span>. <text:span text:style-name="Source_20_Text">cv60</text:span> – Variant of ℥ (U+2125, Ounce sign)</text:h>
      <text:p text:style-name="P63">1=<text:span text:style-name="T494">℥</text:span>. Same as MUFI U+F2FD, Script ounce sign.</text:p>
      <text:h text:style-name="P101" text:outline-level="2"><text:span text:style-name="Source_20_Text">cv</text:span><text:span text:style-name="Source_20_Text"><text:span text:style-name="T492">6</text:span></text:span><text:span text:style-name="Source_20_Text"><text:span text:style-name="T495">1</text:span></text:span>–<text:span text:style-name="Source_20_Text">cv99</text:span></text:h>
      <text:p text:style-name="P37">Reserved.</text:p>
      <text:h text:style-name="P94" text:outline-level="2"><text:span text:style-name="T356"><text:sequence text:ref-name="refFeature81" text:name="Feature" text:formula="ooow:Feature+1" style:num-format="1">82</text:sequence></text:span><text:span text:style-name="T356">. </text:span><text:bookmark-start text:name="rtlm"/><text:span text:style-name="Source_20_Text">rtlm</text:span><text:bookmark-end text:name="rtlm"/> – Right to Left Mirrored Forms</text:h>
      <text:p text:style-name="P35">Produces mirrored runes, e.g. <text:span text:style-name="T123">ABCDEFG</text:span> <text:span text:style-name="T38">→ </text:span><text:span text:style-name="T249">ABCDEFG</text:span><text:span text:style-name="T37">.</text:span></text:p>
      <text:h text:style-name="P94" text:outline-level="2"><text:span text:style-name="T356"><text:sequence text:ref-name="refFeature82" text:name="Feature" text:formula="ooow:Feature+1" style:num-format="1">83</text:sequence></text:span><text:span text:style-name="T356">. </text:span><text:bookmark-start text:name="hlig"/><text:span text:style-name="Source_20_Text">hlig</text:span><text:bookmark-end text:name="hlig"/> – Historic <text:span text:style-name="T264">L</text:span>igatures</text:h>
      <text:p text:style-name="P57"><text:span text:style-name="T42">Produces ligatures </text:span><text:span text:style-name="T63">for combinations</text:span><text:span text:style-name="T42"> that </text:span><text:span text:style-name="T63">sh</text:span><text:span text:style-name="T42">ould not </text:span><text:span text:style-name="T47">ordinarily</text:span><text:span text:style-name="T42"> </text:span><text:span text:style-name="T86">be rendered as ligatures</text:span><text:span text:style-name="T42"> in modern text. </text:span><text:span text:style-name="T87">Most of these are from the MUFI recommendation, ranges B.1.1(b) and B.1.4.</text:span><text:span text:style-name="T42"> This </text:span><text:span text:style-name="T44">feature</text:span><text:span text:style-name="T42"> does not </text:span><text:span text:style-name="T46">produce</text:span><text:span text:style-name="T42"> digraphs </text:span><text:span text:style-name="T85">(</text:span><text:span text:style-name="T62">which</text:span><text:span text:style-name="T42"> have a phonetic value</text:span><text:span text:style-name="T85">), </text:span><text:span text:style-name="T87">for which</text:span><text:span text:style-name="T85"> see </text:span><text:a xlink:type="simple" xlink:href="#ss17" text:style-name="Internet_20_link" text:visited-style-name="Visited_20_Internet_20_Link"><text:span text:style-name="T85">ss17</text:span></text:a><text:span text:style-name="T42">. </text:span><text:span text:style-name="T271">The ligatures: </text:span><text:span text:style-name="T285">Hr</text:span><text:span text:style-name="T273">→</text:span><text:span text:style-name="T301">Hr</text:span><text:span text:style-name="T271"> </text:span><text:span text:style-name="T272">OꝚ</text:span><text:span text:style-name="T273">→</text:span><text:span text:style-name="T289">OꝚ</text:span><text:span text:style-name="T273">; OꝜ→</text:span><text:span text:style-name="T290">OꝜ</text:span><text:span text:style-name="T273">;</text:span><text:span text:style-name="T274"> PP→</text:span><text:span text:style-name="T291">PP</text:span><text:span text:style-name="T274">;</text:span><text:span text:style-name="T273"> UE→</text:span><text:span text:style-name="T290">UE</text:span><text:span text:style-name="T273">; UU→</text:span><text:span text:style-name="T290">UU</text:span><text:span text:style-name="T273">; af→</text:span><text:span text:style-name="T290">af</text:span><text:span text:style-name="T273">; aꝼ→</text:span><text:span text:style-name="T290">aꝼ</text:span><text:span text:style-name="T273">; ag→</text:span><text:span text:style-name="T290">ag</text:span><text:span text:style-name="T273">; al→</text:span><text:span text:style-name="T290">al</text:span><text:span text:style-name="T273">; an→</text:span><text:span text:style-name="T290">an</text:span><text:span text:style-name="T273">; </text:span><text:span text:style-name="T275">a</text:span><text:span text:style-name="T304">n</text:span><text:span text:style-name="T275">→</text:span><text:span text:style-name="T306">an </text:span><text:span text:style-name="T275">(for </text:span><text:span text:style-name="T306">an</text:span><text:span text:style-name="T275"> and </text:span><text:span text:style-name="T306">ar</text:span><text:span text:style-name="T275"> see </text:span><text:a xlink:type="simple" xlink:href="#cv33" text:style-name="Internet_20_link" text:visited-style-name="Visited_20_Internet_20_Link"><text:span text:style-name="Source_20_Text"><text:span text:style-name="T311">cv33</text:span></text:span></text:a><text:span text:style-name="T275"> above);</text:span><text:span text:style-name="T273"> ap→</text:span><text:span text:style-name="T290">ap</text:span><text:span text:style-name="T273">; ar→</text:span><text:span text:style-name="T290">ar</text:span><text:span text:style-name="T273">;</text:span><text:span text:style-name="T275"> a</text:span><text:span text:style-name="T304">r</text:span><text:span text:style-name="T275">→</text:span><text:span text:style-name="T306">ar</text:span><text:span text:style-name="T275">; </text:span><text:span text:style-name="T307">aþ</text:span><text:span text:style-name="T273">→</text:span><text:span text:style-name="T310">aþ</text:span><text:span text:style-name="T273">; </text:span><text:span text:style-name="T282">bb</text:span><text:span text:style-name="T276">→</text:span><text:span text:style-name="T298">bb</text:span><text:span text:style-name="T273"> </text:span><text:span text:style-name="T276">bg→</text:span><text:span text:style-name="T295">bg</text:span><text:span text:style-name="T276">;</text:span><text:span text:style-name="T273"> ch→</text:span><text:span text:style-name="T290">ch</text:span><text:span text:style-name="T273">; ck→</text:span><text:span text:style-name="T290">ck</text:span><text:span text:style-name="T273">; ꝺꝺ</text:span><text:span text:style-name="T274">→</text:span><text:span text:style-name="T291">ꝺꝺ</text:span><text:span text:style-name="T274">;</text:span><text:span text:style-name="T273"> ey→</text:span><text:span text:style-name="T290">ey</text:span><text:span text:style-name="T273">;<text:line-break/>f‌​ä→</text:span><text:span text:style-name="T290">fä</text:span><text:span text:style-name="T271">; </text:span><text:span text:style-name="T273">gd→</text:span><text:span text:style-name="T290">gd</text:span><text:span text:style-name="T273">; </text:span><text:span text:style-name="T307">gð→</text:span><text:span text:style-name="T312">gð</text:span><text:span text:style-name="T273">; </text:span><text:span text:style-name="T277">gꝺ→</text:span><text:span text:style-name="T292">gꝺ</text:span><text:span text:style-name="T277">; g</text:span><text:span text:style-name="T315">g</text:span><text:span text:style-name="T277">→</text:span><text:span text:style-name="T296">gg</text:span><text:span text:style-name="T271">; ɡɡ→</text:span><text:span text:style-name="T293">ɡɡ</text:span><text:span text:style-name="T278">;</text:span><text:span text:style-name="T277"> </text:span><text:span text:style-name="T278">go→</text:span><text:span text:style-name="T293">go</text:span><text:span text:style-name="T278">; gp→</text:span><text:span text:style-name="T293">gp</text:span><text:span text:style-name="T278">; gr→</text:span><text:span text:style-name="T293">gr</text:span><text:span text:style-name="T278">;</text:span><text:span text:style-name="T283"> hr</text:span><text:span text:style-name="T279">→</text:span><text:span text:style-name="T299">hr</text:span><text:span text:style-name="T283">; </text:span><text:span text:style-name="T319">hs</text:span><text:span text:style-name="T317">→</text:span><text:span text:style-name="T326">hs</text:span><text:span text:style-name="T287">; </text:span><text:span text:style-name="T288">h</text:span><text:span text:style-name="T314">ẝ</text:span><text:span text:style-name="T279">→</text:span><text:span text:style-name="T303">hẝ</text:span><text:span text:style-name="T314">;</text:span><text:span text:style-name="T283"> </text:span><text:span text:style-name="T284">kr</text:span><text:span text:style-name="T279">→</text:span><text:span text:style-name="T300">kr</text:span><text:span text:style-name="T284">; </text:span><text:span text:style-name="T319">ks</text:span><text:span text:style-name="T317">→</text:span><text:span text:style-name="T326">ks</text:span><text:span text:style-name="T287">; </text:span><text:span text:style-name="T288">k</text:span><text:span text:style-name="T314">ẝ</text:span><text:span text:style-name="T279">→</text:span><text:span text:style-name="T303">kẝ</text:span><text:span text:style-name="T314">;</text:span><text:span text:style-name="T284"> ll</text:span><text:span text:style-name="T279">→</text:span><text:span text:style-name="T300">ll</text:span><text:span text:style-name="T284">;</text:span><text:span text:style-name="T275"> </text:span><text:span text:style-name="T305">n</text:span><text:span text:style-name="T279">ſ→</text:span><text:span text:style-name="T316">nſ</text:span><text:span text:style-name="T279">; (</text:span><text:span text:style-name="T280">U+017F </text:span><text:span text:style-name="T317">s</text:span><text:span text:style-name="T279"> must be entered directly for this ligature to work properly);</text:span><text:span text:style-name="T278"> </text:span><text:span text:style-name="T274">oc→</text:span><text:span text:style-name="T291">oc</text:span><text:span text:style-name="T274">; </text:span><text:span text:style-name="T320">or</text:span><text:span text:style-name="T272">→</text:span><text:span text:style-name="T323">or</text:span><text:span text:style-name="T272">; o{(ru)}→</text:span><text:span text:style-name="T289">o{(ru)}</text:span><text:span text:style-name="T272">; </text:span><text:span text:style-name="T274">pp→</text:span><text:span text:style-name="T291">pp</text:span><text:span text:style-name="T274">; ꝓ</text:span><text:span text:style-name="T275">p→</text:span><text:span text:style-name="T291">ꝓ</text:span><text:span text:style-name="T294">p</text:span><text:span text:style-name="T275">; qꝩ→</text:span><text:span text:style-name="T294">qꝩ</text:span><text:span text:style-name="T275">; </text:span><text:span text:style-name="T286">q{(et)}</text:span><text:span text:style-name="T317">→</text:span><text:span text:style-name="T302">q{(et)}</text:span><text:span text:style-name="T286">;</text:span><text:span text:style-name="T275"> </text:span><text:span text:style-name="T321">qr</text:span><text:span text:style-name="T322">→</text:span><text:span text:style-name="T324">qr</text:span><text:span text:style-name="T286">; </text:span><text:span text:style-name="T317">sä→</text:span><text:span text:style-name="T325">sä</text:span><text:span text:style-name="T279">; </text:span><text:span text:style-name="T327">sch</text:span><text:span text:style-name="T272">→</text:span><text:span text:style-name="T328">sch</text:span><text:span text:style-name="T329">;</text:span><text:span text:style-name="T279"> </text:span><text:span text:style-name="T317">s</text:span><text:span text:style-name="T279">tr</text:span><text:span text:style-name="T272">→</text:span><text:span text:style-name="T325">str</text:span><text:span text:style-name="T272">; </text:span><text:span text:style-name="T317">sꝩ</text:span><text:span text:style-name="T279">→</text:span><text:span text:style-name="T325">sꝩ</text:span><text:span text:style-name="T318">;</text:span><text:span text:style-name="T279"> ꞇꞇ→</text:span><text:span text:style-name="T296">ꞇꞇ</text:span><text:span text:style-name="T279">; </text:span><text:span text:style-name="T276">ue→</text:span><text:span text:style-name="T297">ue</text:span><text:span text:style-name="T276">; uu→</text:span><text:span text:style-name="T295">uu</text:span><text:span text:style-name="T276">; </text:span><text:span text:style-name="T308">þ</text:span><text:span text:style-name="T309">r</text:span><text:span text:style-name="T276">→</text:span><text:span text:style-name="T313">þr; </text:span><text:span text:style-name="T333">þ</text:span><text:span text:style-name="T334">s</text:span><text:span text:style-name="T335">→</text:span><text:span text:style-name="T336">þs</text:span><text:span text:style-name="T314">; þẝ</text:span><text:span text:style-name="T322">→</text:span><text:span text:style-name="T314">þẝ</text:span><text:span text:style-name="T286">.</text:span></text:p>
      <text:h text:style-name="P94" text:outline-level="2"><text:span text:style-name="T356"><text:sequence text:ref-name="refFeature83" text:name="Feature" text:formula="ooow:Feature+1" style:num-format="1">84</text:sequence></text:span><text:span text:style-name="T356">. </text:span><text:bookmark-start text:name="dlig"/><text:span text:style-name="Source_20_Text">dlig</text:span><text:bookmark-end text:name="dlig"/> – <text:span text:style-name="T264">D</text:span>iscretionary <text:span text:style-name="T264">L</text:span>igatures</text:h>
      <text:p text:style-name="P47"><text:span text:style-name="T42">Produces lesser-used ligatures, but also roman numbers, e.g. </text:span><text:span text:style-name="T250">ii, II, xi, XI. </text:span><text:span text:style-name="T271">The lesser-used ligatures: </text:span><text:span text:style-name="T330">ct, </text:span><text:span text:style-name="T331">sp, str,</text:span><text:span text:style-name="T330"> st, tr, tt, ty</text:span><text:span text:style-name="T281">.</text:span></text:p>
      <text:h text:style-name="P102" text:outline-level="2"><text:span text:style-name="T69"><text:sequence text:ref-name="refFeature84" text:name="Feature" text:formula="ooow:Feature+1" style:num-format="1">85</text:sequence></text:span><text:span text:style-name="T37">. </text:span><text:bookmark-start text:name="ss17"/><text:span text:style-name="Source_20_Text">ss17</text:span><text:bookmark-end text:name="ss17"/><text:span text:style-name="T37"> – Rare Digraphs</text:span></text:h>
      <text:p text:style-name="P52"><text:span text:style-name="T412">By “digraph” we mean conjoined letters that represent a phonetic value: the most common examples for western languages are </text:span><text:span text:style-name="T360">æ</text:span><text:span text:style-name="T412"> and </text:span><text:span text:style-name="T360">œ</text:span><text:span text:style-name="T412"> (though these, because they are so common, are not included in this feature). Use of this feature in web pages </text:span><text:span text:style-name="T413">enables easier searches: for example, producing </text:span><text:span text:style-name="T414">þ</text:span><text:span text:style-name="T415">au</text:span><text:span text:style-name="T413"> from </text:span><text:span text:style-name="T110">þa</text:span><text:span text:style-name="T111">u</text:span><text:span text:style-name="T413"> allows the word to be searched as </text:span><text:soft-page-break/><text:span text:style-name="T413">“</text:span><text:span text:style-name="T109">þa</text:span><text:span text:style-name="T112">u</text:span><text:span text:style-name="T413">.” </text:span><text:span text:style-name="T418">The digraphs covered by this feature are </text:span><text:span text:style-name="T332">aa, ao, au, av, ay, oo, vy</text:span><text:span text:style-name="T418">, plus capital and small cap equivalents </text:span><text:span text:style-name="T420">and digraph + diacritic combinations anticipated in the MUFI recommendation</text:span><text:span text:style-name="T418">. To produce </text:span><text:span text:style-name="T420">such a</text:span><text:span text:style-name="T418"> digraph + diacritic combination, either type </text:span><text:span text:style-name="T215">a</text:span><text:span text:style-name="T418"> letter + diacritic combination as the second element of the digraph or type the diacritic after the second element. For example, a + ú yields </text:span><text:span text:style-name="T416">aú</text:span><text:span text:style-name="T418">, and </text:span><text:span text:style-name="T431">so does a + u + U+0301 (combining acute accent). </text:span><text:span text:style-name="T419">To produce a digraph + diacritic combination not covered by MUFI (e.g. </text:span><text:span text:style-name="T359">ꜵ̈</text:span><text:span text:style-name="T419">), you may have to enter the digraph directly and not via </text:span><text:span text:style-name="Source_20_Text"><text:span text:style-name="T419">ss17</text:span></text:span><text:span text:style-name="T419"> </text:span><text:span text:style-name="T420">(rare diacritics, however, are usually safe to use with this feature—e.g. </text:span><text:span text:style-name="T417">aaᷘ</text:span><text:span text:style-name="T420">). </text:span><text:span text:style-name="T216">N</text:span><text:span text:style-name="T431">ote that </text:span><text:span text:style-name="Source_20_Text"><text:span text:style-name="T431">ss17</text:span></text:span><text:span text:style-name="T431"> must be applied to </text:span><text:span text:style-name="T223">the two</text:span><text:span text:style-name="T431"> elements of the digraph </text:span><text:span text:style-name="T410">and</text:span><text:span text:style-name="T431"> any following diacritic.</text:span></text:p>
      <text:h text:style-name="P94" text:outline-level="2"><text:span text:style-name="T69"><text:sequence text:ref-name="refFeature85" text:name="Feature" text:formula="ooow:Feature+1" style:num-format="1">86</text:sequence></text:span><text:span text:style-name="T69">. </text:span><text:bookmark-start text:name="req"/><text:span text:style-name="T42">R</text:span><text:span text:style-name="T37">equired</text:span><text:bookmark-end text:name="req"/><text:span text:style-name="T37"> </text:span><text:span text:style-name="T267">F</text:span><text:span text:style-name="T37">eatures</text:span></text:h>
      <text:p text:style-name="P48"><text:span text:style-name="T51">Required features, which provide some of the font’s most basic functionality—ligatures, support </text:span><text:span text:style-name="T52">for</text:span><text:span text:style-name="T51"> other features, kerning, and more—include</text:span><text:span text:style-name="T47"> </text:span><text:span text:style-name="Source_20_Text"><text:span text:style-name="T262">ccmp</text:span></text:span><text:span text:style-name="T53"> (Glyph Composition/Decomposition), </text:span><text:span text:style-name="Source_20_Text"><text:span text:style-name="T354">calt</text:span></text:span><text:span text:style-name="T51"> (Contextual Alternates), </text:span><text:span text:style-name="Source_20_Text"><text:span text:style-name="T354">liga</text:span></text:span><text:span text:style-name="T51"> (Standard Ligatures), </text:span><text:span text:style-name="Source_20_Text"><text:span text:style-name="T368">loca</text:span></text:span><text:span text:style-name="T58"> (Localized Forms),</text:span><text:span text:style-name="T47"> </text:span><text:span text:style-name="Source_20_Text"><text:span text:style-name="T263">rlig</text:span></text:span><text:span text:style-name="T47"> (Required Ligatures), </text:span><text:span text:style-name="Source_20_Text"><text:span text:style-name="T355">kern</text:span></text:span><text:span text:style-name="T52"> (Horizontal Kerning), and </text:span><text:span text:style-name="Source_20_Text"><text:span text:style-name="T355">mark</text:span></text:span><text:span text:style-name="T355">/</text:span><text:span text:style-name="Source_20_Text"><text:span text:style-name="T357">mkmk</text:span></text:span><text:span text:style-name="T52"> (Mark Positioning). In MS Word these features have to be explicitly enabled on the Advanced tab of the Font dialog (Ctrl-D or Cmd-D: </text:span><text:span text:style-name="T54">enable Kerning, Standard Ligatures, and Contextual Alternates, and the others will be enabled automatically</text:span><text:span text:style-name="T52">), but in most other applications they </text:span><text:span text:style-name="T58">are</text:span><text:span text:style-name="T52"> enabled by default.</text:span></text:p>
      <text:h text:style-name="P94" text:outline-level="2"><text:span text:style-name="T52"><text:sequence text:ref-name="refFeature86" text:name="Feature" text:formula="ooow:Feature+1" style:num-format="1">87</text:sequence></text:span><text:span text:style-name="T45">. </text:span><text:span text:style-name="T61">Appendix: </text:span><text:span text:style-name="T45">Codes for Special Characters</text:span></text:h>
      <text:p text:style-name="P93"><text:span text:style-name="T384">The following </text:span><text:span text:style-name="T386">mnemonic</text:span><text:span text:style-name="T384"> codes, </text:span><text:span text:style-name="T399">which </text:span><text:span text:style-name="T384">are included in JuniusX/JuniusVF as a convenience, </text:span><text:span text:style-name="T399">are </text:span><text:span text:style-name="T213">resolved</text:span><text:span text:style-name="T399"> before </text:span><text:span text:style-name="T213">all</text:span><text:span text:style-name="T399"> other features, which can therefore act upon them. </text:span><text:span text:style-name="T430">These codes affect the </text:span><text:span text:style-name="T411">appearance</text:span><text:span text:style-name="T430"> of the text, but not the underlying text: thus if you use the sequence {‌(wn)} to produce the “wynn” ({(wn)}), it will not be searchable as its Unicode value (U+01BF), but rather as “{‌(wn)}.” Further, if you change the font, the code will </text:span><text:span text:style-name="T432">re</text:span><text:span text:style-name="T430">appear instead of the intended character. Therefore, if</text:span><text:span text:style-name="T384"> you are sending a document to a publisher </text:span><text:span text:style-name="T385">or publishing it on the web</text:span><text:span text:style-name="T384">, you should first replace the codes with the corresponding Unicode characters.</text:span></text:p>
      <text:p text:style-name="P92"><text:span text:style-name="T387">However, </text:span><text:span text:style-name="T206">t</text:span><text:span text:style-name="T384">he </text:span><text:span text:style-name="T206">Medieval Unicode Font Initiative </text:span><text:span text:style-name="T214">(MUFI)</text:span><text:span text:style-name="T384"> codes for combining marks in the Private Use Area </text:span><text:span text:style-name="T385">(highlighted below)</text:span><text:span text:style-name="T384"> are a special case. Most software will not </text:span><text:span text:style-name="T385">recognize these characters as combining marks, and so will not</text:span><text:span text:style-name="T384"> </text:span><text:span text:style-name="T205">position</text:span><text:span text:style-name="T384"> </text:span><text:span text:style-name="T204">them</text:span><text:span text:style-name="T384"> correctly </text:span><text:span text:style-name="T386">over the preceding character</text:span><text:span text:style-name="T387">s—</text:span><text:span text:style-name="T384">unless </text:span><text:span text:style-name="T387">you</text:span><text:span text:style-name="T384"> enter </text:span><text:span text:style-name="T387">them</text:span><text:span text:style-name="T384"> via these codes.</text:span></text:p>
      <text:p text:style-name="P91"><text:soft-page-break/><text:span text:style-name="T389">There are sometimes other </text:span><text:span text:style-name="T211">methods</text:span><text:span text:style-name="T389"> </text:span><text:span text:style-name="T397">than th</text:span><text:span text:style-name="T398">os</text:span><text:span text:style-name="T397">e outlined here</text:span><text:span text:style-name="T389"> </text:span><text:span text:style-name="T211">for</text:span><text:span text:style-name="T389"> produc</text:span><text:span text:style-name="T398">ing</text:span><text:span text:style-name="T389"> </text:span><text:span text:style-name="T207">combining</text:span><text:span text:style-name="T389"> marks. Any alphabetic mark with a small cap equivalent can be produced by applying </text:span><text:span text:style-name="Source_20_Text"><text:span text:style-name="T389">smcp</text:span></text:span><text:span text:style-name="T389"> to the mark, e.</text:span><text:span text:style-name="T397">g </text:span><text:span text:style-name="T35">◌{^g}</text:span><text:span text:style-name="T397"> from U+1DDA ◌{^g}.</text:span><text:span text:style-name="T390"> Variants can also be produced via Character Variant features: for example, just as dotless </text:span><text:span text:style-name="T208">i</text:span><text:span text:style-name="T390"> can be produced via </text:span><text:span text:style-name="Source_20_Text"><text:span text:style-name="T390">cv1</text:span></text:span><text:span text:style-name="Source_20_Text"><text:span text:style-name="T391">3</text:span></text:span><text:span text:style-name="T390"> with index 2, so combining dotless </text:span><text:span text:style-name="T209">i</text:span><text:span text:style-name="T390"> can be produced by applying the same feature to U+0365: </text:span><text:span text:style-name="T393">◌{^i}</text:span><text:span text:style-name="T390">; </text:span><text:span text:style-name="T394">and as </text:span><text:span text:style-name="Source_20_Text"><text:span text:style-name="T394">cv26</text:span></text:span><text:span text:style-name="T394"> changes t to insular </text:span><text:span text:style-name="T196">t</text:span><text:span text:style-name="T394">, so the same feature changes U+036D ◌{^t} to </text:span><text:span text:style-name="T196">◌{^t}</text:span><text:span text:style-name="T394">. </text:span><text:span text:style-name="T395">Such methods, where available, have a good chan</text:span><text:span text:style-name="T212">c</text:span><text:span text:style-name="T395">e of producing acceptable results where JuniusX or another MUFI font </text:span><text:span text:style-name="T210">is</text:span><text:span text:style-name="T395"> not available; </text:span><text:span text:style-name="T432">but as features must be applied to both the combining mark and the base character, it may not always be practical to use them </text:span><text:span text:style-name="T433">(you can produce </text:span><text:span text:style-name="T362">g{^ksc}</text:span><text:span text:style-name="T433"> with “g{‌^ksc}” but applying </text:span><text:span text:style-name="Source_20_Text"><text:span text:style-name="T433">smcp</text:span></text:span><text:span text:style-name="T433"> to the sequence g + U+1DDC (</text:span><text:span text:style-name="T362">gᷜ</text:span><text:span text:style-name="T433">) will produce </text:span><text:span text:style-name="T33">gᷜ</text:span><text:span text:style-name="T433">).</text:span></text:p>
      <text:section text:style-name="Sect1" text:name="Section2">
        <text:p text:style-name="P90">{‌(aa)} → {(aa)} (U+<text:span text:style-name="T378">A733)</text:span></text:p>
        <text:p text:style-name="P90">{‌(AA)} → {(AA)} (U+<text:span text:style-name="T378">A732)</text:span></text:p>
        <text:p text:style-name="P90">{‌(<text:span text:style-name="T376">ae</text:span>)} → <text:span text:style-name="T376">{(ae)}</text:span> (U+<text:span text:style-name="T380">00E6)</text:span></text:p>
        <text:p text:style-name="P90">{‌(AE)} → {(AE)} (U+<text:span text:style-name="T380">00C6)</text:span></text:p>
        <text:p text:style-name="P90">{‌(ao)} → {(ao)} (U+<text:span text:style-name="T378">A735)</text:span></text:p>
        <text:p text:style-name="P90">{‌(AO)} → {(AO)} (U+<text:span text:style-name="T378">A734)</text:span></text:p>
        <text:p text:style-name="P90">{‌(au)} → {(au)} (U+<text:span text:style-name="T378">A737)</text:span></text:p>
        <text:p text:style-name="P90">{‌(AU)} → {(AU)} (U+<text:span text:style-name="T378">A736)</text:span></text:p>
        <text:p text:style-name="P90">{‌(av)} → {(av)} (U+<text:span text:style-name="T378">A739)</text:span></text:p>
        <text:p text:style-name="P90">{‌(AV)} → {(AV)} (U+<text:span text:style-name="T378">A738)</text:span></text:p>
        <text:p text:style-name="P90">{‌(ay)} → {(ay)} (U+<text:span text:style-name="T379">A73D)</text:span></text:p>
        <text:p text:style-name="P90">{‌(AY)} → {(AY)} (U+<text:span text:style-name="T379">A73C)</text:span></text:p>
        <text:p text:style-name="P90">{‌(dh)} → {(dh)} (U+<text:span text:style-name="T380">00F0)</text:span></text:p>
        <text:p text:style-name="P90">{‌(DH)} → {(DH)} (U+<text:span text:style-name="T380">00D0)</text:span></text:p>
        <text:p text:style-name="P90">{‌(yo)} → {(yo)} (U+<text:span text:style-name="T378">021D)</text:span></text:p>
        <text:p text:style-name="P90">{‌(YO)} → {(YO)} (U+<text:span text:style-name="T378">021C)</text:span></text:p>
        <text:p text:style-name="P90">{‌(kl)} → {(kl)} (U+<text:span text:style-name="T380">A741)</text:span></text:p>
        <text:p text:style-name="P90">{‌(OO)} → {(OO)} (U+<text:span text:style-name="T380">A74E)</text:span></text:p>
        <text:p text:style-name="P90">{‌(oo)} → {(oo)} (U+<text:span text:style-name="T380">A74F)</text:span></text:p>
        <text:p text:style-name="P90">{‌(ob)} → {(ob)} (U+<text:span text:style-name="T379">A74B)</text:span></text:p>
        <text:p text:style-name="P90">{‌(OB)} → {(OB)} (U+<text:span text:style-name="T379">A74A)</text:span></text:p>
        <text:p text:style-name="P90">{‌(pr)} → {(pr)} (U+<text:span text:style-name="T379">A751)</text:span></text:p>
        <text:p text:style-name="P90">{‌(po)} → {(po)} (U+<text:span text:style-name="T379">A753)</text:span></text:p>
        <text:p text:style-name="P90">{‌(q<text:span text:style-name="T376">1</text:span>)} → {(q<text:span text:style-name="T376">1</text:span>)} (U+<text:span text:style-name="T379">A757)</text:span></text:p>
        <text:p text:style-name="P90">{‌(q<text:span text:style-name="T376">2</text:span>)} → {(q<text:span text:style-name="T376">2</text:span>)} (U+<text:span text:style-name="T379">A759)</text:span></text:p>
        <text:p text:style-name="P90">{‌(rr)} → {(rr)} (U+<text:span text:style-name="T380">A75B)</text:span></text:p>
        <text:p text:style-name="P90">{‌(ru)} → {(ru)} (U+<text:span text:style-name="T379">A75D)</text:span></text:p>
        <text:p text:style-name="P90">{‌(sd)} → {(sd)} (U+<text:span text:style-name="T379">1E9C)</text:span></text:p>
        <text:p text:style-name="P90">{‌(wy)} → {(wy)} (U+<text:span text:style-name="T379">A761)</text:span></text:p>
        <text:p text:style-name="P90">{‌(WY)} → {(WY)} (U+<text:span text:style-name="T379">A760)</text:span></text:p>
        <text:p text:style-name="P90">{‌(wn)} → {(wn)} (U+<text:span text:style-name="T379">01BF)</text:span></text:p>
        <text:p text:style-name="P90">{‌(WN)} → {(WN)} (U+<text:span text:style-name="T379">01F7)</text:span></text:p>
        <text:p text:style-name="P90">{‌(th)} → {(th)} (U+<text:span text:style-name="T380">00FE)</text:span></text:p>
        <text:p text:style-name="P90">{‌(TH)} → {(TH)} (U+<text:span text:style-name="T380">00DE)</text:span></text:p>
        <text:p text:style-name="P90">{‌(ct)} → {(ct)} (U+<text:span text:style-name="T378">A765)</text:span></text:p>
        <text:p text:style-name="P90">{‌(co)} → {(co)} (U+<text:span text:style-name="T378">A76F)</text:span></text:p>
        <text:p text:style-name="P90">{‌(et)} → {(et)} (U+<text:span text:style-name="T378">A76B)</text:span></text:p>
        <text:p text:style-name="P90">{‌(ti)} → {(ti)} (U+204A<text:span text:style-name="T376">)</text:span></text:p>
        <text:p text:style-name="P90">{‌(is)} → {(is)} (U+A76D)</text:p>
        <text:p text:style-name="P90">{‌(US)} → {(US)} <text:span text:style-name="T375">(U+</text:span>A770<text:span text:style-name="T375">)</text:span></text:p>
        <text:p text:style-name="P87">{‌^a} → ◌{^a} (U+0363)</text:p>
        <text:p text:style-name="P87">{‌^oa} → ◌{^oa} (U+<text:span text:style-name="T383">1DD3)</text:span></text:p>
        <text:p text:style-name="P90">{‌^æ} → ◌{^æ} (U+1DD4)</text:p>
        <text:p text:style-name="P86">{‌^an} → ◌{^an} (U+F036)</text:p>
        <text:p text:style-name="P84">{‌^ansc} → ◌{^ansc<text:span text:style-name="T376">}</text:span> (U+<text:span text:style-name="T381">F03A)</text:span></text:p>
        <text:p text:style-name="P87">{‌^ao} → ◌{^ao} (U+1DD5)</text:p>
        <text:p text:style-name="P88">{‌^ao} → ◌{^ao} (U+1DD5)</text:p>
        <text:p text:style-name="P85">{‌^ar} → ◌{^ar} (U+<text:span text:style-name="T382">F038)</text:span></text:p>
        <text:p text:style-name="P83">{‌^arsc} → ◌{^arsc} (U+<text:span text:style-name="T381">F130)</text:span></text:p>
        <text:p text:style-name="P87">{‌^av} → ◌{^av} (U+1DD6)</text:p>
        <text:p text:style-name="P85">{‌^b} → ◌{^b} (U+<text:span text:style-name="T382">F012)</text:span></text:p>
        <text:p text:style-name="P84">{‌^bsc} → ◌{^bsc} (U+<text:span text:style-name="T381">F013)</text:span></text:p>
        <text:p text:style-name="P88">{‌^c} → ◌{^c} (U+0368)</text:p>
        <text:p text:style-name="P88">{‌^ç} → ◌{^ç} (U+1DD7)</text:p>
        <text:p text:style-name="P88">{‌^d} → ◌{^d} (U+0369)</text:p>
        <text:p text:style-name="P88">{‌^ꝺ} → ◌{^ꝺ} (U+1DD8)</text:p>
        <text:p text:style-name="P85">{‌^dsc} → ◌{^dsc} (U+<text:span text:style-name="T381">F016)</text:span></text:p>
        <text:p text:style-name="P88">{‌^ð} → ◌{^ð} (U+1DD9)</text:p>
        <text:p text:style-name="P88">{‌^e} → ◌{^e} (U+0364)</text:p>
        <text:p text:style-name="P85">{‌^ę} → ◌{^ę} (U+F135)</text:p>
        <text:p text:style-name="P85">{‌^ē} → ◌{^ē} (U+<text:span text:style-name="T382">F136)</text:span></text:p>
        <text:p text:style-name="P85">{‌^f} → ◌{^f} (U+<text:span text:style-name="T382">F017)</text:span></text:p>
        <text:p text:style-name="P88">{‌^g} → ◌{^g} (U+1DDA)</text:p>
        <text:p text:style-name="P88">{‌^gsc} → ◌{^gsc} (U+1DDB)</text:p>
        <text:p text:style-name="P88">{‌^h} → ◌{^h} (U+036A)</text:p>
        <text:p text:style-name="P88">{‌^i} → ◌{^i} (U+0365)</text:p>
        <text:p text:style-name="P85">{‌^ı} → ◌{^ı} (U+<text:span text:style-name="T382">F02F)</text:span></text:p>
        <text:p text:style-name="P85">{‌^j} → ◌{^j} (U+<text:span text:style-name="T382">F030)</text:span></text:p>
        <text:p text:style-name="P85">{‌^ȷ} → ◌{^ȷ} (U+<text:span text:style-name="T382">F031)</text:span></text:p>
        <text:p text:style-name="P88">{‌^k} → ◌{^k} (U+1DDC)</text:p>
        <text:p text:style-name="P85">{‌^ksc} → ◌{^ksc} (U+<text:span text:style-name="T381">F01C)</text:span></text:p>
        <text:p text:style-name="P88">{‌^l} → ◌{^l} (U+1DDD)</text:p>
        <text:p text:style-name="P88"><text:soft-page-break/>{‌^lsc} → ◌{^lsc} (U+1DDE)</text:p>
        <text:p text:style-name="P88">{‌^m} → ◌{^m} (U+036B)</text:p>
        <text:p text:style-name="P88">{‌^msc} → ◌{^msc} (U+1DDF)</text:p>
        <text:p text:style-name="P85">{‌^munc} → ◌{^munc} (U+<text:span text:style-name="T381">F01F)</text:span></text:p>
        <text:p text:style-name="P88">{‌^n} → ◌{^n} (U+1DE0)</text:p>
        <text:p text:style-name="P88">{‌^nsc} → ◌{^nsc} (U+1DE1)</text:p>
        <text:p text:style-name="P88">{‌^o} → ◌{^o} (U+0366)</text:p>
        <text:p text:style-name="P85">{‌^ǫ} → ◌{^ǫ} (U+<text:span text:style-name="T382">F13E)</text:span></text:p>
        <text:p text:style-name="P85">{‌^ø} → ◌{^ø} (U+<text:span text:style-name="T382">F032)</text:span></text:p>
        <text:p text:style-name="P85">{‌^ō} → ◌{^ō} (U+<text:span text:style-name="T382">F13F)</text:span></text:p>
        <text:p text:style-name="P85">{‌^oꝛ} → ◌{^oꝛ} (U+<text:span text:style-name="T382">F03E)</text:span></text:p>
        <text:p text:style-name="P84">{‌^or} → ◌{^or} (U+<text:span text:style-name="T382">F03E)</text:span></text:p>
        <text:p text:style-name="P84">{‌^orr} → ◌{^orr} (U+<text:span text:style-name="T382">F03F)</text:span></text:p>
        <text:p text:style-name="P84">{‌^oꝝ} → ◌{^oꝝ} (U+<text:span text:style-name="T382">F03F)</text:span></text:p>
        <text:p text:style-name="P85">{‌^p} → ◌{^p} (U+<text:span text:style-name="T382">F025)</text:span></text:p>
        <text:p text:style-name="P85">{‌^q} → ◌{^q} (U+<text:span text:style-name="T382">F033)</text:span></text:p>
        <text:p text:style-name="P88">{‌^r} → ◌{^r} (U+036C)</text:p>
        <text:p text:style-name="P88">{‌^rsc} → ◌{^rsc} (U+1DE2)</text:p>
        <text:p text:style-name="P88">{‌^ꝛ} → ◌{^ꝛ} (U+<text:span text:style-name="T383">1DE3)</text:span></text:p>
        <text:p text:style-name="P85">{‌^ꝝ} → ◌{^ꝝ} (U+<text:span text:style-name="T382">F040)</text:span></text:p>
        <text:p text:style-name="P88">{‌^<text:span text:style-name="T377">2</text:span>} → ◌{^<text:span text:style-name="T377">2</text:span>} (U+1DD1)</text:p>
        <text:p text:style-name="P88">{‌<text:span text:style-name="T388">^</text:span>ur} → ◌{<text:span text:style-name="T388">^</text:span>ur} (U+1DD1)</text:p>
        <text:p text:style-name="P88">{‌^s} → ◌{^s} (U+1DE4)</text:p>
        <text:p text:style-name="P88">{‌^ſ } → ◌{^ſ} (U+1DE5)</text:p>
        <text:p text:style-name="P88">{‌^t} → ◌{^t} (U+036D)</text:p>
        <text:p text:style-name="P85">{‌^tsc} → ◌{^tsc} (U+<text:span text:style-name="T381">F02A)</text:span></text:p>
        <text:p text:style-name="P85">{‌^ꞇ} → ◌{^ꞇ} (U+<text:span text:style-name="T382">F03B)</text:span></text:p>
        <text:p text:style-name="P88">{‌^u} → ◌{^u} (U+0367)</text:p>
        <text:p text:style-name="P88">{‌^v} → ◌{^v} (U+036E)</text:p>
        <text:p text:style-name="P85">{‌^w} → ◌{^w} (U+<text:span text:style-name="T382">F03C)</text:span></text:p>
        <text:p text:style-name="P88">{‌^x} → ◌{^x} (U+036F)</text:p>
        <text:p text:style-name="P85">{‌^y} → ◌{^y} (U+<text:span text:style-name="T382">F02B)</text:span></text:p>
        <text:p text:style-name="P89">{‌^z} → ◌{^z} (U+1DE6)</text:p>
        <text:p text:style-name="P85">{‌^þ} → ◌{^þ} (U+<text:span text:style-name="T382">F03D)</text:span></text:p>
        <text:p text:style-name="P90">{‌^ol} → ◌{^ol}◌ (U+<text:span text:style-name="T382">0305)</text:span></text:p>
        <text:p text:style-name="P90">{‌^us} → ◌{^us} (U+1DD2)</text:p>
        <text:p text:style-name="P81">{‌^zz} → ◌{^zz} (U+<text:span text:style-name="T383">035B)</text:span></text:p>
        <text:p text:style-name="P87">{‌<text:span text:style-name="T388">^</text:span>ZZ)} → ◌{‌<text:span text:style-name="T388">^</text:span>ZZ} (U+1DCF)</text:p>
        <text:p text:style-name="P82"/>
      </text:section>
      <text:h text:style-name="Heading_20_3" text:outline-level="3"><text:bookmark-start text:name="index"/>Index<text:bookmark-end text:name="index"/></text:h>
      <text:section text:style-name="Sect2" text:name="Section1">
        <text:p text:style-name="Index_20_Entry"><text:span text:style-name="T358">a</text:span>, combining open, variant of. <text:a xlink:type="simple" xlink:href="#cv43" text:style-name="Internet_20_link" text:visited-style-name="Visited_20_Internet_20_Link"><text:sequence-ref text:reference-format="value" text:ref-name="refFeature66">67</text:sequence-ref></text:a>.</text:p>
        <text:p text:style-name="P68"><text:span text:style-name="T32">a</text:span><text:span text:style-name="T358"> to a</text:span>. <text:a xlink:type="simple" xlink:href="#cv33" text:style-name="Internet_20_link" text:visited-style-name="Visited_20_Internet_20_Link"><text:sequence-ref text:reference-format="value" text:ref-name="refFeature58">59</text:sequence-ref></text:a>.</text:p>
        <text:p text:style-name="Index_20_Entry"><text:span text:style-name="T361">a</text:span><text:span text:style-name="T358">A</text:span>, variants of. <text:a xlink:type="simple" xlink:href="#cv01" text:style-name="Internet_20_link" text:visited-style-name="Visited_20_Internet_20_Link"><text:sequence-ref text:reference-format="value" text:ref-name="refFeature30">31</text:sequence-ref></text:a>.</text:p>
        <text:p text:style-name="Index_20_Entry"><text:span text:style-name="T358">ąĄ</text:span>, variants of. <text:a xlink:type="simple" xlink:href="#cv02" text:style-name="Internet_20_link" text:visited-style-name="Visited_20_Internet_20_Link"><text:sequence-ref text:reference-format="value" text:ref-name="refFeature31">32</text:sequence-ref></text:a>.</text:p>
        <text:p text:style-name="P73"><text:span text:style-name="T358">{(aa)}</text:span>, variant of. <text:a xlink:type="simple" xlink:href="#cv34" text:style-name="Internet_20_link" text:visited-style-name="Visited_20_Internet_20_Link"><text:sequence-ref text:reference-format="value" text:ref-name="refFeature59">60</text:sequence-ref></text:a>.</text:p>
        <text:p text:style-name="P73"><text:span text:style-name="T358">{(ao)}{(AO)}</text:span>, variants of. <text:a xlink:type="simple" xlink:href="#cv36" text:style-name="Internet_20_link" text:visited-style-name="Visited_20_Internet_20_Link"><text:sequence-ref text:reference-format="value" text:ref-name="refFeature61">62</text:sequence-ref></text:a>.</text:p>
        <text:p text:style-name="P73"><text:span text:style-name="T358">{(av)}</text:span>, variant of. <text:a xlink:type="simple" xlink:href="#cv37" text:style-name="Internet_20_link" text:visited-style-name="Visited_20_Internet_20_Link"><text:sequence-ref text:reference-format="value" text:ref-name="refFeature62">63</text:sequence-ref></text:a>.</text:p>
        <text:p text:style-name="Index_20_Entry"><text:span text:style-name="T358">æÆ</text:span>, <text:span text:style-name="T429">variants of. </text:span><text:a xlink:type="simple" xlink:href="#cv35" text:style-name="Internet_20_link" text:visited-style-name="Visited_20_Internet_20_Link"><text:span text:style-name="T429"><text:sequence-ref text:reference-format="value" text:ref-name="refFeature60">61</text:sequence-ref></text:span></text:a><text:span text:style-name="T429">.</text:span></text:p>
        <text:p text:style-name="Index_20_Entry"><text:span text:style-name="T358">C</text:span>, variant of. <text:a xlink:type="simple" xlink:href="#cv04" text:style-name="Internet_20_link" text:visited-style-name="Visited_20_Internet_20_Link"><text:sequence-ref text:reference-format="value" text:ref-name="refFeature32">33</text:sequence-ref></text:a>.</text:p>
        <text:p text:style-name="Index_20_Entry"><text:span text:style-name="T358">c2sc</text:span> – Small Capitals from Capitals. <text:a xlink:type="simple" xlink:href="#c2sc" text:style-name="Internet_20_link" text:visited-style-name="Visited_20_Internet_20_Link"><text:sequence-ref text:reference-format="value" text:ref-name="refFeature0">1</text:sequence-ref></text:a>.</text:p>
        <text:p text:style-name="Index_20_Entry"><text:span text:style-name="T358">case</text:span> – Case-Sensitive Forms. <text:a xlink:type="simple" xlink:href="#case" text:style-name="Internet_20_link" text:visited-style-name="Visited_20_Internet_20_Link"><text:sequence-ref text:reference-format="value" text:ref-name="refFeature3">4</text:sequence-ref></text:a>.</text:p>
        <text:p text:style-name="P78"><text:span text:style-name="T358">currency signs</text:span>. <text:a xlink:type="simple" xlink:href="#cv55" text:style-name="Internet_20_link" text:visited-style-name="Visited_20_Internet_20_Link"><text:sequence-ref text:reference-format="value" text:ref-name="refFeature75">76</text:sequence-ref></text:a>.</text:p>
        <text:p text:style-name="Index_20_Entry"><text:span text:style-name="T358">cv01</text:span> – Variants of aA. <text:a xlink:type="simple" xlink:href="#cv01" text:style-name="Internet_20_link" text:visited-style-name="Visited_20_Internet_20_Link"><text:sequence-ref text:reference-format="value" text:ref-name="refFeature30">31</text:sequence-ref></text:a>.</text:p>
        <text:p text:style-name="Index_20_Entry"><text:span text:style-name="T358">cv02</text:span> – Variants of ąĄ. <text:a xlink:type="simple" xlink:href="#cv02" text:style-name="Internet_20_link" text:visited-style-name="Visited_20_Internet_20_Link"><text:sequence-ref text:reference-format="value" text:ref-name="refFeature31">32</text:sequence-ref></text:a>.</text:p>
        <text:p text:style-name="Index_20_Entry"><text:span text:style-name="T358">cv04</text:span> – Variant of C. <text:a xlink:type="simple" xlink:href="#cv04" text:style-name="Internet_20_link" text:visited-style-name="Visited_20_Internet_20_Link"><text:sequence-ref text:reference-format="value" text:ref-name="refFeature32">33</text:sequence-ref></text:a>.</text:p>
        <text:p text:style-name="Index_20_Entry"><text:span text:style-name="T358">cv05</text:span> – Variants of dD. <text:a xlink:type="simple" xlink:href="#cv05" text:style-name="Internet_20_link" text:visited-style-name="Visited_20_Internet_20_Link"><text:sequence-ref text:reference-format="value" text:ref-name="refFeature33">34</text:sequence-ref></text:a>.</text:p>
        <text:p text:style-name="Index_20_Entry"><text:span text:style-name="T358">cv06</text:span> – Variant of đ (U+0111, d with stroke). <text:a xlink:type="simple" xlink:href="#cv06" text:style-name="Internet_20_link" text:visited-style-name="Visited_20_Internet_20_Link"><text:sequence-ref text:reference-format="value" text:ref-name="refFeature34">35</text:sequence-ref></text:a>.</text:p>
        <text:p text:style-name="Index_20_Entry"><text:span text:style-name="T358">cv07</text:span> – Variants of eE. <text:a xlink:type="simple" xlink:href="#cv07" text:style-name="Internet_20_link" text:visited-style-name="Visited_20_Internet_20_Link"><text:sequence-ref text:reference-format="value" text:ref-name="refFeature35">36</text:sequence-ref></text:a>.</text:p>
        <text:p text:style-name="Index_20_Entry"><text:span text:style-name="T358">cv08</text:span> – Variants of ęĘ. <text:a xlink:type="simple" xlink:href="#cv08" text:style-name="Internet_20_link" text:visited-style-name="Visited_20_Internet_20_Link"><text:sequence-ref text:reference-format="value" text:ref-name="refFeature36">37</text:sequence-ref></text:a>.</text:p>
        <text:p text:style-name="Index_20_Entry"><text:span text:style-name="T358">cv09</text:span> – Variants of f F. <text:a xlink:type="simple" xlink:href="#cv09" text:style-name="Internet_20_link" text:visited-style-name="Visited_20_Internet_20_Link"><text:sequence-ref text:reference-format="value" text:ref-name="refFeature37">38</text:sequence-ref></text:a>.</text:p>
        <text:p text:style-name="Index_20_Entry"><text:span text:style-name="T358">cv10</text:span> – Variants of Gg. <text:a xlink:type="simple" xlink:href="#cv10" text:style-name="Internet_20_link" text:visited-style-name="Visited_20_Internet_20_Link"><text:sequence-ref text:reference-format="value" text:ref-name="refFeature38">39</text:sequence-ref></text:a>.</text:p>
        <text:p text:style-name="Index_20_Entry"><text:span text:style-name="T358">cv11</text:span> – Variants of ȝȜ (Yogh). <text:a xlink:type="simple" xlink:href="#cv11" text:style-name="Internet_20_link" text:visited-style-name="Visited_20_Internet_20_Link"><text:sequence-ref text:reference-format="value" text:ref-name="refFeature39">40</text:sequence-ref></text:a>.</text:p>
        <text:p text:style-name="Index_20_Entry"><text:span text:style-name="T358">cv12</text:span> – Variants of hH. <text:a xlink:type="simple" xlink:href="#cv12" text:style-name="Internet_20_link" text:visited-style-name="Visited_20_Internet_20_Link"><text:sequence-ref text:reference-format="value" text:ref-name="refFeature40">41</text:sequence-ref></text:a>.</text:p>
        <text:p text:style-name="Index_20_Entry"><text:span text:style-name="T358">cv13</text:span> – Variants of iI. <text:a xlink:type="simple" xlink:href="#cv13" text:style-name="Internet_20_link" text:visited-style-name="Visited_20_Internet_20_Link"><text:sequence-ref text:reference-format="value" text:ref-name="refFeature41">42</text:sequence-ref></text:a>.</text:p>
        <text:p text:style-name="P70"><text:span text:style-name="T358">cv14</text:span> – Variants of j. <text:a xlink:type="simple" xlink:href="#cv14" text:style-name="Internet_20_link" text:visited-style-name="Visited_20_Internet_20_Link"><text:sequence-ref text:reference-format="value" text:ref-name="refFeature42">43</text:sequence-ref></text:a>.</text:p>
        <text:p text:style-name="Index_20_Entry"><text:span text:style-name="T358">cv15</text:span> – Variants of k. <text:a xlink:type="simple" xlink:href="#ss15" text:style-name="Internet_20_link" text:visited-style-name="Visited_20_Internet_20_Link"><text:sequence-ref text:reference-format="value" text:ref-name="refFeature43">44</text:sequence-ref></text:a>.</text:p>
        <text:p text:style-name="Index_20_Entry"><text:span text:style-name="T358">cv16</text:span> – Variant of l. <text:a xlink:type="simple" xlink:href="#cv16" text:style-name="Internet_20_link" text:visited-style-name="Visited_20_Internet_20_Link"><text:sequence-ref text:reference-format="value" text:ref-name="refFeature44">45</text:sequence-ref></text:a>.</text:p>
        <text:p text:style-name="Index_20_Entry"><text:span text:style-name="T358">cv17</text:span> – Variant of ꝉ (U+A749, l with high stroke). <text:sequence-ref text:reference-format="value" text:ref-name="refFeature45">46</text:sequence-ref>.</text:p>
        <text:p text:style-name="Index_20_Entry"><text:span text:style-name="T358">cv18</text:span> – Variants of mM. <text:a xlink:type="simple" xlink:href="#cv18" text:style-name="Internet_20_link" text:visited-style-name="Visited_20_Internet_20_Link"><text:sequence-ref text:reference-format="value" text:ref-name="refFeature46">47</text:sequence-ref></text:a>.</text:p>
        <text:p text:style-name="Index_20_Entry"><text:span text:style-name="T358">cv19</text:span> – Variants of nN. <text:a xlink:type="simple" xlink:href="#cv19" text:style-name="Internet_20_link" text:visited-style-name="Visited_20_Internet_20_Link"><text:sequence-ref text:reference-format="value" text:ref-name="refFeature47">48</text:sequence-ref></text:a>.</text:p>
        <text:p text:style-name="Index_20_Entry"><text:span text:style-name="T358">cv21</text:span> – Variants of ø. <text:a xlink:type="simple" xlink:href="#cv21" text:style-name="Internet_20_link" text:visited-style-name="Visited_20_Internet_20_Link"><text:sequence-ref text:reference-format="value" text:ref-name="refFeature48">49</text:sequence-ref></text:a>.</text:p>
        <text:p text:style-name="Index_20_Entry"><text:span text:style-name="T358">cv22</text:span> – Variant of P. <text:a xlink:type="simple" xlink:href="#cv22" text:style-name="Internet_20_link" text:visited-style-name="Visited_20_Internet_20_Link"><text:sequence-ref text:reference-format="value" text:ref-name="refFeature49">50</text:sequence-ref></text:a>.</text:p>
        <text:p text:style-name="Index_20_Entry"><text:span text:style-name="T358">cv23</text:span> – Variant of Q. <text:a xlink:type="simple" xlink:href="#cv23" text:style-name="Internet_20_link" text:visited-style-name="Visited_20_Internet_20_Link"><text:sequence-ref text:reference-format="value" text:ref-name="refFeature50">51</text:sequence-ref></text:a>.</text:p>
        <text:p text:style-name="Index_20_Entry"><text:span text:style-name="T358">cv24</text:span> – Variants of rR. <text:a xlink:type="simple" xlink:href="#cv24" text:style-name="Internet_20_link" text:visited-style-name="Visited_20_Internet_20_Link"><text:sequence-ref text:reference-format="value" text:ref-name="refFeature51">52</text:sequence-ref></text:a>.</text:p>
        <text:p text:style-name="Index_20_Entry"><text:span text:style-name="T358">cv25</text:span> – Variants of sS. <text:a xlink:type="simple" xlink:href="#cv25" text:style-name="Internet_20_link" text:visited-style-name="Visited_20_Internet_20_Link"><text:sequence-ref text:reference-format="value" text:ref-name="refFeature52">53</text:sequence-ref></text:a>.</text:p>
        <text:p text:style-name="Index_20_Entry"><text:span text:style-name="T358">cv26</text:span> – Variants of tT. <text:a xlink:type="simple" xlink:href="#cv26" text:style-name="Internet_20_link" text:visited-style-name="Visited_20_Internet_20_Link"><text:sequence-ref text:reference-format="value" text:ref-name="refFeature53">54</text:sequence-ref></text:a>.</text:p>
        <text:p text:style-name="Index_20_Entry"><text:span text:style-name="T358">cv28</text:span> – Variants of vV. <text:a xlink:type="simple" xlink:href="#cv28" text:style-name="Internet_20_link" text:visited-style-name="Visited_20_Internet_20_Link"><text:sequence-ref text:reference-format="value" text:ref-name="refFeature54">55</text:sequence-ref></text:a>.</text:p>
        <text:p text:style-name="Index_20_Entry"><text:span text:style-name="T358">cv30</text:span> – Variants of x. <text:a xlink:type="simple" xlink:href="#cv30" text:style-name="Internet_20_link" text:visited-style-name="Visited_20_Internet_20_Link"><text:sequence-ref text:reference-format="value" text:ref-name="refFeature55">56</text:sequence-ref></text:a>.</text:p>
        <text:p text:style-name="Index_20_Entry"><text:span text:style-name="T358">cv31</text:span> – Variants of y. <text:a xlink:type="simple" xlink:href="#cv31" text:style-name="Internet_20_link" text:visited-style-name="Visited_20_Internet_20_Link"><text:sequence-ref text:reference-format="value" text:ref-name="refFeature56">57</text:sequence-ref></text:a>.</text:p>
        <text:p text:style-name="Index_20_Entry"><text:soft-page-break/><text:span text:style-name="T358">cv32</text:span> – Variant of Z. <text:a xlink:type="simple" xlink:href="#cv32" text:style-name="Internet_20_link" text:visited-style-name="Visited_20_Internet_20_Link"><text:sequence-ref text:reference-format="value" text:ref-name="refFeature57">58</text:sequence-ref></text:a>.</text:p>
        <text:p text:style-name="P72"><text:span text:style-name="T358">cv33</text:span> – <text:span text:style-name="T28">a</text:span> <text:span text:style-name="T372">to a. </text:span><text:a xlink:type="simple" xlink:href="#cv33" text:style-name="Internet_20_link" text:visited-style-name="Visited_20_Internet_20_Link"><text:span text:style-name="T372"><text:sequence-ref text:reference-format="value" text:ref-name="refFeature58">59</text:sequence-ref></text:span></text:a><text:span text:style-name="T372">.</text:span></text:p>
        <text:p text:style-name="Index_20_Entry"><text:bookmark-start text:name="cv341"/><text:span text:style-name="T358">cv34</text:span><text:bookmark-end text:name="cv341"/> – Variant of {(aa)}. <text:a xlink:type="simple" xlink:href="#cv34" text:style-name="Internet_20_link" text:visited-style-name="Visited_20_Internet_20_Link"><text:sequence-ref text:reference-format="value" text:ref-name="refFeature59">60</text:sequence-ref></text:a>.</text:p>
        <text:p text:style-name="P73"><text:span text:style-name="T358">cv35</text:span> – Variants of æÆ. <text:a xlink:type="simple" xlink:href="#cv35" text:style-name="Internet_20_link" text:visited-style-name="Visited_20_Internet_20_Link"><text:sequence-ref text:reference-format="value" text:ref-name="refFeature60">61</text:sequence-ref></text:a>.</text:p>
        <text:p text:style-name="P73"><text:span text:style-name="T358">cv36</text:span> – Variants of {(ao)}{(AO)}. <text:a xlink:type="simple" xlink:href="#cv36" text:style-name="Internet_20_link" text:visited-style-name="Visited_20_Internet_20_Link"><text:sequence-ref text:reference-format="value" text:ref-name="refFeature61">62</text:sequence-ref></text:a>.</text:p>
        <text:p text:style-name="P73"><text:span text:style-name="T358">cv37</text:span> – Variant of {(av)}. <text:a xlink:type="simple" xlink:href="#cv37" text:style-name="Internet_20_link" text:visited-style-name="Visited_20_Internet_20_Link"><text:sequence-ref text:reference-format="value" text:ref-name="refFeature62">63</text:sequence-ref></text:a>.</text:p>
        <text:p text:style-name="P74"><text:span text:style-name="T358">cv40</text:span> – Variants of ⁊⹒ (U+204A / U+2E52, Tironian nota). <text:a xlink:type="simple" xlink:href="#cv40" text:style-name="Internet_20_link" text:visited-style-name="Visited_20_Internet_20_Link"><text:sequence-ref text:reference-format="value" text:ref-name="refFeature63">64</text:sequence-ref></text:a>.</text:p>
        <text:p text:style-name="Index_20_Entry"><text:span text:style-name="T358">cv41</text:span> – Variant of {(ru)} (U+A75D, rum abbreviation). <text:a xlink:type="simple" xlink:href="#cv41" text:style-name="Internet_20_link" text:visited-style-name="Visited_20_Internet_20_Link"><text:sequence-ref text:reference-format="value" text:ref-name="refFeature64">65</text:sequence-ref></text:a>.</text:p>
        <text:p text:style-name="Index_20_Entry"><text:span text:style-name="T358">cv42</text:span> – Variants of ◌{^zz} (U+035B, combining zigzag above). <text:a xlink:type="simple" xlink:href="#cv42" text:style-name="Internet_20_link" text:visited-style-name="Visited_20_Internet_20_Link"><text:sequence-ref text:reference-format="value" text:ref-name="refFeature65">66</text:sequence-ref></text:a>.</text:p>
        <text:p text:style-name="Index_20_Entry"><text:span text:style-name="T358">cv43</text:span> – Variant of ◌ᷓ (U+1DD3, combining open a). <text:a xlink:type="simple" xlink:href="#cv43" text:style-name="Internet_20_link" text:visited-style-name="Visited_20_Internet_20_Link"><text:sequence-ref text:reference-format="value" text:ref-name="refFeature66">67</text:sequence-ref></text:a>.</text:p>
        <text:p text:style-name="Index_20_Entry"><text:span text:style-name="T358">cv44</text:span> – Variant of ◌ᷣ (U+1DE3, combining r rotunda). <text:a xlink:type="simple" xlink:href="#cv44" text:style-name="Internet_20_link" text:visited-style-name="Visited_20_Internet_20_Link"><text:sequence-ref text:reference-format="value" text:ref-name="refFeature67">68</text:sequence-ref></text:a>.</text:p>
        <text:p text:style-name="Index_20_Entry"><text:span text:style-name="T358">cv45</text:span> – Variant of ◌̅◌ (U+0305, two-character overline). <text:a xlink:type="simple" xlink:href="#cv45" text:style-name="Internet_20_link" text:visited-style-name="Visited_20_Internet_20_Link"><text:sequence-ref text:reference-format="value" text:ref-name="refFeature68">69</text:sequence-ref></text:a>.</text:p>
        <text:p text:style-name="Index_20_Entry"><text:span text:style-name="T358">cv46</text:span> – Variant of ◌̃ (U+0303, combining tilde). <text:a xlink:type="simple" xlink:href="#cv46" text:style-name="Internet_20_link" text:visited-style-name="Visited_20_Internet_20_Link"><text:sequence-ref text:reference-format="value" text:ref-name="refFeature69">70</text:sequence-ref></text:a>.</text:p>
        <text:p text:style-name="P75"><text:span text:style-name="T358">cv</text:span><text:span text:style-name="T225">47</text:span> – Variants of short horizontal stroke <text:s/>(U+0335). <text:a xlink:type="simple" xlink:href="#cv47" text:style-name="Internet_20_link" text:visited-style-name="Visited_20_Internet_20_Link"><text:sequence-ref text:reference-format="value" text:ref-name="refFeature70">71</text:sequence-ref></text:a>.</text:p>
        <text:p text:style-name="P75"><text:span text:style-name="T358">cv50</text:span> – Variant of ʔ (U+0294, glottal stop). <text:a xlink:type="simple" xlink:href="#cv50" text:style-name="Internet_20_link" text:visited-style-name="Visited_20_Internet_20_Link"><text:sequence-ref text:reference-format="value" text:ref-name="refFeature71">72</text:sequence-ref></text:a>.</text:p>
        <text:p text:style-name="Index_20_Entry"><text:span text:style-name="T358">cv51</text:span> – Variant of ? (question mark). <text:a xlink:type="simple" xlink:href="#cv51" text:style-name="Internet_20_link" text:visited-style-name="Visited_20_Internet_20_Link"><text:sequence-ref text:reference-format="value" text:ref-name="refFeature72">73</text:sequence-ref></text:a>.</text:p>
        <text:p text:style-name="Index_20_Entry"><text:span text:style-name="T358">cv53</text:span> – Variants of spacing ꝰ (U+A770). <text:a xlink:type="simple" xlink:href="#cv53" text:style-name="Internet_20_link" text:visited-style-name="Visited_20_Internet_20_Link"><text:sequence-ref text:reference-format="value" text:ref-name="refFeature73">74</text:sequence-ref></text:a>.</text:p>
        <text:p text:style-name="Index_20_Entry"><text:span text:style-name="T358">cv54</text:span> – Variant of {(et)} (U+A76B). <text:a xlink:type="simple" xlink:href="#cv54" text:style-name="Internet_20_link" text:visited-style-name="Visited_20_Internet_20_Link"><text:sequence-ref text:reference-format="value" text:ref-name="refFeature74">75</text:sequence-ref></text:a>.</text:p>
        <text:p text:style-name="P76"><text:span text:style-name="T358">cv55</text:span> – Variants of ¤ (U+0044, generic currency sign). <text:a xlink:type="simple" xlink:href="#cv55" text:style-name="Internet_20_link" text:visited-style-name="Visited_20_Internet_20_Link"><text:sequence-ref text:reference-format="value" text:ref-name="refFeature75">76</text:sequence-ref></text:a>.</text:p>
        <text:p text:style-name="P77"><text:span text:style-name="T358">cv56</text:span> – <text:span text:style-name="T447">Variant of ℔ </text:span><text:span text:style-name="T448">(U+2114). </text:span><text:a xlink:type="simple" xlink:href="#cv56" text:style-name="Internet_20_link" text:visited-style-name="Visited_20_Internet_20_Link"><text:span text:style-name="T448"><text:sequence-ref text:reference-format="value" text:ref-name="refFeature76">77</text:sequence-ref></text:span></text:a><text:span text:style-name="T448">.</text:span></text:p>
        <text:p text:style-name="P78"><text:span text:style-name="T358">cv57</text:span> – <text:span text:style-name="T455">Variants of £ (U+00A3, British pound sign). </text:span><text:a xlink:type="simple" xlink:href="#cv57" text:style-name="Internet_20_link" text:visited-style-name="Visited_20_Internet_20_Link"><text:span text:style-name="T455"><text:sequence-ref text:reference-format="value" text:ref-name="refFeature77">78</text:sequence-ref></text:span></text:a><text:span text:style-name="T455">.</text:span></text:p>
        <text:p text:style-name="P78"><text:span text:style-name="T358">cv58</text:span> – <text:span text:style-name="T489">Variant of ₰ (U+20B0, German penny sign). </text:span><text:a xlink:type="simple" xlink:href="#cv58" text:style-name="Internet_20_link" text:visited-style-name="Visited_20_Internet_20_Link"><text:span text:style-name="T489"><text:sequence-ref text:reference-format="value" text:ref-name="refFeature78">79</text:sequence-ref></text:span></text:a><text:span text:style-name="T489">.</text:span></text:p>
        <text:p text:style-name="P78"><text:span text:style-name="T358">cv59</text:span> – <text:span text:style-name="T489">Variant of ƒ (U+0192, florin). </text:span><text:a xlink:type="simple" xlink:href="#cv59" text:style-name="Internet_20_link" text:visited-style-name="Visited_20_Internet_20_Link"><text:span text:style-name="T489"><text:sequence-ref text:reference-format="value" text:ref-name="refFeature79">80</text:sequence-ref></text:span></text:a><text:span text:style-name="T489">.</text:span></text:p>
        <text:p text:style-name="Index_20_Entry"><text:span text:style-name="T358">dD</text:span>, variants of. <text:a xlink:type="simple" xlink:href="#cv05" text:style-name="Internet_20_link" text:visited-style-name="Visited_20_Internet_20_Link"><text:sequence-ref text:reference-format="value" text:ref-name="refFeature33">34</text:sequence-ref></text:a>.</text:p>
        <text:p text:style-name="Index_20_Entry"><text:span text:style-name="T358">đ</text:span>, variant of. <text:a xlink:type="simple" xlink:href="#cv06" text:style-name="Internet_20_link" text:visited-style-name="Visited_20_Internet_20_Link"><text:sequence-ref text:reference-format="value" text:ref-name="refFeature34">35</text:sequence-ref></text:a>.</text:p>
        <text:p text:style-name="P71"><text:span text:style-name="T358">digraphs</text:span>, <text:a xlink:type="simple" xlink:href="#ss17" text:style-name="Internet_20_link" text:visited-style-name="Visited_20_Internet_20_Link"><text:sequence-ref text:reference-format="value" text:ref-name="refFeature84">85</text:sequence-ref></text:a>.</text:p>
        <text:p text:style-name="Index_20_Entry"><text:span text:style-name="T358">eE</text:span>, variants of. <text:a xlink:type="simple" xlink:href="#cv07" text:style-name="Internet_20_link" text:visited-style-name="Visited_20_Internet_20_Link"><text:sequence-ref text:reference-format="value" text:ref-name="refFeature35">36</text:sequence-ref></text:a>.</text:p>
        <text:p text:style-name="Index_20_Entry"><text:span text:style-name="T358">ęĘ</text:span>, variants of. <text:a xlink:type="simple" xlink:href="#cv08" text:style-name="Internet_20_link" text:visited-style-name="Visited_20_Internet_20_Link"><text:sequence-ref text:reference-format="value" text:ref-name="refFeature36">37</text:sequence-ref></text:a>.</text:p>
        <text:p text:style-name="Index_20_Entry"><text:span text:style-name="T358">dlig</text:span> – Discretionary Ligatures. <text:a xlink:type="simple" xlink:href="#dlig" text:style-name="Internet_20_link" text:visited-style-name="Visited_20_Internet_20_Link"><text:sequence-ref text:reference-format="value" text:ref-name="refFeature83">84</text:sequence-ref></text:a>.</text:p>
        <text:p text:style-name="Index_20_Entry"><text:span text:style-name="T358">f F</text:span>, variants of. <text:a xlink:type="simple" xlink:href="#cv09" text:style-name="Internet_20_link" text:visited-style-name="Visited_20_Internet_20_Link"><text:sequence-ref text:reference-format="value" text:ref-name="refFeature37">38</text:sequence-ref></text:a>.</text:p>
        <text:p text:style-name="Index_20_Entry"><text:span text:style-name="T358">figures </text:span>– see <text:a xlink:type="simple" xlink:href="#numbers" text:style-name="Internet_20_link" text:visited-style-name="Visited_20_Internet_20_Link">numbers</text:a></text:p>
        <text:p text:style-name="P79"><text:span text:style-name="T358">fleurons</text:span>. <text:a xlink:type="simple" xlink:href="#ornm" text:style-name="Internet_20_link" text:visited-style-name="Visited_20_Internet_20_Link"><text:sequence-ref text:reference-format="value" text:ref-name="refFeature12">13</text:sequence-ref></text:a>.</text:p>
        <text:p text:style-name="P78"><text:span text:style-name="T358">florin sign</text:span>, variant of. <text:a xlink:type="simple" xlink:href="#cv59" text:style-name="Internet_20_link" text:visited-style-name="Visited_20_Internet_20_Link"><text:sequence-ref text:reference-format="value" text:ref-name="refFeature79">80</text:sequence-ref></text:a>.</text:p>
        <text:p text:style-name="Index_20_Entry"><text:span text:style-name="T358">futhark</text:span>, Elder. <text:a xlink:type="simple" xlink:href="#ss13" text:style-name="Internet_20_link" text:visited-style-name="Visited_20_Internet_20_Link"><text:sequence-ref text:reference-format="value" text:ref-name="refFeature24">25</text:sequence-ref></text:a>.</text:p>
        <text:p text:style-name="Index_20_Entry"><text:span text:style-name="T358">futhark</text:span>, Younger. <text:a xlink:type="simple" xlink:href="#ss14" text:style-name="Internet_20_link" text:visited-style-name="Visited_20_Internet_20_Link"><text:sequence-ref text:reference-format="value" text:ref-name="refFeature25">26</text:sequence-ref></text:a>.</text:p>
        <text:p text:style-name="Index_20_Entry"><text:span text:style-name="T358">futhorc</text:span>, Early English. <text:a xlink:type="simple" xlink:href="#ss12" text:style-name="Internet_20_link" text:visited-style-name="Visited_20_Internet_20_Link"><text:sequence-ref text:reference-format="value" text:ref-name="refFeature23">24</text:sequence-ref></text:a>.</text:p>
        <text:p text:style-name="Index_20_Entry"><text:span text:style-name="T358">hist</text:span> – Historical Forms. <text:a xlink:type="simple" xlink:href="#hist" text:style-name="Internet_20_link" text:visited-style-name="Visited_20_Internet_20_Link"><text:sequence-ref text:reference-format="value" text:ref-name="refFeature15">16</text:sequence-ref></text:a>.</text:p>
        <text:p text:style-name="Index_20_Entry"><text:span text:style-name="T358">Gg</text:span>, variants of. <text:a xlink:type="simple" xlink:href="#cv10" text:style-name="Internet_20_link" text:visited-style-name="Visited_20_Internet_20_Link"><text:sequence-ref text:reference-format="value" text:ref-name="refFeature38">39</text:sequence-ref></text:a>.</text:p>
        <text:p text:style-name="Index_20_Entry"><text:span text:style-name="T358">glottal stop</text:span>, variant of. <text:a xlink:type="simple" xlink:href="#cv50" text:style-name="Internet_20_link" text:visited-style-name="Visited_20_Internet_20_Link"><text:sequence-ref text:reference-format="value" text:ref-name="refFeature71">72</text:sequence-ref></text:a>.</text:p>
        <text:p text:style-name="Index_20_Entry"><text:span text:style-name="T358">ȝȜ</text:span>, variants of. <text:a xlink:type="simple" xlink:href="#cv11" text:style-name="Internet_20_link" text:visited-style-name="Visited_20_Internet_20_Link"><text:sequence-ref text:reference-format="value" text:ref-name="refFeature39">40</text:sequence-ref></text:a>.</text:p>
        <text:p text:style-name="Index_20_Entry"><text:span text:style-name="T358">hH</text:span>, variants of. <text:a xlink:type="simple" xlink:href="#cv12" text:style-name="Internet_20_link" text:visited-style-name="Visited_20_Internet_20_Link"><text:sequence-ref text:reference-format="value" text:ref-name="refFeature40">41</text:sequence-ref></text:a>.</text:p>
        <text:p text:style-name="Index_20_Entry"><text:span text:style-name="T358">hlig</text:span> – Historic Ligatures. <text:a xlink:type="simple" xlink:href="#hlig" text:style-name="Internet_20_link" text:visited-style-name="Visited_20_Internet_20_Link"><text:sequence-ref text:reference-format="value" text:ref-name="refFeature82">83</text:sequence-ref></text:a>.</text:p>
        <text:p text:style-name="Index_20_Entry"><text:span text:style-name="T358">iI</text:span>, variants of. <text:a xlink:type="simple" xlink:href="#cv12" text:style-name="Internet_20_link" text:visited-style-name="Visited_20_Internet_20_Link"><text:sequence-ref text:reference-format="value" text:ref-name="refFeature41">42</text:sequence-ref></text:a>.</text:p>
        <text:p text:style-name="P69"><text:span text:style-name="T358">j</text:span>, variants of. <text:a xlink:type="simple" xlink:href="#cv14" text:style-name="Internet_20_link" text:visited-style-name="Visited_20_Internet_20_Link"><text:sequence-ref text:reference-format="value" text:ref-name="refFeature42">43</text:sequence-ref></text:a>.</text:p>
        <text:p text:style-name="Index_20_Entry"><text:a xlink:type="simple" xlink:href="#cv15" text:style-name="Internet_20_link" text:visited-style-name="Visited_20_Internet_20_Link"><text:span text:style-name="T358">k</text:span></text:a>, variants of. <text:a xlink:type="simple" xlink:href="#cv15" text:style-name="Internet_20_link" text:visited-style-name="Visited_20_Internet_20_Link"><text:sequence-ref text:reference-format="value" text:ref-name="refFeature43">44</text:sequence-ref></text:a>.</text:p>
        <text:p text:style-name="Index_20_Entry"><text:a xlink:type="simple" xlink:href="#cv16" text:style-name="Internet_20_link" text:visited-style-name="Visited_20_Internet_20_Link"><text:span text:style-name="T358">l</text:span></text:a>, variant of. <text:a xlink:type="simple" xlink:href="#cv16" text:style-name="Internet_20_link" text:visited-style-name="Visited_20_Internet_20_Link"><text:sequence-ref text:reference-format="value" text:ref-name="refFeature44">45</text:sequence-ref></text:a>.</text:p>
        <text:p text:style-name="Index_20_Entry"><text:span text:style-name="T358">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358">letters</text:span>, superscript. <text:a xlink:type="simple" xlink:href="#sups" text:style-name="Internet_20_link" text:visited-style-name="Visited_20_Internet_20_Link"><text:sequence-ref text:reference-format="value" text:ref-name="refFeature10">11</text:sequence-ref></text:a>.</text:p>
        <text:p text:style-name="P78"><text:span text:style-name="T358">libra signs</text:span>. <text:a xlink:type="simple" xlink:href="#cv56" text:style-name="Internet_20_link" text:visited-style-name="Visited_20_Internet_20_Link"><text:sequence-ref text:reference-format="value" text:ref-name="refFeature76">77</text:sequence-ref></text:a>, <text:a xlink:type="simple" xlink:href="#cv57" text:style-name="Internet_20_link" text:visited-style-name="Visited_20_Internet_20_Link"><text:sequence-ref text:reference-format="value" text:ref-name="refFeature77">78</text:sequence-ref></text:a>.</text:p>
        <text:p text:style-name="Index_20_Entry"><text:span text:style-name="T358">ligatures</text:span>, discretionary. <text:a xlink:type="simple" xlink:href="#sups" text:style-name="Internet_20_link" text:visited-style-name="Visited_20_Internet_20_Link"><text:sequence-ref text:reference-format="value" text:ref-name="refFeature83">84</text:sequence-ref></text:a>.</text:p>
        <text:p text:style-name="Index_20_Entry"><text:span text:style-name="T358">ligatures</text:span>, historic. <text:a xlink:type="simple" xlink:href="#hlig" text:style-name="Internet_20_link" text:visited-style-name="Visited_20_Internet_20_Link"><text:sequence-ref text:reference-format="value" text:ref-name="refFeature82">83</text:sequence-ref></text:a>.</text:p>
        <text:p text:style-name="Index_20_Entry"><text:span text:style-name="T358">ligatures</text:span>, required. <text:a xlink:type="simple" xlink:href="#req" text:style-name="Internet_20_link" text:visited-style-name="Visited_20_Internet_20_Link"><text:sequence-ref text:reference-format="value" text:ref-name="refFeature85">86</text:sequence-ref></text:a>.</text:p>
        <text:p text:style-name="Index_20_Entry"><text:span text:style-name="T358">ligatures</text:span>, standard. <text:a xlink:type="simple" xlink:href="#req" text:style-name="Internet_20_link" text:visited-style-name="Visited_20_Internet_20_Link"><text:sequence-ref text:reference-format="value" text:ref-name="refFeature85">86</text:sequence-ref></text:a>.</text:p>
        <text:p text:style-name="Index_20_Entry"><text:span text:style-name="T358">lnum</text:span> – Lining Figures. <text:a xlink:type="simple" xlink:href="#lnum" text:style-name="Internet_20_link" text:visited-style-name="Visited_20_Internet_20_Link"><text:sequence-ref text:reference-format="value" text:ref-name="refFeature8">9</text:sequence-ref></text:a>.</text:p>
        <text:p text:style-name="Index_20_Entry"><text:span text:style-name="T358">long branch runes</text:span>. <text:a xlink:type="simple" xlink:href="#ss15" text:style-name="Internet_20_link" text:visited-style-name="Visited_20_Internet_20_Link"><text:sequence-ref text:reference-format="value" text:ref-name="refFeature26">27</text:sequence-ref></text:a>.</text:p>
        <text:p text:style-name="P67"><text:span text:style-name="T358">loca</text:span> – Localized forms. <text:a xlink:type="simple" xlink:href="#req" text:style-name="Internet_20_link" text:visited-style-name="Visited_20_Internet_20_Link"><text:sequence-ref text:reference-format="value" text:ref-name="refFeature85">86</text:sequence-ref></text:a>.</text:p>
        <text:p text:style-name="Index_20_Entry"><text:span text:style-name="T358">mM</text:span>, variants of. <text:a xlink:type="simple" xlink:href="#cv18" text:style-name="Internet_20_link" text:visited-style-name="Visited_20_Internet_20_Link"><text:sequence-ref text:reference-format="value" text:ref-name="refFeature46">47</text:sequence-ref></text:a>.</text:p>
        <text:p text:style-name="Index_20_Entry"><text:span text:style-name="T358">Mirrored runes</text:span>. <text:a xlink:type="simple" xlink:href="#rtlm" text:style-name="Internet_20_link" text:visited-style-name="Visited_20_Internet_20_Link"><text:sequence-ref text:reference-format="value" text:ref-name="refFeature81">82</text:sequence-ref></text:a>.</text:p>
        <text:p text:style-name="Index_20_Entry"><text:span text:style-name="T358">nN</text:span>, variants of. <text:a xlink:type="simple" xlink:href="#cv19" text:style-name="Internet_20_link" text:visited-style-name="Visited_20_Internet_20_Link"><text:sequence-ref text:reference-format="value" text:ref-name="refFeature47">48</text:sequence-ref></text:a>.</text:p>
        <text:p text:style-name="Index_20_Entry"><text:span text:style-name="T358">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358">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oft-page-break/><text:span text:style-name="T358">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358">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358">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358">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358">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358">numbers</text:span>, tabular. <text:a xlink:type="simple" xlink:href="#tnum" text:style-name="Internet_20_link" text:visited-style-name="Visited_20_Internet_20_Link"><text:sequence-ref text:reference-format="value" text:ref-name="refFeature5">6</text:sequence-ref></text:a>.</text:p>
        <text:p text:style-name="Index_20_Entry"><text:span text:style-name="T358">ø</text:span>, variants of. <text:a xlink:type="simple" xlink:href="#cv21" text:style-name="Internet_20_link" text:visited-style-name="Visited_20_Internet_20_Link"><text:sequence-ref text:reference-format="value" text:ref-name="refFeature48">49</text:sequence-ref></text:a>.</text:p>
        <text:p text:style-name="Index_20_Entry"><text:span text:style-name="T358">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358">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358">overline</text:span>, two-character, variant of. <text:a xlink:type="simple" xlink:href="#cv45" text:style-name="Internet_20_link" text:visited-style-name="Visited_20_Internet_20_Link"><text:sequence-ref text:reference-format="value" text:ref-name="refFeature68">69</text:sequence-ref></text:a>.</text:p>
        <text:p text:style-name="Index_20_Entry"><text:span text:style-name="T358">P</text:span>, variants of. <text:a xlink:type="simple" xlink:href="#cv22" text:style-name="Internet_20_link" text:visited-style-name="Visited_20_Internet_20_Link"><text:sequence-ref text:reference-format="value" text:ref-name="refFeature49">50</text:sequence-ref></text:a>.</text:p>
        <text:p text:style-name="Index_20_Entry"><text:span text:style-name="T358">pcap </text:span>– Petite Capitals. <text:a xlink:type="simple" xlink:href="#pcap" text:style-name="Internet_20_link" text:visited-style-name="Visited_20_Internet_20_Link"><text:sequence-ref text:reference-format="value" text:ref-name="refFeature2">3</text:sequence-ref></text:a>.</text:p>
        <text:p text:style-name="P78"><text:span text:style-name="T358">penny sign</text:span>, variant of. <text:a xlink:type="simple" xlink:href="#cv58" text:style-name="Internet_20_link" text:visited-style-name="Visited_20_Internet_20_Link"><text:sequence-ref text:reference-format="value" text:ref-name="refFeature78">79</text:sequence-ref></text:a>.</text:p>
        <text:p text:style-name="Index_20_Entry"><text:span text:style-name="T358">pnum</text:span> – Proportional Figures. <text:a xlink:type="simple" xlink:href="#pnum " text:style-name="Internet_20_link" text:visited-style-name="Visited_20_Internet_20_Link"><text:sequence-ref text:reference-format="value" text:ref-name="refFeature7">8</text:sequence-ref></text:a>.</text:p>
        <text:p text:style-name="P78"><text:span text:style-name="T358">pound sign</text:span>, variant of. <text:a xlink:type="simple" xlink:href="#cv56" text:style-name="Internet_20_link" text:visited-style-name="Visited_20_Internet_20_Link"><text:sequence-ref text:reference-format="value" text:ref-name="refFeature76">77</text:sequence-ref></text:a>, <text:a xlink:type="simple" xlink:href="#cv57" text:style-name="Internet_20_link" text:visited-style-name="Visited_20_Internet_20_Link"><text:sequence-ref text:reference-format="value" text:ref-name="refFeature77">78</text:sequence-ref></text:a>.</text:p>
        <text:p text:style-name="Index_20_Entry"><text:span text:style-name="T358">Q</text:span>, variant of. <text:a xlink:type="simple" xlink:href="#cv23" text:style-name="Internet_20_link" text:visited-style-name="Visited_20_Internet_20_Link"><text:sequence-ref text:reference-format="value" text:ref-name="refFeature50">51</text:sequence-ref></text:a>.</text:p>
        <text:p text:style-name="Index_20_Entry"><text:span text:style-name="T358">question mark</text:span>, variant of. <text:a xlink:type="simple" xlink:href="#cv51" text:style-name="Internet_20_link" text:visited-style-name="Visited_20_Internet_20_Link"><text:sequence-ref text:reference-format="value" text:ref-name="refFeature72">73</text:sequence-ref></text:a>.</text:p>
        <text:p text:style-name="Index_20_Entry"><text:span text:style-name="T358">rR</text:span>, variants of. <text:a xlink:type="simple" xlink:href="#cv24" text:style-name="Internet_20_link" text:visited-style-name="Visited_20_Internet_20_Link"><text:sequence-ref text:reference-format="value" text:ref-name="refFeature51">52</text:sequence-ref></text:a>.</text:p>
        <text:p text:style-name="Index_20_Entry"><text:span text:style-name="T358">r rotunda</text:span>. <text:a xlink:type="simple" xlink:href="#ss11" text:style-name="Internet_20_link" text:visited-style-name="Visited_20_Internet_20_Link"><text:sequence-ref text:reference-format="value" text:ref-name="refFeature22">23</text:sequence-ref></text:a>.</text:p>
        <text:p text:style-name="Index_20_Entry"><text:span text:style-name="T358">r rotunda</text:span>, contextual. <text:a xlink:type="simple" xlink:href="#ss16" text:style-name="Internet_20_link" text:visited-style-name="Visited_20_Internet_20_Link"><text:sequence-ref text:reference-format="value" text:ref-name="refFeature27">28</text:sequence-ref></text:a>.</text:p>
        <text:p text:style-name="Index_20_Entry"><text:span text:style-name="T358">r rotunda</text:span>, combining. <text:a xlink:type="simple" xlink:href="#cv44" text:style-name="Internet_20_link" text:visited-style-name="Visited_20_Internet_20_Link"><text:sequence-ref text:reference-format="value" text:ref-name="refFeature67">68</text:sequence-ref></text:a>.</text:p>
        <text:p text:style-name="Index_20_Entry"><text:span text:style-name="T358">Required Features</text:span>. <text:a xlink:type="simple" xlink:href="#req" text:style-name="Internet_20_link" text:visited-style-name="Visited_20_Internet_20_Link"><text:sequence-ref text:reference-format="value" text:ref-name="refFeature85">86</text:sequence-ref></text:a>.</text:p>
        <text:p text:style-name="Index_20_Entry"><text:span text:style-name="T358">rtlm </text:span>– Right to Left Mirrored Forms. <text:a xlink:type="simple" xlink:href="#rtlm" text:style-name="Internet_20_link" text:visited-style-name="Visited_20_Internet_20_Link"><text:sequence-ref text:reference-format="value" text:ref-name="refFeature81">82</text:sequence-ref></text:a>.</text:p>
        <text:p text:style-name="Index_20_Entry"><text:span text:style-name="T358">rum</text:span> abbreviation. <text:a xlink:type="simple" xlink:href="#cv41" text:style-name="Internet_20_link" text:visited-style-name="Visited_20_Internet_20_Link"><text:sequence-ref text:reference-format="value" text:ref-name="refFeature64">65</text:sequence-ref></text:a>.</text:p>
        <text:p text:style-name="Index_20_Entry"><text:span text:style-name="T358">runes</text:span>, Early English. <text:a xlink:type="simple" xlink:href="#ss12" text:style-name="Internet_20_link" text:visited-style-name="Visited_20_Internet_20_Link"><text:sequence-ref text:reference-format="value" text:ref-name="refFeature23">24</text:sequence-ref></text:a>.</text:p>
        <text:p text:style-name="Index_20_Entry"><text:span text:style-name="T358">runes</text:span>, Elder Futhark. <text:a xlink:type="simple" xlink:href="#ss13" text:style-name="Internet_20_link" text:visited-style-name="Visited_20_Internet_20_Link"><text:sequence-ref text:reference-format="value" text:ref-name="refFeature24">25</text:sequence-ref></text:a>.</text:p>
        <text:p text:style-name="Index_20_Entry"><text:span text:style-name="T358">runes</text:span>, Long Branch. <text:a xlink:type="simple" xlink:href="#ss15" text:style-name="Internet_20_link" text:visited-style-name="Visited_20_Internet_20_Link"><text:sequence-ref text:reference-format="value" text:ref-name="refFeature26">27</text:sequence-ref></text:a>.</text:p>
        <text:p text:style-name="Index_20_Entry"><text:span text:style-name="T358">runes</text:span>, mirrored. <text:a xlink:type="simple" xlink:href="#rtlm" text:style-name="Internet_20_link" text:visited-style-name="Visited_20_Internet_20_Link"><text:sequence-ref text:reference-format="value" text:ref-name="refFeature81">82</text:sequence-ref></text:a>.</text:p>
        <text:p text:style-name="Index_20_Entry"><text:span text:style-name="T358">runes</text:span>, Short Twig. <text:a xlink:type="simple" xlink:href="#ss15" text:style-name="Internet_20_link" text:visited-style-name="Visited_20_Internet_20_Link"><text:sequence-ref text:reference-format="value" text:ref-name="refFeature26">27</text:sequence-ref></text:a>.</text:p>
        <text:p text:style-name="Index_20_Entry"><text:span text:style-name="T358">runes</text:span>, Younger Futhark. <text:a xlink:type="simple" xlink:href="#ss14" text:style-name="Internet_20_link" text:visited-style-name="Visited_20_Internet_20_Link"><text:sequence-ref text:reference-format="value" text:ref-name="refFeature25">26</text:sequence-ref></text:a>.</text:p>
        <text:p text:style-name="Index_20_Entry"><text:span text:style-name="T358">sS</text:span>, variants of. <text:a xlink:type="simple" xlink:href="#cv25" text:style-name="Internet_20_link" text:visited-style-name="Visited_20_Internet_20_Link"><text:sequence-ref text:reference-format="value" text:ref-name="refFeature52">53</text:sequence-ref></text:a>.</text:p>
        <text:p text:style-name="Index_20_Entry"><text:span text:style-name="T358">s</text:span>, long. <text:a xlink:type="simple" xlink:href="#hist" text:style-name="Internet_20_link" text:visited-style-name="Visited_20_Internet_20_Link"><text:sequence-ref text:reference-format="value" text:ref-name="refFeature15">16</text:sequence-ref></text:a>, <text:a xlink:type="simple" xlink:href="#ss03" text:style-name="Internet_20_link" text:visited-style-name="Visited_20_Internet_20_Link"><text:sequence-ref text:reference-format="value" text:ref-name="refFeature16">17</text:sequence-ref></text:a>.</text:p>
        <text:p text:style-name="Index_20_Entry"><text:span text:style-name="T358">s</text:span>, contextual long. <text:a xlink:type="simple" xlink:href="#ss08" text:style-name="Internet_20_link" text:visited-style-name="Visited_20_Internet_20_Link"><text:sequence-ref text:reference-format="value" text:ref-name="refFeature21">22</text:sequence-ref></text:a>.</text:p>
        <text:p text:style-name="Index_20_Entry"><text:span text:style-name="T358">short twig runes</text:span>. <text:a xlink:type="simple" xlink:href="#ss15" text:style-name="Internet_20_link" text:visited-style-name="Visited_20_Internet_20_Link"><text:sequence-ref text:reference-format="value" text:ref-name="refFeature26">27</text:sequence-ref></text:a>.</text:p>
        <text:p text:style-name="Index_20_Entry"><text:span text:style-name="T358">smcp </text:span>– Small Capitals. <text:a xlink:type="simple" xlink:href="#smcp" text:style-name="Internet_20_link" text:visited-style-name="Visited_20_Internet_20_Link"><text:sequence-ref text:reference-format="value" text:ref-name="refFeature1">2</text:sequence-ref></text:a>.</text:p>
        <text:p text:style-name="Index_20_Entry"><text:span text:style-name="T358">ss01</text:span> – Alternate thorn and eth. <text:a xlink:type="simple" xlink:href="#ss01" text:style-name="Internet_20_link" text:visited-style-name="Visited_20_Internet_20_Link"><text:sequence-ref text:reference-format="value" text:ref-name="refFeature13">14</text:sequence-ref></text:a>.</text:p>
        <text:p text:style-name="Index_20_Entry"><text:span text:style-name="T358">ss02 </text:span>– Insular Letter-Forms. <text:a xlink:type="simple" xlink:href="#ss02" text:style-name="Internet_20_link" text:visited-style-name="Visited_20_Internet_20_Link"><text:sequence-ref text:reference-format="value" text:ref-name="refFeature14">15</text:sequence-ref></text:a>.</text:p>
        <text:p text:style-name="Index_20_Entry"><text:span text:style-name="T358">ss03</text:span> – Long s. <text:a xlink:type="simple" xlink:href="#ss03" text:style-name="Internet_20_link" text:visited-style-name="Visited_20_Internet_20_Link"><text:sequence-ref text:reference-format="value" text:ref-name="refFeature16">17</text:sequence-ref></text:a>.</text:p>
        <text:p text:style-name="Index_20_Entry"><text:span text:style-name="T358">ss04 </text:span>– High Overline. <text:a xlink:type="simple" xlink:href="#ss04" text:style-name="Internet_20_link" text:visited-style-name="Visited_20_Internet_20_Link"><text:sequence-ref text:reference-format="value" text:ref-name="refFeature17">18</text:sequence-ref></text:a>.</text:p>
        <text:p text:style-name="Index_20_Entry"><text:span text:style-name="T358">ss05 </text:span>– Medium-High Overline. <text:a xlink:type="simple" xlink:href="#ss05" text:style-name="Internet_20_link" text:visited-style-name="Visited_20_Internet_20_Link"><text:sequence-ref text:reference-format="value" text:ref-name="refFeature18">19</text:sequence-ref></text:a>.</text:p>
        <text:p text:style-name="Index_20_Entry"><text:span text:style-name="T358">ss06 </text:span>– Enlarged Minuscules. <text:a xlink:type="simple" xlink:href="#ss06" text:style-name="Internet_20_link" text:visited-style-name="Visited_20_Internet_20_Link"><text:sequence-ref text:reference-format="value" text:ref-name="refFeature19">20</text:sequence-ref></text:a>.</text:p>
        <text:p text:style-name="Index_20_Entry"><text:span text:style-name="T358">ss07 </text:span>– Underdotted Text. <text:a xlink:type="simple" xlink:href="#ss07" text:style-name="Internet_20_link" text:visited-style-name="Visited_20_Internet_20_Link"><text:sequence-ref text:reference-format="value" text:ref-name="refFeature20">21</text:sequence-ref></text:a>.</text:p>
        <text:p text:style-name="Index_20_Entry"><text:span text:style-name="T358">ss08 </text:span>– Contextual Long s. <text:a xlink:type="simple" xlink:href="#ss08" text:style-name="Internet_20_link" text:visited-style-name="Visited_20_Internet_20_Link"><text:sequence-ref text:reference-format="value" text:ref-name="refFeature21">22</text:sequence-ref></text:a>.</text:p>
        <text:p text:style-name="Index_20_Entry"><text:span text:style-name="T358">ss11 </text:span>– r Rotunda. <text:a xlink:type="simple" xlink:href="#ss11" text:style-name="Internet_20_link" text:visited-style-name="Visited_20_Internet_20_Link"><text:sequence-ref text:reference-format="value" text:ref-name="refFeature22">23</text:sequence-ref></text:a>.</text:p>
        <text:p text:style-name="Index_20_Entry"><text:span text:style-name="T358">ss12 </text:span>– Early English Futhorc. <text:a xlink:type="simple" xlink:href="#ss12" text:style-name="Internet_20_link" text:visited-style-name="Visited_20_Internet_20_Link"><text:sequence-ref text:reference-format="value" text:ref-name="refFeature23">24</text:sequence-ref></text:a>.</text:p>
        <text:p text:style-name="Index_20_Entry"><text:span text:style-name="T358">ss13 </text:span>– Elder Futhark. <text:a xlink:type="simple" xlink:href="#ss13" text:style-name="Internet_20_link" text:visited-style-name="Visited_20_Internet_20_Link"><text:sequence-ref text:reference-format="value" text:ref-name="refFeature24">25</text:sequence-ref></text:a>.</text:p>
        <text:p text:style-name="Index_20_Entry"><text:span text:style-name="T358">ss14 </text:span>– Younger Futhark. <text:a xlink:type="simple" xlink:href="#ss14" text:style-name="Internet_20_link" text:visited-style-name="Visited_20_Internet_20_Link"><text:sequence-ref text:reference-format="value" text:ref-name="refFeature25">26</text:sequence-ref></text:a>.</text:p>
        <text:p text:style-name="Index_20_Entry"><text:span text:style-name="T358">ss15 </text:span>– Long Branch to Short Twig. <text:a xlink:type="simple" xlink:href="#ss15" text:style-name="Internet_20_link" text:visited-style-name="Visited_20_Internet_20_Link"><text:sequence-ref text:reference-format="value" text:ref-name="refFeature26">27</text:sequence-ref></text:a>.</text:p>
        <text:p text:style-name="Index_20_Entry"><text:span text:style-name="T358">ss16</text:span> – Contextual r Rotunda. <text:a xlink:type="simple" xlink:href="#ss16" text:style-name="Internet_20_link" text:visited-style-name="Visited_20_Internet_20_Link"><text:sequence-ref text:reference-format="value" text:ref-name="refFeature27">28</text:sequence-ref></text:a>.</text:p>
        <text:p text:style-name="Index_20_Entry"><text:span text:style-name="T358">ss18 </text:span>– Old-Style Punctuation Spacing. <text:a xlink:type="simple" xlink:href="#ss18" text:style-name="Internet_20_link" text:visited-style-name="Visited_20_Internet_20_Link"><text:sequence-ref text:reference-format="value" text:ref-name="refFeature28">29</text:sequence-ref></text:a>.</text:p>
        <text:p text:style-name="Index_20_Entry"><text:span text:style-name="T358">ss19 </text:span>– Latin to Gothic Transliteration. <text:a xlink:type="simple" xlink:href="#ss19" text:style-name="Internet_20_link" text:visited-style-name="Visited_20_Internet_20_Link"><text:sequence-ref text:reference-format="value" text:ref-name="refFeature29">30</text:sequence-ref></text:a>.</text:p>
        <text:p text:style-name="Index_20_Entry"><text:span text:style-name="T358">stroke</text:span>, horizontal, variants of. <text:a xlink:type="simple" xlink:href="#cv52" text:style-name="Internet_20_link" text:visited-style-name="Visited_20_Internet_20_Link"><text:sequence-ref text:reference-format="value" text:ref-name="refFeature70">71</text:sequence-ref></text:a>.</text:p>
        <text:p text:style-name="Index_20_Entry"><text:span text:style-name="T358">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358">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358">tT</text:span>, variants of. <text:a xlink:type="simple" xlink:href="#cv26" text:style-name="Internet_20_link" text:visited-style-name="Visited_20_Internet_20_Link"><text:sequence-ref text:reference-format="value" text:ref-name="refFeature53">54</text:sequence-ref></text:a>.</text:p>
        <text:p text:style-name="Index_20_Entry"><text:span text:style-name="T358">tilde</text:span>, combining, variants of. <text:a xlink:type="simple" xlink:href="#cv46" text:style-name="Internet_20_link" text:visited-style-name="Visited_20_Internet_20_Link"><text:sequence-ref text:reference-format="value" text:ref-name="refFeature69">70</text:sequence-ref></text:a>.</text:p>
        <text:p text:style-name="Index_20_Entry"><text:span text:style-name="T358">Tironian nota</text:span>. <text:a xlink:type="simple" xlink:href="#cv40" text:style-name="Internet_20_link" text:visited-style-name="Visited_20_Internet_20_Link"><text:sequence-ref text:reference-format="value" text:ref-name="refFeature63">64</text:sequence-ref></text:a>.</text:p>
        <text:p text:style-name="Index_20_Entry"><text:span text:style-name="T358">tnum </text:span>– Tabular Figures. <text:a xlink:type="simple" xlink:href="#tnum" text:style-name="Internet_20_link" text:visited-style-name="Visited_20_Internet_20_Link"><text:sequence-ref text:reference-format="value" text:ref-name="refFeature8">9</text:sequence-ref></text:a>.</text:p>
        <text:p text:style-name="Index_20_Entry"><text:span text:style-name="T358">vV</text:span>, variants of. <text:a xlink:type="simple" xlink:href="#cv287" text:style-name="Internet_20_link" text:visited-style-name="Visited_20_Internet_20_Link"><text:sequence-ref text:reference-format="value" text:ref-name="refFeature54">55</text:sequence-ref></text:a>.</text:p>
        <text:p text:style-name="Index_20_Entry"><text:span text:style-name="T358">Yogh</text:span>, variants of. <text:a xlink:type="simple" xlink:href="#cv11" text:style-name="Internet_20_link" text:visited-style-name="Visited_20_Internet_20_Link"><text:sequence-ref text:reference-format="value" text:ref-name="refFeature39">40</text:sequence-ref></text:a>.</text:p>
        <text:p text:style-name="Index_20_Entry"><text:span text:style-name="T358">Z</text:span>, variant of. <text:a xlink:type="simple" xlink:href="#cv32" text:style-name="Internet_20_link" text:visited-style-name="Visited_20_Internet_20_Link"><text:sequence-ref text:reference-format="value" text:ref-name="refFeature57">58</text:sequence-ref></text:a>.</text:p>
        <text:p text:style-name="Index_20_Entry"><text:span text:style-name="T358">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358">zigzag</text:span>, combining, variants of. <text:a xlink:type="simple" xlink:href="#cv42" text:style-name="Internet_20_link" text:visited-style-name="Visited_20_Internet_20_Link"><text:sequence-ref text:reference-format="value" text:ref-name="refFeature65">66</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2" svg:font-family="JuniusX" style:font-pitch="variable"/>
    <style:font-face style:name="JuniusX3" svg:font-family="JuniusX" style:font-adornments="Bold" style:font-pitch="variable"/>
    <style:font-face style:name="JuniusX1" svg:font-family="JuniusX" style:font-adornments="Condensed" style:font-pitch="variable"/>
    <style:font-face style:name="JuniusX"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 svg:font-family="JuniusX:cv05"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 svg:font-family="JuniusX:cv24"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34" svg:font-family="JuniusX:cv34" style:font-pitch="variable"/>
    <style:font-face style:name="JuniusX:cv35" svg:font-family="JuniusX:cv35"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1"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3"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8d281e" loext:opacity="100%" style:font-name="JuniusX"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paragraph-properties fo:margin-top="0.2in" fo:margin-bottom="0.0799in" style:contextual-spacing="false" fo:text-align="center" style:justify-single-word="fals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1-01T21:42:05.581022726</dc:date>
    <meta:editing-duration>P5DT9H46M57S</meta:editing-duration>
    <meta:editing-cycles>240</meta:editing-cycles>
    <meta:generator>LibreOffice/7.0.1.2$MacOSX_X86_64 LibreOffice_project/7cbcfc562f6eb6708b5ff7d7397325de9e764452</meta:generator>
    <meta:print-date>2020-10-21T09:40:57.846013746</meta:print-date>
    <meta:document-statistic meta:table-count="0" meta:image-count="0" meta:object-count="0" meta:page-count="15" meta:paragraph-count="476" meta:word-count="3800" meta:character-count="22751" meta:non-whitespace-character-count="18923"/>
  </office:meta>
</office:document-meta>
</file>